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40000007ADF675259.jpg"/>
  <manifest:file-entry manifest:media-type="image/jpeg" manifest:full-path="Pictures/1000000000000358000001BC08027EAE.jpg"/>
  <manifest:file-entry manifest:media-type="image/jpeg" manifest:full-path="Pictures/100000000000017B00000063516DB611.jpg"/>
  <manifest:file-entry manifest:media-type="image/jpeg" manifest:full-path="Pictures/1000000000000649000001BCF7A774ED.jpg"/>
  <manifest:file-entry manifest:media-type="image/jpeg" manifest:full-path="Pictures/1000000000000053000000538CD250B5.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Title-title">
      <style:graphic-properties draw:stroke="none" draw:fill="none" draw:fill-color="#df0029" draw:textarea-horizontal-align="left" draw:textarea-vertical-align="bottom" draw:auto-grow-height="true" draw:auto-grow-width="false" fo:min-height="4.235cm" fo:min-width="0cm" fo:padding-top="0cm" fo:padding-bottom="0cm" fo:padding-left="0.25cm" fo:padding-right="0.25cm" draw:shadow="hidden" draw:shadow-color="#6b6b6b"/>
    </style:style>
    <style:style style:name="pr2" style:family="presentation" style:parent-style-name="Title-subtitle">
      <style:graphic-properties draw:stroke="none" draw:fill="none" draw:fill-color="#df0029" draw:textarea-horizontal-align="left" draw:textarea-vertical-align="top" draw:auto-grow-height="true" draw:auto-grow-width="false" fo:min-height="2.894cm" fo:min-width="0cm" fo:padding-top="0cm" fo:padding-bottom="0cm" fo:padding-left="0.25cm" fo:padding-right="0.25cm" draw:shadow="hidden" draw:shadow-color="#6b6b6b"/>
    </style:style>
    <style:style style:name="pr3" style:family="presentation" style:parent-style-name="Title-notes">
      <style:graphic-properties draw:fill-color="#ffffff" fo:min-height="11.642cm"/>
    </style:style>
    <style:style style:name="pr4" style:family="presentation" style:parent-style-name="Bullet-title">
      <style:graphic-properties draw:stroke="none" draw:fill="none" draw:fill-color="#df0029" draw:textarea-horizontal-align="left" draw:textarea-vertical-align="middle" draw:auto-grow-height="true" draw:auto-grow-width="false" fo:min-height="2.753cm" fo:min-width="0cm" fo:padding-top="0cm" fo:padding-bottom="0cm" fo:padding-left="0cm" fo:padding-right="0cm" draw:shadow="hidden" draw:shadow-color="#6b6b6b"/>
    </style:style>
    <style:style style:name="pr5" style:family="presentation" style:parent-style-name="Bullet-outline1" style:list-style-name="L3">
      <style:graphic-properties draw:stroke="none" draw:fill="none" draw:fill-color="#df0029" draw:textarea-horizontal-align="left" draw:textarea-vertical-align="top" draw:auto-grow-height="true" draw:auto-grow-width="false" fo:min-height="12.375cm" fo:min-width="0cm" fo:padding-top="0cm" fo:padding-bottom="0cm" fo:padding-left="0cm" fo:padding-right="0cm" draw:shadow="hidden" draw:shadow-color="#6b6b6b"/>
    </style:style>
    <style:style style:name="pr6" style:family="presentation" style:parent-style-name="Bullet-notes">
      <style:graphic-properties draw:fill-color="#ffffff" fo:min-height="11.642cm"/>
    </style:style>
    <style:style style:name="pr7" style:family="presentation" style:parent-style-name="Bullet-outline1" style:list-style-name="L3">
      <style:graphic-properties draw:stroke="none" draw:fill="none" draw:fill-color="#df0029" draw:textarea-horizontal-align="left" draw:textarea-vertical-align="top" draw:auto-grow-height="true" draw:auto-grow-width="false" fo:min-height="12.375cm" fo:min-width="0cm" fo:padding-top="0cm" fo:padding-bottom="0cm" fo:padding-left="0cm" fo:padding-right="0cm" draw:shadow="hidden" draw:shadow-color="#6b6b6b"/>
    </style:style>
    <style:style style:name="pr8" style:family="presentation" style:parent-style-name="Bullet-outline1" style:list-style-name="L3">
      <style:graphic-properties draw:stroke="none" draw:fill="none" draw:fill-color="#df0029" draw:textarea-horizontal-align="left" draw:textarea-vertical-align="top" draw:auto-grow-height="true" draw:auto-grow-width="false" fo:min-height="12.375cm" fo:min-width="0cm" fo:padding-top="0cm" fo:padding-bottom="0cm" fo:padding-left="0cm" fo:padding-right="0cm" draw:shadow="hidden" draw:shadow-color="#6b6b6b"/>
    </style:style>
    <style:style style:name="pr9" style:family="presentation" style:parent-style-name="Bullet-title">
      <style:graphic-properties draw:fill-color="#ffffff" fo:min-height="2.753cm"/>
    </style:style>
    <style:style style:name="pr10" style:family="presentation" style:parent-style-name="Bullet-outline1" style:list-style-name="L3">
      <style:graphic-properties draw:stroke="none" draw:fill="none" draw:fill-color="#df0029" draw:textarea-horizontal-align="left" draw:textarea-vertical-align="top" draw:auto-grow-height="true" draw:auto-grow-width="false" fo:min-height="12.375cm" fo:min-width="0cm" fo:padding-top="0cm" fo:padding-bottom="0cm" fo:padding-left="0cm" fo:padding-right="0cm" draw:shadow="hidden" draw:shadow-color="#6b6b6b"/>
    </style:style>
    <style:style style:name="pr11" style:family="presentation" style:parent-style-name="Bullet-outline1" style:list-style-name="L3">
      <style:graphic-properties draw:stroke="none" draw:fill="none" draw:fill-color="#df0029" draw:textarea-horizontal-align="left" draw:textarea-vertical-align="top" draw:auto-grow-height="true" draw:auto-grow-width="false" fo:min-height="12.375cm" fo:min-width="0cm" fo:padding-top="0cm" fo:padding-bottom="0cm" fo:padding-left="0cm" fo:padding-right="0cm" draw:shadow="hidden" draw:shadow-color="#6b6b6b"/>
    </style:style>
    <style:style style:name="pr12" style:family="presentation" style:parent-style-name="Bullet-outline1" style:list-style-name="L3">
      <style:graphic-properties draw:stroke="none" draw:fill="none" draw:fill-color="#df0029" draw:textarea-horizontal-align="left" draw:textarea-vertical-align="top" draw:auto-grow-height="true" draw:auto-grow-width="false" fo:min-height="12.375cm" fo:min-width="0cm" fo:padding-top="0cm" fo:padding-bottom="0cm" fo:padding-left="0cm" fo:padding-right="0cm" draw:shadow="hidden" draw:shadow-color="#6b6b6b"/>
    </style:style>
    <style:style style:name="pr13" style:family="presentation" style:parent-style-name="Bullet-outline1" style:list-style-name="L3">
      <style:graphic-properties draw:stroke="none" draw:fill="none" draw:fill-color="#df0029" draw:textarea-horizontal-align="left" draw:textarea-vertical-align="top" draw:auto-grow-height="true" draw:auto-grow-width="false" fo:min-height="12.375cm" fo:min-width="0cm" fo:padding-top="0cm" fo:padding-bottom="0cm" fo:padding-left="0cm" fo:padding-right="0cm" draw:shadow="hidden" draw:shadow-color="#6b6b6b"/>
    </style:style>
    <style:style style:name="pr14" style:family="presentation" style:parent-style-name="Section_20_Break-title">
      <style:graphic-properties draw:stroke="none" draw:fill="none" draw:fill-color="#bbe0e3" draw:textarea-horizontal-align="right" draw:textarea-vertical-align="middle" draw:auto-grow-height="true" draw:auto-grow-width="false" fo:min-height="3.176cm" fo:min-width="0cm" fo:padding-top="0.13cm" fo:padding-bottom="0.13cm" fo:padding-left="0.25cm" fo:padding-right="0.25cm" draw:shadow="hidden" draw:shadow-color="#808080"/>
    </style:style>
    <style:style style:name="pr15" style:family="presentation" style:parent-style-name="Section_20_Break-notes">
      <style:graphic-properties draw:fill-color="#ffffff" fo:min-height="11.642cm"/>
    </style:style>
    <style:style style:name="pr16" style:family="presentation" style:parent-style-name="Bullet-outline1" style:list-style-name="L3">
      <style:graphic-properties draw:stroke="none" draw:fill="none" draw:fill-color="#df0029" draw:textarea-horizontal-align="left" draw:textarea-vertical-align="top" draw:auto-grow-height="true" draw:auto-grow-width="false" fo:min-height="12.375cm" fo:min-width="0cm" fo:padding-top="0cm" fo:padding-bottom="0cm" fo:padding-left="0cm" fo:padding-right="0cm" draw:shadow="hidden" draw:shadow-color="#6b6b6b"/>
    </style:style>
    <style:style style:name="pr17" style:family="presentation" style:parent-style-name="Bullet-outline1" style:list-style-name="L3">
      <style:graphic-properties draw:stroke="none" draw:fill="none" draw:fill-color="#df0029" draw:textarea-horizontal-align="left" draw:textarea-vertical-align="top" draw:auto-grow-height="true" draw:auto-grow-width="false" fo:min-height="12.375cm" fo:min-width="0cm" fo:padding-top="0cm" fo:padding-bottom="0cm" fo:padding-left="0cm" fo:padding-right="0cm" draw:shadow="hidden" draw:shadow-color="#6b6b6b"/>
    </style:style>
    <style:style style:name="pr18" style:family="presentation" style:parent-style-name="Bullet-outline1" style:list-style-name="L3">
      <style:graphic-properties draw:stroke="none" draw:fill="none" draw:fill-color="#df0029" draw:textarea-horizontal-align="left" draw:textarea-vertical-align="top" draw:auto-grow-height="true" draw:auto-grow-width="false" fo:min-height="12.375cm" fo:min-width="0cm" fo:padding-top="0cm" fo:padding-bottom="0cm" fo:padding-left="0cm" fo:padding-right="0cm" draw:shadow="hidden" draw:shadow-color="#6b6b6b"/>
    </style:style>
    <style:style style:name="pr19" style:family="presentation" style:parent-style-name="Bullet-outline1" style:list-style-name="L3">
      <style:graphic-properties draw:stroke="none" draw:fill="none" draw:fill-color="#df0029" draw:textarea-horizontal-align="left" draw:textarea-vertical-align="top" draw:auto-grow-height="true" draw:auto-grow-width="false" fo:min-height="12.375cm" fo:min-width="0cm" fo:padding-top="0cm" fo:padding-bottom="0cm" fo:padding-left="0cm" fo:padding-right="0cm" draw:shadow="hidden" draw:shadow-color="#6b6b6b"/>
    </style:style>
    <style:style style:name="pr20" style:family="presentation" style:parent-style-name="Bullet-outline1" style:list-style-name="L3">
      <style:graphic-properties draw:stroke="none" draw:fill="none" draw:fill-color="#df0029" draw:textarea-horizontal-align="left" draw:textarea-vertical-align="top" draw:auto-grow-height="true" draw:auto-grow-width="false" fo:min-height="12.375cm" fo:min-width="0cm" fo:padding-top="0cm" fo:padding-bottom="0cm" fo:padding-left="0cm" fo:padding-right="0cm" draw:shadow="hidden" draw:shadow-color="#6b6b6b"/>
    </style:style>
    <style:style style:name="pr21" style:family="presentation" style:parent-style-name="Bullet-outline1" style:list-style-name="L3">
      <style:graphic-properties draw:stroke="none" draw:fill="none" draw:fill-color="#df0029" draw:textarea-horizontal-align="left" draw:textarea-vertical-align="top" draw:auto-grow-height="true" draw:auto-grow-width="false" fo:min-height="12.375cm" fo:min-width="0cm" fo:padding-top="0cm" fo:padding-bottom="0cm" fo:padding-left="0cm" fo:padding-right="0cm" draw:shadow="hidden" draw:shadow-color="#6b6b6b"/>
    </style:style>
    <style:style style:name="pr22" style:family="presentation" style:parent-style-name="Bullet-outline1" style:list-style-name="L3">
      <style:graphic-properties draw:stroke="none" draw:fill="none" draw:fill-color="#df0029" draw:textarea-horizontal-align="left" draw:textarea-vertical-align="top" draw:auto-grow-height="true" draw:auto-grow-width="false" fo:min-height="12.375cm" fo:min-width="0cm" fo:padding-top="0cm" fo:padding-bottom="0cm" fo:padding-left="0cm" fo:padding-right="0cm" draw:shadow="hidden" draw:shadow-color="#6b6b6b"/>
    </style:style>
    <style:style style:name="pr23" style:family="presentation" style:parent-style-name="Bullet-outline1" style:list-style-name="L3">
      <style:graphic-properties draw:stroke="none" draw:fill="none" draw:fill-color="#df0029" draw:textarea-horizontal-align="left" draw:textarea-vertical-align="top" draw:auto-grow-height="true" draw:auto-grow-width="false" fo:min-height="12.375cm" fo:min-width="0cm" fo:padding-top="0cm" fo:padding-bottom="0cm" fo:padding-left="0cm" fo:padding-right="0cm" draw:shadow="hidden" draw:shadow-color="#6b6b6b"/>
    </style:style>
    <style:style style:name="pr24" style:family="presentation" style:parent-style-name="Bullet-outline1" style:list-style-name="L3">
      <style:graphic-properties draw:stroke="none" draw:fill="none" draw:fill-color="#df0029" draw:textarea-horizontal-align="left" draw:textarea-vertical-align="top" draw:auto-grow-height="true" draw:auto-grow-width="false" fo:min-height="12.375cm" fo:min-width="0cm" fo:padding-top="0cm" fo:padding-bottom="0cm" fo:padding-left="0cm" fo:padding-right="0cm" draw:shadow="hidden" draw:shadow-color="#6b6b6b"/>
    </style:style>
    <style:style style:name="pr25" style:family="presentation" style:parent-style-name="Bullet-outline1" style:list-style-name="L3">
      <style:graphic-properties draw:stroke="none" draw:fill="none" draw:fill-color="#df0029" draw:textarea-horizontal-align="left" draw:textarea-vertical-align="top" draw:auto-grow-height="true" draw:auto-grow-width="false" fo:min-height="12.375cm" fo:min-width="0cm" fo:padding-top="0cm" fo:padding-bottom="0cm" fo:padding-left="0cm" fo:padding-right="0cm" draw:shadow="hidden" draw:shadow-color="#6b6b6b"/>
    </style:style>
    <style:style style:name="pr26" style:family="presentation" style:parent-style-name="Logo-notes">
      <style:graphic-properties draw:fill-color="#ffffff" fo:min-height="11.642cm"/>
    </style:style>
    <style:style style:name="pr27" style:family="presentation" style:parent-style-name="Disclaimer-outline1" style:list-style-name="L8">
      <style:graphic-properties draw:stroke="none" draw:fill="none" draw:fill-color="#cccccd" draw:textarea-horizontal-align="left" draw:textarea-vertical-align="top" draw:auto-grow-height="true" draw:auto-grow-width="false" fo:min-height="8.755cm" fo:min-width="0cm" fo:padding-top="0.127cm" fo:padding-bottom="0.127cm" fo:padding-left="0.254cm" fo:padding-right="0.254cm" draw:shadow="hidden" draw:shadow-color="#808080"/>
    </style:style>
    <style:style style:name="pr28" style:family="presentation" style:parent-style-name="Disclaimer-notes">
      <style:graphic-properties draw:fill-color="#ffffff" fo:min-height="11.642cm"/>
    </style:style>
    <style:style style:name="P1" style:family="paragraph">
      <style:paragraph-properties fo:margin-left="0cm" fo:margin-right="0cm" fo:line-height="96%" text:enable-numbering="false" fo:text-indent="0cm"/>
    </style:style>
    <style:style style:name="P2" style:family="paragraph">
      <style:paragraph-properties fo:margin-left="0cm" fo:margin-right="0cm" fo:line-height="96%" text:enable-numbering="false" fo:text-indent="0cm" style:writing-mode="lr-tb"/>
    </style:style>
    <style:style style:name="P3" style:family="paragraph">
      <style:paragraph-properties fo:margin-left="0.33cm" fo:margin-right="0cm" fo:line-height="105%" text:enable-numbering="false" fo:text-indent="0cm"/>
    </style:style>
    <style:style style:name="P4" style:family="paragraph">
      <style:paragraph-properties fo:margin-left="0cm" fo:margin-right="0cm" fo:line-height="105%" text:enable-numbering="false" fo:text-indent="0cm" style:writing-mode="lr-tb"/>
    </style:style>
    <style:style style:name="P5" style:family="paragraph">
      <style:paragraph-properties fo:margin-left="0cm" fo:margin-right="0cm" fo:text-indent="0cm"/>
    </style:style>
    <style:style style:name="P6" style:family="paragraph">
      <style:paragraph-properties fo:margin-left="0cm" fo:margin-right="0cm" text:enable-numbering="false" fo:text-indent="0cm"/>
    </style:style>
    <style:style style:name="P7" style:family="paragraph">
      <style:paragraph-properties fo:margin-left="0cm" fo:margin-right="0cm" text:enable-numbering="false" fo:text-indent="0cm" style:writing-mode="lr-tb"/>
    </style:style>
    <style:style style:name="P8" style:family="paragraph">
      <style:paragraph-properties fo:margin-left="0cm" fo:margin-right="0cm" fo:margin-top="0cm" fo:margin-bottom="0cm" text:enable-numbering="false" fo:text-indent="0cm"/>
    </style:style>
    <style:style style:name="P9" style:family="paragraph">
      <style:paragraph-properties fo:margin-left="1.27cm" fo:margin-right="0cm" text:enable-numbering="true" fo:text-indent="-0.457cm"/>
    </style:style>
    <style:style style:name="P10" style:family="paragraph">
      <style:paragraph-properties fo:margin-left="1.6cm" fo:margin-right="0cm" text:enable-numbering="true" fo:text-indent="-0.494cm"/>
    </style:style>
    <style:style style:name="P11" style:family="paragraph">
      <style:paragraph-properties fo:margin-left="1.27cm" fo:margin-right="0cm" text:enable-numbering="true" fo:text-indent="-0.635cm"/>
    </style:style>
    <style:style style:name="P12" style:family="paragraph">
      <style:paragraph-properties fo:margin-left="1.27cm" fo:margin-right="0cm" text:enable-numbering="false" fo:text-indent="-0.635cm"/>
    </style:style>
    <style:style style:name="P13" style:family="paragraph">
      <style:paragraph-properties fo:margin-left="0.789cm" fo:margin-right="0cm" fo:margin-top="0.176cm" fo:margin-bottom="0cm" text:enable-numbering="false" fo:text-indent="-0.459cm"/>
    </style:style>
    <style:style style:name="P14" style:family="paragraph">
      <style:paragraph-properties fo:margin-left="0cm" fo:margin-right="0cm" fo:margin-top="0cm" fo:margin-bottom="0cm" text:enable-numbering="false" fo:text-indent="0cm" style:writing-mode="lr-tb"/>
    </style:style>
    <style:style style:name="P15" style:family="paragraph">
      <style:paragraph-properties fo:margin-left="0cm" fo:margin-right="0cm" fo:text-indent="0cm"/>
      <style:text-properties fo:font-size="12pt"/>
    </style:style>
    <style:style style:name="P16" style:family="paragraph">
      <style:paragraph-properties fo:margin-left="1.6cm" fo:margin-right="0cm" text:enable-numbering="false" fo:text-indent="-0.494cm"/>
    </style:style>
    <style:style style:name="P17" style:family="paragraph">
      <style:paragraph-properties fo:margin-left="1.27cm" fo:margin-right="0cm" text:enable-numbering="false" fo:text-indent="-0.457cm"/>
    </style:style>
    <style:style style:name="P18" style:family="paragraph">
      <style:paragraph-properties fo:margin-left="2.385cm" fo:margin-right="0cm" text:enable-numbering="true" fo:text-indent="-0.467cm"/>
    </style:style>
    <style:style style:name="P19" style:family="paragraph">
      <style:paragraph-properties fo:margin-left="1.27cm" fo:margin-right="0cm" fo:text-indent="-0.635cm"/>
    </style:style>
    <style:style style:name="P20" style:family="paragraph">
      <style:paragraph-properties fo:margin-left="1.6cm" fo:margin-right="0cm" fo:text-indent="-0.494cm"/>
    </style:style>
    <style:style style:name="P21" style:family="paragraph">
      <style:paragraph-properties fo:margin-left="2.385cm" fo:margin-right="0cm" text:enable-numbering="false" fo:text-indent="-0.467cm"/>
    </style:style>
    <style:style style:name="P22" style:family="paragraph">
      <style:paragraph-properties fo:margin-left="3.02cm" fo:margin-right="0cm" text:enable-numbering="false" fo:text-indent="-0.317cm"/>
    </style:style>
    <style:style style:name="P23" style:family="paragraph">
      <style:paragraph-properties fo:margin-left="0.952cm" fo:margin-right="0cm" fo:margin-top="0.105cm" fo:margin-bottom="0cm" text:enable-numbering="false" fo:text-indent="0cm"/>
    </style:style>
    <style:style style:name="P24" style:family="paragraph">
      <style:paragraph-properties fo:margin-left="0.952cm" fo:margin-right="0cm" fo:text-indent="-0.952cm" style:writing-mode="lr-tb"/>
    </style:style>
    <style:style style:name="T1" style:family="text">
      <style:text-properties fo:color="#ffffff" fo:font-size="44pt" fo:language="en" fo:country="US" fo:font-weight="normal" style:font-size-asian="45pt" style:font-size-complex="45pt"/>
    </style:style>
    <style:style style:name="T2" style:family="text">
      <style:text-properties fo:color="#ffffff" fo:font-size="21pt" fo:language="en" fo:country="GB" fo:font-weight="normal" style:font-size-asian="21pt" style:font-size-complex="21pt"/>
    </style:style>
    <style:style style:name="T3" style:family="text">
      <style:text-properties fo:color="#ffffff" fo:font-size="22pt" fo:language="en" fo:country="GB" fo:font-weight="normal" style:font-size-asian="21pt" style:font-size-complex="21pt"/>
    </style:style>
    <style:style style:name="T4" style:family="text">
      <style:text-properties fo:font-weight="bold"/>
    </style:style>
    <style:style style:name="T5" style:family="text">
      <style:text-properties fo:font-size="14pt" style:font-size-asian="14pt" style:font-size-complex="14pt"/>
    </style:style>
    <style:style style:name="T6" style:family="text">
      <style:text-properties style:text-position="super 58%"/>
    </style:style>
    <style:style style:name="T7" style:family="text">
      <style:text-properties fo:font-weight="normal"/>
    </style:style>
    <style:style style:name="T8" style:family="text">
      <style:text-properties fo:font-family="Arial" style:font-style-name="Regular" style:font-family-generic="swiss" style:font-pitch="variable" fo:font-weight="normal" style:font-family-asian="Arial" style:font-style-name-asian="Regular" style:font-family-generic-asian="swiss" style:font-pitch-asian="variable" style:font-family-complex="Arial" style:font-style-name-complex="Regular" style:font-family-generic-complex="swiss" style:font-pitch-complex="variable"/>
    </style:style>
    <style:style style:name="T9" style:family="text">
      <style:text-properties fo:color="#ffffff" fo:font-weight="bold"/>
    </style:style>
    <style:style style:name="T10" style:family="text">
      <style:text-properties fo:color="#ffffff"/>
    </style:style>
    <text:list-style style:name="L1">
      <text:list-level-style-bullet text:level="1" text:bullet-char="•">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5a5a5f" fo:font-size="100%"/>
      </text:list-level-style-bullet>
      <text:list-level-style-bullet text:level="2" text:bullet-char="•">
        <style:list-level-properties text:space-before="0.33cm"/>
        <style:text-properties fo:font-family="Arial" style:font-family-generic="swiss" style:font-pitch="variable" fo:color="#5a5a5f" fo:font-size="80%"/>
      </text:list-level-style-bullet>
      <text:list-level-style-bullet text:level="3" text:bullet-char="–">
        <style:list-level-properties text:space-before="1.106cm"/>
        <style:text-properties fo:font-family="Arial" style:font-family-generic="swiss" style:font-pitch="variable" fo:color="#5a5a5f" fo:font-size="100%"/>
      </text:list-level-style-bullet>
      <text:list-level-style-bullet text:level="4" text:bullet-char="–">
        <style:list-level-properties text:space-before="1.918cm"/>
        <style:text-properties fo:font-family="Arial" style:font-family-generic="swiss" style:font-pitch="variable" fo:color="#5a5a5f" fo:font-size="100%"/>
      </text:list-level-style-bullet>
      <text:list-level-style-bullet text:level="5" text:bullet-char="»">
        <style:list-level-properties text:space-before="2.703cm"/>
        <style:text-properties fo:font-family="Arial" style:font-family-generic="swiss" style:font-pitch="variable" fo:color="#5a5a5f" fo:font-size="100%"/>
      </text:list-level-style-bullet>
      <text:list-level-style-bullet text:level="6" text:bullet-char="»">
        <style:list-level-properties text:space-before="2.703cm"/>
        <style:text-properties fo:font-family="Arial" style:font-family-generic="swiss" style:font-pitch="variable" fo:color="#5a5a5f" fo:font-size="100%"/>
      </text:list-level-style-bullet>
      <text:list-level-style-bullet text:level="7" text:bullet-char="»">
        <style:list-level-properties text:space-before="2.703cm"/>
        <style:text-properties fo:font-family="Arial" style:font-family-generic="swiss" style:font-pitch="variable" fo:color="#5a5a5f" fo:font-size="100%"/>
      </text:list-level-style-bullet>
      <text:list-level-style-bullet text:level="8" text:bullet-char="»">
        <style:list-level-properties text:space-before="2.703cm"/>
        <style:text-properties fo:font-family="Arial" style:font-family-generic="swiss" style:font-pitch="variable" fo:color="#5a5a5f" fo:font-size="100%"/>
      </text:list-level-style-bullet>
      <text:list-level-style-bullet text:level="9" text:bullet-char="»">
        <style:list-level-properties text:space-before="2.703cm"/>
        <style:text-properties fo:font-family="Arial" style:font-family-generic="swiss" style:font-pitch="variable" fo:color="#5a5a5f" fo:font-size="100%"/>
      </text:list-level-style-bullet>
    </text:list-style>
    <text:list-style style:name="L3">
      <text:list-level-style-bullet text:level="1" text:bullet-char="•">
        <style:text-properties fo:font-family="Arial" style:font-family-generic="swiss" style:font-pitch="variable" fo:color="#5a5a5f" fo:font-size="100%"/>
      </text:list-level-style-bullet>
      <text:list-level-style-bullet text:level="2" text:bullet-char="•">
        <style:list-level-properties text:space-before="0.813cm" text:min-label-width="0.457cm"/>
        <style:text-properties fo:font-family="Arial" style:font-family-generic="swiss" style:font-pitch="variable" fo:color="#5a5a5f" fo:font-size="80%"/>
      </text:list-level-style-bullet>
      <text:list-level-style-bullet text:level="3" text:bullet-char="–">
        <style:list-level-properties text:space-before="1.106cm" text:min-label-width="0.494cm"/>
        <style:text-properties fo:font-family="Arial" style:font-family-generic="swiss" style:font-pitch="variable" fo:color="#5a5a5f" fo:font-size="100%"/>
      </text:list-level-style-bullet>
      <text:list-level-style-bullet text:level="4" text:bullet-char="–">
        <style:list-level-properties text:space-before="1.918cm" text:min-label-width="0.467cm"/>
        <style:text-properties fo:font-family="Arial" style:font-family-generic="swiss" style:font-pitch="variable" fo:color="#5a5a5f" fo:font-size="100%"/>
      </text:list-level-style-bullet>
      <text:list-level-style-bullet text:level="5" text:bullet-char="»">
        <style:list-level-properties text:space-before="2.703cm" text:min-label-width="0.317cm"/>
        <style:text-properties fo:font-family="Arial" style:font-family-generic="swiss" style:font-pitch="variable" fo:color="#5a5a5f" fo:font-size="100%"/>
      </text:list-level-style-bullet>
      <text:list-level-style-bullet text:level="6" text:bullet-char="»">
        <style:list-level-properties text:space-before="2.703cm" text:min-label-width="0.317cm"/>
        <style:text-properties fo:font-family="Arial" style:font-family-generic="swiss" style:font-pitch="variable" fo:color="#5a5a5f" fo:font-size="100%"/>
      </text:list-level-style-bullet>
      <text:list-level-style-bullet text:level="7" text:bullet-char="»">
        <style:list-level-properties text:space-before="2.703cm" text:min-label-width="0.317cm"/>
        <style:text-properties fo:font-family="Arial" style:font-family-generic="swiss" style:font-pitch="variable" fo:color="#5a5a5f" fo:font-size="100%"/>
      </text:list-level-style-bullet>
      <text:list-level-style-bullet text:level="8" text:bullet-char="»">
        <style:list-level-properties text:space-before="2.703cm" text:min-label-width="0.317cm"/>
        <style:text-properties fo:font-family="Arial" style:font-family-generic="swiss" style:font-pitch="variable" fo:color="#5a5a5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Arial" style:font-family-generic="swiss" style:font-pitch="variable" fo:color="#5a5a5f" fo:font-size="100%"/>
      </text:list-level-style-bullet>
      <text:list-level-style-bullet text:level="2" text:bullet-char="•">
        <style:list-level-properties text:space-before="0.635cm" text:min-label-width="0.635cm"/>
        <style:text-properties fo:font-family="Arial" style:font-family-generic="swiss" style:font-pitch="variable" fo:color="#5a5a5f" fo:font-size="80%"/>
      </text:list-level-style-bullet>
      <text:list-level-style-bullet text:level="3" text:bullet-char="–">
        <style:list-level-properties text:space-before="1.106cm" text:min-label-width="0.494cm"/>
        <style:text-properties fo:font-family="Arial" style:font-family-generic="swiss" style:font-pitch="variable" fo:color="#5a5a5f" fo:font-size="100%"/>
      </text:list-level-style-bullet>
      <text:list-level-style-bullet text:level="4" text:bullet-char="–">
        <style:list-level-properties text:space-before="1.918cm" text:min-label-width="0.467cm"/>
        <style:text-properties fo:font-family="Arial" style:font-family-generic="swiss" style:font-pitch="variable" fo:color="#5a5a5f" fo:font-size="100%"/>
      </text:list-level-style-bullet>
      <text:list-level-style-bullet text:level="5" text:bullet-char="»">
        <style:list-level-properties text:space-before="2.703cm" text:min-label-width="0.317cm"/>
        <style:text-properties fo:font-family="Arial" style:font-family-generic="swiss" style:font-pitch="variable" fo:color="#5a5a5f" fo:font-size="100%"/>
      </text:list-level-style-bullet>
      <text:list-level-style-bullet text:level="6" text:bullet-char="»">
        <style:list-level-properties text:space-before="2.703cm" text:min-label-width="0.317cm"/>
        <style:text-properties fo:font-family="Arial" style:font-family-generic="swiss" style:font-pitch="variable" fo:color="#5a5a5f" fo:font-size="100%"/>
      </text:list-level-style-bullet>
      <text:list-level-style-bullet text:level="7" text:bullet-char="»">
        <style:list-level-properties text:space-before="2.703cm" text:min-label-width="0.317cm"/>
        <style:text-properties fo:font-family="Arial" style:font-family-generic="swiss" style:font-pitch="variable" fo:color="#5a5a5f" fo:font-size="100%"/>
      </text:list-level-style-bullet>
      <text:list-level-style-bullet text:level="8" text:bullet-char="»">
        <style:list-level-properties text:space-before="2.703cm" text:min-label-width="0.317cm"/>
        <style:text-properties fo:font-family="Arial" style:font-family-generic="swiss" style:font-pitch="variable" fo:color="#5a5a5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Arial" style:font-family-generic="swiss" style:font-pitch="variable" fo:color="#5a5a5f" fo:font-size="100%"/>
      </text:list-level-style-bullet>
      <text:list-level-style-bullet text:level="2" text:bullet-char="•">
        <style:list-level-properties text:space-before="0.33cm" text:min-label-width="0.459cm"/>
        <style:text-properties fo:font-family="Arial" style:font-family-generic="swiss" style:font-pitch="variable" fo:color="#5a5a5f" fo:font-size="80%"/>
      </text:list-level-style-bullet>
      <text:list-level-style-bullet text:level="3" text:bullet-char="–">
        <style:list-level-properties text:space-before="1.106cm" text:min-label-width="0.494cm"/>
        <style:text-properties fo:font-family="Arial" style:font-family-generic="swiss" style:font-pitch="variable" fo:color="#5a5a5f" fo:font-size="100%"/>
      </text:list-level-style-bullet>
      <text:list-level-style-bullet text:level="4" text:bullet-char="–">
        <style:list-level-properties text:space-before="1.918cm" text:min-label-width="0.467cm"/>
        <style:text-properties fo:font-family="Arial" style:font-family-generic="swiss" style:font-pitch="variable" fo:color="#5a5a5f" fo:font-size="100%"/>
      </text:list-level-style-bullet>
      <text:list-level-style-bullet text:level="5" text:bullet-char="»">
        <style:list-level-properties text:space-before="2.703cm" text:min-label-width="0.317cm"/>
        <style:text-properties fo:font-family="Arial" style:font-family-generic="swiss" style:font-pitch="variable" fo:color="#5a5a5f" fo:font-size="100%"/>
      </text:list-level-style-bullet>
      <text:list-level-style-bullet text:level="6" text:bullet-char="»">
        <style:list-level-properties text:space-before="2.703cm" text:min-label-width="0.317cm"/>
        <style:text-properties fo:font-family="Arial" style:font-family-generic="swiss" style:font-pitch="variable" fo:color="#5a5a5f" fo:font-size="100%"/>
      </text:list-level-style-bullet>
      <text:list-level-style-bullet text:level="7" text:bullet-char="»">
        <style:list-level-properties text:space-before="2.703cm" text:min-label-width="0.317cm"/>
        <style:text-properties fo:font-family="Arial" style:font-family-generic="swiss" style:font-pitch="variable" fo:color="#5a5a5f" fo:font-size="100%"/>
      </text:list-level-style-bullet>
      <text:list-level-style-bullet text:level="8" text:bullet-char="»">
        <style:list-level-properties text:space-before="2.703cm" text:min-label-width="0.317cm"/>
        <style:text-properties fo:font-family="Arial" style:font-family-generic="swiss" style:font-pitch="variable" fo:color="#5a5a5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space-before="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Title Slide" draw:style-name="dp1" draw:master-page-name="Title" presentation:presentation-page-layout-name="AL1T0">
        <draw:frame presentation:style-name="pr1" draw:text-style-name="P2" draw:layer="layout" svg:width="22.231cm" svg:height="4.235cm" svg:x="2.646cm" svg:y="2.79cm" presentation:class="title">
          <draw:text-box>
            <text:p text:style-name="P1"><text:span text:style-name="T1">Spreadsheet Compatibility</text:span><text:span text:style-name="T2"><text:line-break/></text:span><text:span text:style-name="T3">Backwards, Forwards, and Sideways</text:span></text:p>
          </draw:text-box>
        </draw:frame>
        <draw:frame presentation:style-name="pr2" draw:text-style-name="P4" draw:layer="layout" svg:width="6.037cm" svg:height="2.956cm" svg:x="2.642cm" svg:y="8.484cm" presentation:class="subtitle" presentation:user-transformed="true">
          <draw:text-box>
            <text:list text:style-name="L2">
              <text:list-item>
                <text:list>
                  <text:list-item>
                    <text:p text:style-name="P3"><text:span text:style-name="T4">Jody Goldberg</text:span></text:p>
                  </text:list-item>
                </text:list>
              </text:list-item>
            </text:list>
            <text:list text:style-name="L2">
              <text:list-item>
                <text:list>
                  <text:list-item>
                    <text:p text:style-name="P3"><text:span text:style-name="T5"><text:a xlink:href="mailto:jody@novell.com">jody@novell.com</text:a></text:span></text:p>
                  </text:list-item>
                </text:list>
              </text:list-item>
            </text:list>
            <text:list text:style-name="L2">
              <text:list-item>
                <text:list>
                  <text:list-item>
                    <text:p text:style-name="P3"><text:span text:style-name="T5">OooCon 2006</text:span></text:p>
                  </text:list-item>
                </text:list>
              </text:list-item>
            </text:list>
            <text:list text:style-name="L2">
              <text:list-item>
                <text:list>
                  <text:list-item>
                    <text:p text:style-name="P3"><text:span text:style-name="T5">Lyon, France</text:span></text:p>
                  </text:list-item>
                </text:list>
              </text:list-item>
            </text:list>
            <text:list text:style-name="L2">
              <text:list-item>
                <text:list>
                  <text:list-item>
                    <text:p text:style-name="P3"><text:span text:style-name="T5"/></text:p>
                  </text:list-item>
                </text:list>
              </text:list-item>
            </text:list>
          </draw:text-box>
        </draw:frame>
        <presentation:notes draw:style-name="dp2">
          <draw:page-thumbnail draw:style-name="gr1" draw:layer="layout" svg:width="12.982cm" svg:height="9.737cm" svg:x="3.14cm" svg:y="1.905cm" draw:page-number="1" presentation:class="page"/>
          <draw:frame presentation:style-name="pr3" draw:text-style-name="P5" draw:layer="layout" svg:width="14.182cm" svg:height="11.642cm" svg:x="2.54cm" svg:y="12.277cm" presentation:class="notes" presentation:placeholder="true">
            <draw:text-box/>
          </draw:frame>
        </presentation:notes>
      </draw:page>
      <draw:page draw:name="Bullet Slide" draw:style-name="dp3" draw:master-page-name="Bullet" presentation:presentation-page-layout-name="AL2T1">
        <draw:frame presentation:style-name="pr4" draw:text-style-name="P7" draw:layer="layout" svg:width="20.682cm" svg:height="2.753cm" svg:x="2.932cm" svg:y="0.71cm" presentation:class="title">
          <draw:text-box>
            <text:p text:style-name="P6">Spreadsheet Compatibility</text:p>
          </draw:text-box>
        </draw:frame>
        <draw:frame presentation:style-name="pr5" draw:text-style-name="P14" draw:layer="layout" svg:width="20.995cm" svg:height="12.477cm" svg:x="2.921cm" svg:y="4.166cm" presentation:class="outline" presentation:user-transformed="true">
          <draw:text-box>
            <text:list text:style-name="L3">
              <text:list-item>
                <text:p text:style-name="P8">Interesting</text:p>
              </text:list-item>
            </text:list>
            <text:list text:style-name="L3">
              <text:list-item>
                <text:list>
                  <text:list-item>
                    <text:p text:style-name="P9">Calculation </text:p>
                  </text:list-item>
                </text:list>
              </text:list-item>
            </text:list>
            <text:list text:style-name="L3">
              <text:list-item>
                <text:list>
                  <text:list-item>
                    <text:list>
                      <text:list-item>
                        <text:p text:style-name="P10">Reproducability</text:p>
                      </text:list-item>
                    </text:list>
                  </text:list-item>
                </text:list>
              </text:list-item>
            </text:list>
            <text:list text:style-name="L4">
              <text:list-item>
                <text:list>
                  <text:list-item>
                    <text:list>
                      <text:list-item>
                        <text:p text:style-name="P10">Provide clear warnings when results <text:span text:style-name="T4">may</text:span> differ</text:p>
                      </text:list-item>
                    </text:list>
                  </text:list-item>
                </text:list>
              </text:list-item>
            </text:list>
            <text:list text:style-name="L4">
              <text:list-item>
                <text:p text:style-name="P6"/>
              </text:list-item>
            </text:list>
            <text:list text:style-name="L4">
              <text:list-item>
                <text:p text:style-name="P6">Uninteresting (for this talk)</text:p>
              </text:list-item>
            </text:list>
            <text:list text:style-name="L4">
              <text:list-item>
                <text:list>
                  <text:list-item>
                    <text:p text:style-name="P11">Visual fidelity</text:p>
                  </text:list-item>
                </text:list>
              </text:list-item>
            </text:list>
            <text:list text:style-name="L4">
              <text:list-item>
                <text:list>
                  <text:list-item>
                    <text:p text:style-name="P11">User Interface</text:p>
                  </text:list-item>
                </text:list>
              </text:list-item>
            </text:list>
            <text:list text:style-name="L4">
              <text:list-item>
                <text:list>
                  <text:list-item>
                    <text:p text:style-name="P11">Organizational Tools</text:p>
                  </text:list-item>
                </text:list>
              </text:list-item>
            </text:list>
            <text:list text:style-name="L4">
              <text:list-item>
                <text:list>
                  <text:list-item>
                    <text:p text:style-name="P11">Scripting</text:p>
                  </text:list-item>
                </text:list>
              </text:list-item>
            </text:list>
            <text:list text:style-name="L4">
              <text:list-item>
                <text:list>
                  <text:list-item>
                    <text:p text:style-name="P12"/>
                  </text:list-item>
                </text:list>
              </text:list-item>
            </text:list>
            <text:list text:style-name="L5">
              <text:list-item>
                <text:list>
                  <text:list-item>
                    <text:p text:style-name="P13"/>
                  </text:list-item>
                </text:list>
              </text:list-item>
            </text:list>
          </draw:text-box>
        </draw:frame>
        <presentation:notes draw:style-name="dp2">
          <draw:page-thumbnail draw:style-name="gr1" draw:layer="layout" svg:width="12.982cm" svg:height="9.737cm" svg:x="3.14cm" svg:y="1.905cm" draw:page-number="2" presentation:class="page"/>
          <draw:frame presentation:style-name="pr6" draw:text-style-name="P5" draw:layer="layout" svg:width="14.182cm" svg:height="11.642cm" svg:x="2.54cm" svg:y="12.277cm" presentation:class="notes" presentation:placeholder="true">
            <draw:text-box/>
          </draw:frame>
        </presentation:notes>
      </draw:page>
      <draw:page draw:name="page3" draw:style-name="dp3" draw:master-page-name="Bullet" presentation:presentation-page-layout-name="AL2T1">
        <draw:frame presentation:style-name="pr4" draw:text-style-name="P7" draw:layer="layout" svg:width="20.682cm" svg:height="2.753cm" svg:x="2.932cm" svg:y="0.71cm" presentation:class="title">
          <draw:text-box>
            <text:p text:style-name="P6">Why is this Interesting</text:p>
          </draw:text-box>
        </draw:frame>
        <draw:frame presentation:style-name="pr7" draw:text-style-name="P14" draw:layer="layout" svg:width="20.995cm" svg:height="12.375cm" svg:x="2.921cm" svg:y="4.166cm" presentation:class="outline" presentation:user-transformed="true">
          <draw:text-box>
            <text:list text:style-name="L3">
              <text:list-item>
                <text:p text:style-name="P8">Blocks migration</text:p>
              </text:list-item>
            </text:list>
            <text:list text:style-name="L3">
              <text:list-item>
                <text:list>
                  <text:list-item>
                    <text:p text:style-name="P9">User's usually have existing data</text:p>
                  </text:list-item>
                </text:list>
              </text:list-item>
            </text:list>
            <text:list text:style-name="L3">
              <text:list-item>
                <text:p text:style-name="P6"/>
              </text:list-item>
            </text:list>
            <text:list text:style-name="L3">
              <text:list-item>
                <text:p text:style-name="P6">Increases error rates</text:p>
              </text:list-item>
            </text:list>
            <text:list text:style-name="L3">
              <text:list-item>
                <text:list>
                  <text:list-item>
                    <text:p text:style-name="P9">Error rates are relatively constant at 5% of cells</text:p>
                  </text:list-item>
                </text:list>
              </text:list-item>
            </text:list>
            <text:list text:style-name="L3">
              <text:list-item>
                <text:list>
                  <text:list-item>
                    <text:p text:style-name="P9">Complex or unfamiliar systems will triple that</text:p>
                  </text:list-item>
                </text:list>
              </text:list-item>
            </text:list>
          </draw:text-box>
        </draw:frame>
        <presentation:notes draw:style-name="dp2">
          <draw:page-thumbnail draw:style-name="gr1" draw:layer="layout" svg:width="12.982cm" svg:height="9.737cm" svg:x="3.14cm" svg:y="1.905cm" draw:page-number="3" presentation:class="page"/>
          <draw:frame presentation:style-name="pr6" draw:text-style-name="P15" draw:layer="layout" svg:width="14.182cm" svg:height="11.642cm" svg:x="2.54cm" svg:y="12.277cm" presentation:class="notes" presentation:placeholder="true">
            <draw:text-box/>
          </draw:frame>
        </presentation:notes>
      </draw:page>
      <draw:page draw:name="page4" draw:style-name="dp3" draw:master-page-name="Bullet" presentation:presentation-page-layout-name="AL2T1">
        <draw:frame presentation:style-name="pr4" draw:text-style-name="P7" draw:layer="layout" svg:width="20.682cm" svg:height="2.753cm" svg:x="2.932cm" svg:y="0.71cm" presentation:class="title" presentation:user-transformed="true">
          <draw:text-box>
            <text:p text:style-name="P6">Why People Will Pay</text:p>
          </draw:text-box>
        </draw:frame>
        <draw:frame presentation:style-name="pr8" draw:text-style-name="P14" draw:layer="layout" svg:width="20.995cm" svg:height="12.375cm" svg:x="2.921cm" svg:y="4.166cm" presentation:class="outline" presentation:user-transformed="true">
          <draw:text-box>
            <text:list text:style-name="L4">
              <text:list-item>
                <text:p text:style-name="P6">“Spreadsheets should be treated as software applications in their own right.”</text:p>
              </text:list-item>
            </text:list>
            <text:list text:style-name="L4">
              <text:list-item>
                <text:list>
                  <text:list-item>
                    <text:list>
                      <text:list-item>
                        <text:p text:style-name="P16">Price Waterhouse Regulatory Guide</text:p>
                      </text:list-item>
                    </text:list>
                  </text:list-item>
                </text:list>
              </text:list-item>
            </text:list>
            <text:list text:style-name="L4">
              <text:list-item>
                <text:list>
                  <text:list-item>
                    <text:list>
                      <text:list-item>
                        <text:p text:style-name="P16"/>
                      </text:list-item>
                    </text:list>
                  </text:list-item>
                </text:list>
              </text:list-item>
            </text:list>
            <text:list text:style-name="L4">
              <text:list-item>
                <text:p text:style-name="P6">Financial Regulators</text:p>
              </text:list-item>
            </text:list>
            <text:list text:style-name="L4">
              <text:list-item>
                <text:list>
                  <text:list-item>
                    <text:p text:style-name="P12">SOX 302 &amp; 404</text:p>
                  </text:list-item>
                </text:list>
              </text:list-item>
            </text:list>
            <text:list text:style-name="L4">
              <text:list-item>
                <text:list>
                  <text:list-item>
                    <text:p text:style-name="P12"/>
                  </text:list-item>
                </text:list>
              </text:list-item>
            </text:list>
            <text:list text:style-name="L4">
              <text:list-item>
                <text:p text:style-name="P6">Pharmaceutical Regulators</text:p>
              </text:list-item>
            </text:list>
            <text:list text:style-name="L4">
              <text:list-item>
                <text:list>
                  <text:list-item>
                    <text:p text:style-name="P12">Title 21 part 11</text:p>
                  </text:list-item>
                </text:list>
              </text:list-item>
            </text:list>
          </draw:text-box>
        </draw:frame>
        <presentation:notes draw:style-name="dp2">
          <draw:page-thumbnail draw:style-name="gr1" draw:layer="layout" svg:width="12.982cm" svg:height="9.737cm" svg:x="3.14cm" svg:y="1.905cm" draw:page-number="4" presentation:class="page"/>
          <draw:frame presentation:style-name="pr6" draw:text-style-name="P15" draw:layer="layout" svg:width="14.182cm" svg:height="11.642cm" svg:x="2.54cm" svg:y="12.277cm" presentation:class="notes" presentation:placeholder="true">
            <draw:text-box/>
          </draw:frame>
        </presentation:notes>
      </draw:page>
      <draw:page draw:name="page5" draw:style-name="dp3" draw:master-page-name="Bullet" presentation:presentation-page-layout-name="AL2T1">
        <draw:frame presentation:style-name="pr9" draw:text-style-name="P5" draw:layer="layout" svg:width="20.682cm" svg:height="2.753cm" svg:x="2.932cm" svg:y="0.71cm" presentation:class="title">
          <draw:text-box>
            <text:p text:style-name="P6">Types of incompatibility</text:p>
          </draw:text-box>
        </draw:frame>
        <draw:frame presentation:style-name="Bullet-outline1" draw:layer="layout" svg:width="20.995cm" svg:height="12.375cm" svg:x="2.921cm" svg:y="4.166cm" presentation:class="outline">
          <draw:text-box>
            <text:list text:style-name="L4">
              <text:list-item>
                <text:p text:style-name="P6">Easy</text:p>
              </text:list-item>
            </text:list>
            <text:list text:style-name="L4">
              <text:list-item>
                <text:list>
                  <text:list-item>
                    <text:p text:style-name="P11">Bounds</text:p>
                  </text:list-item>
                </text:list>
              </text:list-item>
            </text:list>
            <text:list text:style-name="L4">
              <text:list-item>
                <text:list>
                  <text:list-item>
                    <text:list>
                      <text:list-item>
                        <text:p text:style-name="P10">Floating Point</text:p>
                      </text:list-item>
                    </text:list>
                  </text:list-item>
                </text:list>
              </text:list-item>
            </text:list>
            <text:list text:style-name="L4">
              <text:list-item>
                <text:list>
                  <text:list-item>
                    <text:list>
                      <text:list-item>
                        <text:p text:style-name="P10">Grid Size</text:p>
                      </text:list-item>
                    </text:list>
                  </text:list-item>
                </text:list>
              </text:list-item>
            </text:list>
            <text:list text:style-name="L4">
              <text:list-item>
                <text:list>
                  <text:list-item>
                    <text:p text:style-name="P11">Versioning</text:p>
                  </text:list-item>
                </text:list>
              </text:list-item>
            </text:list>
            <text:list text:style-name="L4">
              <text:list-item>
                <text:list>
                  <text:list-item>
                    <text:list>
                      <text:list-item>
                        <text:p text:style-name="P10">Application</text:p>
                      </text:list-item>
                    </text:list>
                  </text:list-item>
                </text:list>
              </text:list-item>
            </text:list>
            <text:list text:style-name="L4">
              <text:list-item>
                <text:list>
                  <text:list-item>
                    <text:list>
                      <text:list-item>
                        <text:p text:style-name="P10">3<text:span text:style-name="T6">rd</text:span> Party extensions</text:p>
                      </text:list-item>
                    </text:list>
                  </text:list-item>
                </text:list>
              </text:list-item>
            </text:list>
            <text:list text:style-name="L4">
              <text:list-item>
                <text:p text:style-name="P6">Hard</text:p>
              </text:list-item>
            </text:list>
            <text:list text:style-name="L4">
              <text:list-item>
                <text:list>
                  <text:list-item>
                    <text:p text:style-name="P11">Workbook Functions</text:p>
                  </text:list-item>
                </text:list>
              </text:list-item>
            </text:list>
            <text:list text:style-name="L4">
              <text:list-item>
                <text:list>
                  <text:list-item>
                    <text:p text:style-name="P11">Formula Interpreter</text:p>
                  </text:list-item>
                </text:list>
              </text:list-item>
            </text:list>
            <text:list text:style-name="L5">
              <text:list-item>
                <text:list>
                  <text:list-item>
                    <text:p text:style-name="P13"/>
                  </text:list-item>
                </text:list>
              </text:list-item>
            </text:list>
          </draw:text-box>
        </draw:frame>
        <presentation:notes draw:style-name="dp2">
          <draw:page-thumbnail draw:style-name="gr1" draw:layer="layout" svg:width="12.982cm" svg:height="9.737cm" svg:x="3.14cm" svg:y="1.905cm" draw:page-number="5" presentation:class="page"/>
          <draw:frame presentation:style-name="pr6" draw:text-style-name="P5" draw:layer="layout" svg:width="14.182cm" svg:height="11.642cm" svg:x="2.54cm" svg:y="12.277cm" presentation:class="notes" presentation:placeholder="true">
            <draw:text-box/>
          </draw:frame>
        </presentation:notes>
      </draw:page>
      <draw:page draw:name="page6" draw:style-name="dp3" draw:master-page-name="Bullet" presentation:presentation-page-layout-name="AL2T1">
        <draw:frame presentation:style-name="pr4" draw:text-style-name="P7" draw:layer="layout" svg:width="20.682cm" svg:height="2.753cm" svg:x="2.932cm" svg:y="0.71cm" presentation:class="title">
          <draw:text-box>
            <text:p text:style-name="P6">Floating Point</text:p>
          </draw:text-box>
        </draw:frame>
        <draw:frame presentation:style-name="pr10" draw:text-style-name="P14" draw:layer="layout" svg:width="20.995cm" svg:height="12.375cm" svg:x="2.921cm" svg:y="4.166cm" presentation:class="outline" presentation:user-transformed="true">
          <draw:text-box>
            <text:list text:style-name="L3">
              <text:list-item>
                <text:p text:style-name="P8">Precision</text:p>
              </text:list-item>
            </text:list>
            <text:list text:style-name="L3">
              <text:list-item>
                <text:list>
                  <text:list-item>
                    <text:p text:style-name="P9">single</text:p>
                  </text:list-item>
                </text:list>
              </text:list-item>
            </text:list>
            <text:list text:style-name="L3">
              <text:list-item>
                <text:list>
                  <text:list-item>
                    <text:p text:style-name="P9">double</text:p>
                  </text:list-item>
                </text:list>
              </text:list-item>
            </text:list>
            <text:list text:style-name="L3">
              <text:list-item>
                <text:list>
                  <text:list-item>
                    <text:p text:style-name="P9">quad</text:p>
                  </text:list-item>
                </text:list>
              </text:list-item>
            </text:list>
            <text:list text:style-name="L3">
              <text:list-item>
                <text:p text:style-name="P6"/>
              </text:list-item>
            </text:list>
            <text:list text:style-name="L3">
              <text:list-item>
                <text:p text:style-name="P6">CPU</text:p>
              </text:list-item>
            </text:list>
            <text:list text:style-name="L3">
              <text:list-item>
                <text:list>
                  <text:list-item>
                    <text:p text:style-name="P9">Between Vendors</text:p>
                  </text:list-item>
                </text:list>
              </text:list-item>
            </text:list>
            <text:list text:style-name="L3">
              <text:list-item>
                <text:list>
                  <text:list-item>
                    <text:list>
                      <text:list-item>
                        <text:p text:style-name="P10">Intel vs AMD</text:p>
                      </text:list-item>
                    </text:list>
                  </text:list-item>
                </text:list>
              </text:list-item>
            </text:list>
            <text:list text:style-name="L3">
              <text:list-item>
                <text:list>
                  <text:list-item>
                    <text:p text:style-name="P9">Different Modes</text:p>
                  </text:list-item>
                </text:list>
              </text:list-item>
            </text:list>
            <text:list text:style-name="L3">
              <text:list-item>
                <text:list>
                  <text:list-item>
                    <text:list>
                      <text:list-item>
                        <text:p text:style-name="P10">ARM 'Vector Floating Point' (hard &amp; soft)</text:p>
                      </text:list-item>
                    </text:list>
                  </text:list-item>
                </text:list>
              </text:list-item>
            </text:list>
            <text:list text:style-name="L3">
              <text:list-item>
                <text:list>
                  <text:list-item>
                    <text:list>
                      <text:list-item>
                        <text:p text:style-name="P10">ARM 'Floating Point Accelerator' (hard &amp; soft)</text:p>
                      </text:list-item>
                    </text:list>
                  </text:list-item>
                </text:list>
              </text:list-item>
            </text:list>
          </draw:text-box>
        </draw:frame>
        <presentation:notes draw:style-name="dp2">
          <draw:page-thumbnail draw:style-name="gr1" draw:layer="layout" svg:width="12.982cm" svg:height="9.737cm" svg:x="3.14cm" svg:y="1.905cm" draw:page-number="6" presentation:class="page"/>
          <draw:frame presentation:style-name="pr6" draw:text-style-name="P15" draw:layer="layout" svg:width="14.182cm" svg:height="11.642cm" svg:x="2.54cm" svg:y="12.277cm" presentation:class="notes" presentation:placeholder="true">
            <draw:text-box/>
          </draw:frame>
        </presentation:notes>
      </draw:page>
      <draw:page draw:name="page7" draw:style-name="dp3" draw:master-page-name="Bullet" presentation:presentation-page-layout-name="AL2T1">
        <draw:frame presentation:style-name="pr4" draw:text-style-name="P7" draw:layer="layout" svg:width="20.682cm" svg:height="2.753cm" svg:x="2.932cm" svg:y="0.71cm" presentation:class="title">
          <draw:text-box>
            <text:p text:style-name="P6">Grid Size</text:p>
          </draw:text-box>
        </draw:frame>
        <draw:frame presentation:style-name="pr11" draw:text-style-name="P14" draw:layer="layout" svg:width="20.995cm" svg:height="12.594cm" svg:x="2.921cm" svg:y="4.166cm" presentation:class="outline" presentation:user-transformed="true">
          <draw:text-box>
            <text:list text:style-name="L3">
              <text:list-item>
                <text:p text:style-name="P8">Name Wrapping</text:p>
              </text:list-item>
            </text:list>
            <text:list text:style-name="L3">
              <text:list-item>
                <text:list>
                  <text:list-item>
                    <text:p text:style-name="P9">Named range with a <text:span text:style-name="T4">relative</text:span><text:span text:style-name="T7"> reference</text:span></text:p>
                  </text:list-item>
                </text:list>
              </text:list-item>
            </text:list>
            <text:list text:style-name="L3">
              <text:list-item>
                <text:list>
                  <text:list-item>
                    <text:list>
                      <text:list-item>
                        <text:p text:style-name="P16"><text:span text:style-name="T7">eg 'A1' created in B1 and evaluated in A2</text:span></text:p>
                      </text:list-item>
                    </text:list>
                  </text:list-item>
                </text:list>
              </text:list-item>
            </text:list>
            <text:list text:style-name="L3">
              <text:list-item>
                <text:p text:style-name="P6"><text:span text:style-name="T7">Full Row/Column references</text:span></text:p>
              </text:list-item>
            </text:list>
            <text:list text:style-name="L3">
              <text:list-item>
                <text:list>
                  <text:list-item>
                    <text:p text:style-name="P17"><text:span text:style-name="T7">=COUNTBLANK(B:B)</text:span></text:p>
                  </text:list-item>
                </text:list>
              </text:list-item>
            </text:list>
            <text:list text:style-name="L3">
              <text:list-item>
                <text:p text:style-name="P6"><text:span text:style-name="T7">A1 style addresses conflict with useful names</text:span></text:p>
              </text:list-item>
            </text:list>
            <text:list text:style-name="L3">
              <text:list-item>
                <text:list>
                  <text:list-item>
                    <text:p text:style-name="P9"><text:span text:style-name="T7">Column 1000, Row 1 = ALL1</text:span></text:p>
                  </text:list-item>
                </text:list>
              </text:list-item>
            </text:list>
            <text:list text:style-name="L3">
              <text:list-item>
                <text:list>
                  <text:list-item>
                    <text:p text:style-name="P9"><text:span text:style-name="T7">Column 8509, Row 2 = LOG2</text:span></text:p>
                  </text:list-item>
                </text:list>
              </text:list-item>
            </text:list>
            <text:list text:style-name="L3">
              <text:list-item>
                <text:list>
                  <text:list-item>
                    <text:p text:style-name="P9"><text:span text:style-name="T7">Column 364239 = TRUE</text:span></text:p>
                  </text:list-item>
                </text:list>
              </text:list-item>
            </text:list>
            <text:list text:style-name="L3">
              <text:list-item>
                <text:list>
                  <text:list-item>
                    <text:list>
                      <text:list-item>
                        <text:p text:style-name="P10"><text:span text:style-name="T7">A non-issue for ODF </text:span><text:span text:style-name="T8">⅓</text:span><text:span text:style-name="T7"> because it is smart enough to mark references</text:span></text:p>
                      </text:list-item>
                    </text:list>
                  </text:list-item>
                </text:list>
              </text:list-item>
            </text:list>
            <text:list text:style-name="L3">
              <text:list-item>
                <text:list>
                  <text:list-item>
                    <text:list>
                      <text:list-item>
                        <text:list>
                          <text:list-item>
                            <text:p text:style-name="P18"><text:span text:style-name="T7">[.LOG2]</text:span></text:p>
                          </text:list-item>
                        </text:list>
                      </text:list-item>
                    </text:list>
                  </text:list-item>
                </text:list>
              </text:list-item>
            </text:list>
            <text:list text:style-name="L3">
              <text:list-item>
                <text:list>
                  <text:list-item>
                    <text:list>
                      <text:list-item>
                        <text:p text:style-name="P10"><text:span text:style-name="T8">⅓</text:span><text:span text:style-name="T7"> </text:span><text:span text:style-name="T7">because ODF does not support full column refs yet</text:span></text:p>
                      </text:list-item>
                    </text:list>
                  </text:list-item>
                </text:list>
              </text:list-item>
            </text:list>
            <text:list text:style-name="L3">
              <text:list-item>
                <text:list>
                  <text:list-item>
                    <text:list>
                      <text:list-item>
                        <text:p text:style-name="P10"><text:span text:style-name="T8">⅓ </text:span><text:span text:style-name="T8">because ODF does no support literal booleans fully yet</text:span><text:span text:style-name="T7"> </text:span></text:p>
                      </text:list-item>
                    </text:list>
                  </text:list-item>
                </text:list>
              </text:list-item>
            </text:list>
          </draw:text-box>
        </draw:frame>
        <presentation:notes draw:style-name="dp2">
          <draw:page-thumbnail draw:style-name="gr1" draw:layer="layout" svg:width="12.982cm" svg:height="9.737cm" svg:x="3.14cm" svg:y="1.905cm" draw:page-number="7" presentation:class="page"/>
          <draw:frame presentation:style-name="pr6" draw:text-style-name="P15" draw:layer="layout" svg:width="14.182cm" svg:height="11.642cm" svg:x="2.54cm" svg:y="12.277cm" presentation:class="notes" presentation:placeholder="true">
            <draw:text-box/>
          </draw:frame>
        </presentation:notes>
      </draw:page>
      <draw:page draw:name="page8" draw:style-name="dp3" draw:master-page-name="Bullet" presentation:presentation-page-layout-name="AL2T1">
        <draw:frame presentation:style-name="pr4" draw:text-style-name="P7" draw:layer="layout" svg:width="20.682cm" svg:height="2.753cm" svg:x="2.932cm" svg:y="0.71cm" presentation:class="title">
          <draw:text-box>
            <text:p text:style-name="P6">Application Versioning</text:p>
          </draw:text-box>
        </draw:frame>
        <draw:frame presentation:style-name="pr12" draw:text-style-name="P14" draw:layer="layout" svg:width="20.995cm" svg:height="12.375cm" svg:x="2.921cm" svg:y="4.166cm" presentation:class="outline" presentation:user-transformed="true">
          <draw:text-box>
            <text:list text:style-name="L4">
              <text:list-item>
                <text:p text:style-name="P6">Most formats contain version tag</text:p>
              </text:list-item>
            </text:list>
            <text:list text:style-name="L4">
              <text:list-item>
                <text:list>
                  <text:list-item>
                    <text:p text:style-name="P11">Most are limited to integer versioning</text:p>
                  </text:list-item>
                </text:list>
              </text:list-item>
            </text:list>
            <text:list text:style-name="L4">
              <text:list-item>
                <text:list>
                  <text:list-item>
                    <text:p text:style-name="P11">Some also differentiate from a family of implementations</text:p>
                  </text:list-item>
                </text:list>
              </text:list-item>
            </text:list>
            <text:list text:style-name="L4">
              <text:list-item>
                <text:p text:style-name="P6"/>
              </text:list-item>
            </text:list>
            <text:list text:style-name="L4">
              <text:list-item>
                <text:p text:style-name="P6">No central registry</text:p>
              </text:list-item>
            </text:list>
            <text:list text:style-name="L4">
              <text:list-item>
                <text:list>
                  <text:list-item>
                    <text:p text:style-name="P11">Simple with a single application to know what changed between versions</text:p>
                  </text:list-item>
                </text:list>
              </text:list-item>
            </text:list>
            <text:list text:style-name="L4">
              <text:list-item>
                <text:list>
                  <text:list-item>
                    <text:p text:style-name="P11">Almost impossible to know what change for other implementations or architectures</text:p>
                  </text:list-item>
                </text:list>
              </text:list-item>
            </text:list>
            <text:list text:style-name="L4">
              <text:list-item>
                <text:p text:style-name="P6">Dangerous</text:p>
              </text:list-item>
            </text:list>
            <text:list text:style-name="L4">
              <text:list-item>
                <text:list>
                  <text:list-item>
                    <text:p text:style-name="P11">Enough version info provides an attack vector</text:p>
                  </text:list-item>
                </text:list>
              </text:list-item>
            </text:list>
          </draw:text-box>
        </draw:frame>
        <presentation:notes draw:style-name="dp2">
          <draw:page-thumbnail draw:style-name="gr1" draw:layer="layout" svg:width="12.982cm" svg:height="9.737cm" svg:x="3.14cm" svg:y="1.905cm" draw:page-number="8" presentation:class="page"/>
          <draw:frame presentation:style-name="pr6" draw:text-style-name="P15" draw:layer="layout" svg:width="14.182cm" svg:height="11.642cm" svg:x="2.54cm" svg:y="12.277cm" presentation:class="notes" presentation:placeholder="true">
            <draw:text-box/>
          </draw:frame>
        </presentation:notes>
      </draw:page>
      <draw:page draw:name="page9" draw:style-name="dp3" draw:master-page-name="Bullet" presentation:presentation-page-layout-name="AL2T1">
        <draw:frame presentation:style-name="pr4" draw:text-style-name="P7" draw:layer="layout" svg:width="20.682cm" svg:height="2.753cm" svg:x="2.932cm" svg:y="0.71cm" presentation:class="title">
          <draw:text-box>
            <text:p text:style-name="P6">Addin Versioning</text:p>
          </draw:text-box>
        </draw:frame>
        <draw:frame presentation:style-name="pr13" draw:text-style-name="P14" draw:layer="layout" svg:width="20.995cm" svg:height="12.375cm" svg:x="2.921cm" svg:y="4.166cm" presentation:class="outline" presentation:user-transformed="true">
          <draw:text-box>
            <text:list text:style-name="L4">
              <text:list-item>
                <text:p text:style-name="P6"/>
              </text:list-item>
            </text:list>
            <text:list text:style-name="L4">
              <text:list-item>
                <text:p text:style-name="P6">A common idiom</text:p>
              </text:list-item>
            </text:list>
            <text:list text:style-name="L4">
              <text:list-item>
                <text:list>
                  <text:list-item>
                    <text:p text:style-name="P11">Do not trust functions in spreadsheet</text:p>
                  </text:list-item>
                </text:list>
              </text:list-item>
            </text:list>
            <text:list text:style-name="L4">
              <text:list-item>
                <text:list>
                  <text:list-item>
                    <text:p text:style-name="P11">Use calc as deployment platform for custom analytics</text:p>
                  </text:list-item>
                </text:list>
              </text:list-item>
            </text:list>
            <text:list text:style-name="L4">
              <text:list-item>
                <text:p text:style-name="P6"/>
              </text:list-item>
            </text:list>
            <text:list text:style-name="L4">
              <text:list-item>
                <text:p text:style-name="P6">Stored Values</text:p>
              </text:list-item>
            </text:list>
            <text:list text:style-name="L4">
              <text:list-item>
                <text:list>
                  <text:list-item>
                    <text:p text:style-name="P11">Allow external tools to check generating addin</text:p>
                  </text:list-item>
                </text:list>
              </text:list-item>
            </text:list>
            <text:list text:style-name="L4">
              <text:list-item>
                <text:p text:style-name="P6"/>
              </text:list-item>
            </text:list>
          </draw:text-box>
        </draw:frame>
        <presentation:notes draw:style-name="dp2">
          <draw:page-thumbnail draw:style-name="gr1" draw:layer="layout" svg:width="12.982cm" svg:height="9.737cm" svg:x="3.14cm" svg:y="1.905cm" draw:page-number="9" presentation:class="page"/>
          <draw:frame presentation:style-name="pr6" draw:text-style-name="P15" draw:layer="layout" svg:width="14.182cm" svg:height="11.642cm" svg:x="2.54cm" svg:y="12.277cm" presentation:class="notes" presentation:placeholder="true">
            <draw:text-box/>
          </draw:frame>
        </presentation:notes>
      </draw:page>
      <draw:page draw:name="Section Break Slide" draw:style-name="dp3" draw:master-page-name="Section_20_Break" presentation:presentation-page-layout-name="AL3T19">
        <draw:frame presentation:style-name="pr14" draw:text-style-name="P2" draw:layer="layout" svg:width="22.86cm" svg:height="3.436cm" svg:x="1.217cm" svg:y="7.799cm" presentation:class="title" presentation:user-transformed="true">
          <draw:text-box>
            <text:p text:style-name="P1">Solutions for Easy Problems</text:p>
          </draw:text-box>
        </draw:frame>
        <presentation:notes draw:style-name="dp2">
          <draw:page-thumbnail draw:style-name="gr1" draw:layer="layout" svg:width="12.982cm" svg:height="9.737cm" svg:x="3.14cm" svg:y="1.905cm" draw:page-number="10" presentation:class="page"/>
          <draw:frame presentation:style-name="pr15" draw:text-style-name="P5" draw:layer="layout" svg:width="14.182cm" svg:height="11.642cm" svg:x="2.54cm" svg:y="12.277cm" presentation:class="notes" presentation:placeholder="true">
            <draw:text-box/>
          </draw:frame>
        </presentation:notes>
      </draw:page>
      <draw:page draw:name="page11" draw:style-name="dp3" draw:master-page-name="Bullet" presentation:presentation-page-layout-name="AL2T1">
        <office:forms form:automatic-focus="false" form:apply-design-mode="false"/>
        <draw:frame presentation:style-name="pr4" draw:text-style-name="P7" draw:layer="layout" svg:width="20.682cm" svg:height="2.753cm" svg:x="2.932cm" svg:y="0.71cm" presentation:class="title">
          <draw:text-box>
            <text:p text:style-name="P7">Goals and Tools</text:p>
          </draw:text-box>
        </draw:frame>
        <draw:frame presentation:style-name="pr16" draw:text-style-name="P14" draw:layer="layout" svg:width="20.995cm" svg:height="12.684cm" svg:x="2.921cm" svg:y="4.166cm" presentation:class="outline" presentation:user-transformed="true">
          <draw:text-box>
            <text:list text:style-name="L4">
              <text:list-item>
                <text:p text:style-name="P5">Goals</text:p>
              </text:list-item>
            </text:list>
            <text:list text:style-name="L4">
              <text:list-item>
                <text:list>
                  <text:list-item>
                    <text:p text:style-name="P19">Do not need to <text:span text:style-name="T4">solve</text:span> the problems</text:p>
                  </text:list-item>
                </text:list>
              </text:list-item>
            </text:list>
            <text:list text:style-name="L4">
              <text:list-item>
                <text:list>
                  <text:list-item>
                    <text:p text:style-name="P19">Know when something might change</text:p>
                  </text:list-item>
                </text:list>
              </text:list-item>
            </text:list>
            <text:list text:style-name="L4">
              <text:list-item>
                <text:list>
                  <text:list-item>
                    <text:list>
                      <text:list-item>
                        <text:p text:style-name="P20">avoid false positives</text:p>
                      </text:list-item>
                    </text:list>
                  </text:list-item>
                </text:list>
              </text:list-item>
            </text:list>
            <text:list text:style-name="L4">
              <text:list-item>
                <text:list>
                  <text:list-item>
                    <text:p text:style-name="P19">Provide reasonable warnings of where to look for changes</text:p>
                  </text:list-item>
                </text:list>
              </text:list-item>
            </text:list>
            <text:list text:style-name="L4">
              <text:list-item>
                <text:p text:style-name="P6"/>
              </text:list-item>
            </text:list>
            <text:list text:style-name="L4">
              <text:list-item>
                <text:p text:style-name="P5">Tools</text:p>
              </text:list-item>
            </text:list>
            <text:list text:style-name="L4">
              <text:list-item>
                <text:list>
                  <text:list-item>
                    <text:p text:style-name="P19">Use existing file format</text:p>
                  </text:list-item>
                </text:list>
              </text:list-item>
            </text:list>
            <text:list text:style-name="L4">
              <text:list-item>
                <text:list>
                  <text:list-item>
                    <text:list>
                      <text:list-item>
                        <text:p text:style-name="P20">Adapt existing tags when possible</text:p>
                      </text:list-item>
                    </text:list>
                  </text:list-item>
                </text:list>
              </text:list-item>
            </text:list>
            <text:list text:style-name="L4">
              <text:list-item>
                <text:list>
                  <text:list-item>
                    <text:list>
                      <text:list-item>
                        <text:p text:style-name="P20">No format provides the full set of detail</text:p>
                      </text:list-item>
                    </text:list>
                  </text:list-item>
                </text:list>
              </text:list-item>
            </text:list>
            <text:list text:style-name="L4">
              <text:list-item>
                <text:list>
                  <text:list-item>
                    <text:p text:style-name="P19">Add additional data</text:p>
                  </text:list-item>
                </text:list>
              </text:list-item>
            </text:list>
            <text:list text:style-name="L4">
              <text:list-item>
                <text:list>
                  <text:list-item>
                    <text:list>
                      <text:list-item>
                        <text:p text:style-name="P20">Requires standards approval in some cases, impossible in others</text:p>
                      </text:list-item>
                    </text:list>
                  </text:list-item>
                </text:list>
              </text:list-item>
            </text:list>
            <text:list text:style-name="L4">
              <text:list-item>
                <text:list>
                  <text:list-item>
                    <text:list>
                      <text:list-item>
                        <text:p text:style-name="P20">Keep set to a minimum.</text:p>
                      </text:list-item>
                    </text:list>
                  </text:list-item>
                </text:list>
              </text:list-item>
            </text:list>
          </draw:text-box>
        </draw:frame>
        <presentation:notes draw:style-name="dp2">
          <office:forms form:automatic-focus="false" form:apply-design-mode="false"/>
          <draw:page-thumbnail draw:style-name="gr1" draw:layer="layout" svg:width="12.982cm" svg:height="9.737cm" svg:x="3.14cm" svg:y="1.905cm" draw:page-number="11" presentation:class="page"/>
          <draw:frame presentation:style-name="pr6" draw:text-style-name="P15" draw:layer="layout" svg:width="14.182cm" svg:height="11.642cm" svg:x="2.54cm" svg:y="12.277cm" presentation:class="notes" presentation:placeholder="true">
            <draw:text-box/>
          </draw:frame>
        </presentation:notes>
      </draw:page>
      <draw:page draw:name="page12" draw:style-name="dp3" draw:master-page-name="Bullet" presentation:presentation-page-layout-name="AL2T1">
        <office:forms form:automatic-focus="false" form:apply-design-mode="false"/>
        <draw:frame presentation:style-name="pr4" draw:text-style-name="P7" draw:layer="layout" svg:width="20.682cm" svg:height="2.753cm" svg:x="2.932cm" svg:y="0.71cm" presentation:class="title">
          <draw:text-box>
            <text:p text:style-name="P7">XML Formats</text:p>
          </draw:text-box>
        </draw:frame>
        <draw:frame presentation:style-name="pr17" draw:text-style-name="P14" draw:layer="layout" svg:width="20.995cm" svg:height="12.375cm" svg:x="2.921cm" svg:y="4.166cm" presentation:class="outline" presentation:user-transformed="true">
          <draw:text-box>
            <text:list text:style-name="L4">
              <text:list-item>
                <text:p text:style-name="P5">ODF and XLSX</text:p>
              </text:list-item>
            </text:list>
            <text:list text:style-name="L4">
              <text:list-item>
                <text:list>
                  <text:list-item>
                    <text:p text:style-name="P19">XML based</text:p>
                  </text:list-item>
                </text:list>
              </text:list-item>
            </text:list>
            <text:list text:style-name="L4">
              <text:list-item>
                <text:list>
                  <text:list-item>
                    <text:list>
                      <text:list-item>
                        <text:p text:style-name="P20">3<text:span text:style-name="T6">rd</text:span> party tools are likely to parse the results</text:p>
                      </text:list-item>
                    </text:list>
                  </text:list-item>
                </text:list>
              </text:list-item>
            </text:list>
            <text:list text:style-name="L4">
              <text:list-item>
                <text:list>
                  <text:list-item>
                    <text:p text:style-name="P19">Easy to Extend (With standards approval)</text:p>
                  </text:list-item>
                </text:list>
              </text:list-item>
            </text:list>
            <text:list text:style-name="L4">
              <text:list-item>
                <text:list>
                  <text:list-item>
                    <text:list>
                      <text:list-item>
                        <text:p text:style-name="P16">&lt;characteristics&gt;</text:p>
                      </text:list-item>
                    </text:list>
                  </text:list-item>
                </text:list>
              </text:list-item>
            </text:list>
            <text:list text:style-name="L4">
              <text:list-item>
                <text:list>
                  <text:list-item>
                    <text:list>
                      <text:list-item>
                        <text:list>
                          <text:list-item>
                            <text:p text:style-name="P21">&lt;bounds&gt;</text:p>
                          </text:list-item>
                        </text:list>
                      </text:list-item>
                    </text:list>
                  </text:list-item>
                </text:list>
              </text:list-item>
            </text:list>
            <text:list text:style-name="L4">
              <text:list-item>
                <text:list>
                  <text:list-item>
                    <text:list>
                      <text:list-item>
                        <text:list>
                          <text:list-item>
                            <text:list>
                              <text:list-item>
                                <text:p text:style-name="P22">&lt;fp precision=”quad”/&gt;</text:p>
                              </text:list-item>
                            </text:list>
                          </text:list-item>
                        </text:list>
                      </text:list-item>
                    </text:list>
                  </text:list-item>
                </text:list>
              </text:list-item>
            </text:list>
            <text:list text:style-name="L4">
              <text:list-item>
                <text:list>
                  <text:list-item>
                    <text:list>
                      <text:list-item>
                        <text:list>
                          <text:list-item>
                            <text:list>
                              <text:list-item>
                                <text:p text:style-name="P22">&lt;grid max-col=”256” max-row=”65535”/&gt;</text:p>
                              </text:list-item>
                            </text:list>
                          </text:list-item>
                        </text:list>
                      </text:list-item>
                    </text:list>
                  </text:list-item>
                </text:list>
              </text:list-item>
            </text:list>
            <text:list text:style-name="L4">
              <text:list-item>
                <text:list>
                  <text:list-item>
                    <text:list>
                      <text:list-item>
                        <text:list>
                          <text:list-item>
                            <text:p text:style-name="P21">&lt;bounds/&gt;</text:p>
                          </text:list-item>
                        </text:list>
                      </text:list-item>
                    </text:list>
                  </text:list-item>
                </text:list>
              </text:list-item>
            </text:list>
            <text:list text:style-name="L4">
              <text:list-item>
                <text:list>
                  <text:list-item>
                    <text:list>
                      <text:list-item>
                        <text:list>
                          <text:list-item>
                            <text:p text:style-name="P21">&lt;addins&gt;</text:p>
                          </text:list-item>
                        </text:list>
                      </text:list-item>
                    </text:list>
                  </text:list-item>
                </text:list>
              </text:list-item>
            </text:list>
            <text:list text:style-name="L4">
              <text:list-item>
                <text:list>
                  <text:list-item>
                    <text:list>
                      <text:list-item>
                        <text:list>
                          <text:list-item>
                            <text:list>
                              <text:list-item>
                                <text:p text:style-name="P22">&lt;addin name=”foo” version=”id”/&gt;</text:p>
                              </text:list-item>
                            </text:list>
                          </text:list-item>
                        </text:list>
                      </text:list-item>
                    </text:list>
                  </text:list-item>
                </text:list>
              </text:list-item>
            </text:list>
            <text:list text:style-name="L4">
              <text:list-item>
                <text:list>
                  <text:list-item>
                    <text:list>
                      <text:list-item>
                        <text:list>
                          <text:list-item>
                            <text:p text:style-name="P21">&lt;addins/&gt;</text:p>
                          </text:list-item>
                        </text:list>
                      </text:list-item>
                    </text:list>
                  </text:list-item>
                </text:list>
              </text:list-item>
            </text:list>
            <text:list text:style-name="L4">
              <text:list-item>
                <text:list>
                  <text:list-item>
                    <text:list>
                      <text:list-item>
                        <text:p text:style-name="P16">&lt;characteristics/&gt;</text:p>
                      </text:list-item>
                    </text:list>
                  </text:list-item>
                </text:list>
              </text:list-item>
            </text:list>
            <text:list text:style-name="L4">
              <text:list-item>
                <text:list>
                  <text:list-item>
                    <text:p text:style-name="P11">Fall back on known current details if unspecified</text:p>
                  </text:list-item>
                </text:list>
              </text:list-item>
            </text:list>
            <text:list text:style-name="L4">
              <text:list-item>
                <text:list>
                  <text:list-item>
                    <text:p text:style-name="P11">Can get extensions into MS Office Open filters</text:p>
                  </text:list-item>
                </text:list>
              </text:list-item>
            </text:list>
          </draw:text-box>
        </draw:frame>
        <presentation:notes draw:style-name="dp2">
          <office:forms form:automatic-focus="false" form:apply-design-mode="false"/>
          <draw:page-thumbnail draw:style-name="gr1" draw:layer="layout" svg:width="12.982cm" svg:height="9.737cm" svg:x="3.14cm" svg:y="1.905cm" draw:page-number="12" presentation:class="page"/>
          <draw:frame presentation:style-name="pr6" draw:text-style-name="P15" draw:layer="layout" svg:width="14.182cm" svg:height="11.642cm" svg:x="2.54cm" svg:y="12.277cm" presentation:class="notes" presentation:placeholder="true">
            <draw:text-box/>
          </draw:frame>
        </presentation:notes>
      </draw:page>
      <draw:page draw:name="page13" draw:style-name="dp3" draw:master-page-name="Bullet" presentation:presentation-page-layout-name="AL2T1">
        <office:forms form:automatic-focus="false" form:apply-design-mode="false"/>
        <draw:frame presentation:style-name="pr4" draw:text-style-name="P7" draw:layer="layout" svg:width="20.682cm" svg:height="2.753cm" svg:x="2.932cm" svg:y="0.71cm" presentation:class="title">
          <draw:text-box>
            <text:p text:style-name="P7">Binary Formats</text:p>
          </draw:text-box>
        </draw:frame>
        <draw:frame presentation:style-name="pr18" draw:text-style-name="P14" draw:layer="layout" svg:width="20.995cm" svg:height="13.477cm" svg:x="2.921cm" svg:y="4.166cm" presentation:class="outline" presentation:user-transformed="true">
          <draw:text-box>
            <text:list text:style-name="L4">
              <text:list-item>
                <text:p text:style-name="P5">XLS</text:p>
              </text:list-item>
            </text:list>
            <text:list text:style-name="L4">
              <text:list-item>
                <text:list>
                  <text:list-item>
                    <text:p text:style-name="P19">Warn about bounds when generating</text:p>
                  </text:list-item>
                </text:list>
              </text:list-item>
            </text:list>
            <text:list text:style-name="L4">
              <text:list-item>
                <text:list>
                  <text:list-item>
                    <text:list>
                      <text:list-item>
                        <text:p text:style-name="P20">binary format already has hard coded maxima</text:p>
                      </text:list-item>
                    </text:list>
                  </text:list-item>
                </text:list>
              </text:list-item>
            </text:list>
            <text:list text:style-name="L4">
              <text:list-item>
                <text:list>
                  <text:list-item>
                    <text:p text:style-name="P19">Few external tools parse format</text:p>
                  </text:list-item>
                </text:list>
              </text:list-item>
            </text:list>
            <text:list text:style-name="L4">
              <text:list-item>
                <text:list>
                  <text:list-item>
                    <text:p text:style-name="P19">Can add additional records</text:p>
                  </text:list-item>
                </text:list>
              </text:list-item>
            </text:list>
            <text:list text:style-name="L4">
              <text:list-item>
                <text:list>
                  <text:list-item>
                    <text:list>
                      <text:list-item>
                        <text:p text:style-name="P20">Only OOo (and other OpenSource spreadsheets) would recognize them</text:p>
                      </text:list-item>
                    </text:list>
                  </text:list-item>
                </text:list>
              </text:list-item>
            </text:list>
            <text:list text:style-name="L4">
              <text:list-item>
                <text:list>
                  <text:list-item>
                    <text:list>
                      <text:list-item>
                        <text:p text:style-name="P20">MS Excel ignores the unknown records</text:p>
                      </text:list-item>
                    </text:list>
                  </text:list-item>
                </text:list>
              </text:list-item>
            </text:list>
            <text:list text:style-name="L4">
              <text:list-item>
                <text:p text:style-name="P5">Add 'OOOGENERATED' (0x8D0)</text:p>
              </text:list-item>
            </text:list>
            <text:list text:style-name="L4">
              <text:list-item>
                <text:list>
                  <text:list-item>
                    <text:p text:style-name="P19">an empty biff record to differentiate xls generated by OOo and MS XL.</text:p>
                  </text:list-item>
                </text:list>
              </text:list-item>
            </text:list>
            <text:list text:style-name="L4">
              <text:list-item>
                <text:p text:style-name="P5">Add 'OOOAddinVersion' (0x8D1)</text:p>
              </text:list-item>
            </text:list>
            <text:list text:style-name="L4">
              <text:list-item>
                <text:list>
                  <text:list-item>
                    <text:p text:style-name="P19">similar to xml record</text:p>
                  </text:list-item>
                </text:list>
              </text:list-item>
            </text:list>
            <text:list text:style-name="L4">
              <text:list-item>
                <text:p text:style-name="P5"/>
              </text:list-item>
            </text:list>
          </draw:text-box>
        </draw:frame>
        <presentation:notes draw:style-name="dp2">
          <office:forms form:automatic-focus="false" form:apply-design-mode="false"/>
          <draw:page-thumbnail draw:style-name="gr1" draw:layer="layout" svg:width="12.982cm" svg:height="9.737cm" svg:x="3.14cm" svg:y="1.905cm" draw:page-number="13" presentation:class="page"/>
          <draw:frame presentation:style-name="pr6" draw:text-style-name="P15" draw:layer="layout" svg:width="14.182cm" svg:height="11.642cm" svg:x="2.54cm" svg:y="12.277cm" presentation:class="notes" presentation:placeholder="true">
            <draw:text-box/>
          </draw:frame>
        </presentation:notes>
      </draw:page>
      <draw:page draw:name="page14" draw:style-name="dp3" draw:master-page-name="Bullet" presentation:presentation-page-layout-name="AL2T1">
        <draw:frame presentation:style-name="pr4" draw:text-style-name="P7" draw:layer="layout" svg:width="20.682cm" svg:height="2.753cm" svg:x="2.932cm" svg:y="0.71cm" presentation:class="title">
          <draw:text-box>
            <text:p text:style-name="P6">Types of Compatibility</text:p>
          </draw:text-box>
        </draw:frame>
        <draw:frame presentation:style-name="pr19" draw:text-style-name="P14" draw:layer="layout" svg:width="20.995cm" svg:height="12.375cm" svg:x="2.921cm" svg:y="4.166cm" presentation:class="outline" presentation:user-transformed="true">
          <draw:text-box>
            <text:list text:style-name="L3">
              <text:list-item>
                <text:p text:style-name="P8">Backwards</text:p>
              </text:list-item>
            </text:list>
            <text:list text:style-name="L3">
              <text:list-item>
                <text:list>
                  <text:list-item>
                    <text:p text:style-name="P9">Never change existing behavior</text:p>
                  </text:list-item>
                </text:list>
              </text:list-item>
            </text:list>
            <text:list text:style-name="L3">
              <text:list-item>
                <text:list>
                  <text:list-item>
                    <text:p text:style-name="P9">Even if it's broken</text:p>
                  </text:list-item>
                </text:list>
              </text:list-item>
            </text:list>
            <text:list text:style-name="L3">
              <text:list-item>
                <text:p text:style-name="P8">Forwards</text:p>
              </text:list-item>
            </text:list>
            <text:list text:style-name="L3">
              <text:list-item>
                <text:list>
                  <text:list-item>
                    <text:p text:style-name="P9">Ensure that old apps can round trip new constructs</text:p>
                  </text:list-item>
                </text:list>
              </text:list-item>
            </text:list>
            <text:list text:style-name="L3">
              <text:list-item>
                <text:p text:style-name="P6">Sideways</text:p>
              </text:list-item>
            </text:list>
            <text:list text:style-name="L3">
              <text:list-item>
                <text:list>
                  <text:list-item>
                    <text:p text:style-name="P9">Give other implementations enough detail to degrade gracefully.</text:p>
                  </text:list-item>
                </text:list>
              </text:list-item>
            </text:list>
            <text:list text:style-name="L3">
              <text:list-item>
                <text:list>
                  <text:list-item>
                    <text:p text:style-name="P9">Even across file formats.</text:p>
                  </text:list-item>
                </text:list>
              </text:list-item>
            </text:list>
            <text:list text:style-name="L5">
              <text:list-item>
                <text:list>
                  <text:list-item>
                    <text:p text:style-name="P13"/>
                  </text:list-item>
                </text:list>
              </text:list-item>
            </text:list>
          </draw:text-box>
        </draw:frame>
        <presentation:notes draw:style-name="dp2">
          <draw:page-thumbnail draw:style-name="gr1" draw:layer="layout" svg:width="12.982cm" svg:height="9.737cm" svg:x="3.14cm" svg:y="1.905cm" draw:page-number="14" presentation:class="page"/>
          <draw:frame presentation:style-name="pr6" draw:text-style-name="P15" draw:layer="layout" svg:width="14.182cm" svg:height="11.642cm" svg:x="2.54cm" svg:y="12.277cm" presentation:class="notes" presentation:placeholder="true">
            <draw:text-box/>
          </draw:frame>
        </presentation:notes>
      </draw:page>
      <draw:page draw:name="page15" draw:style-name="dp3" draw:master-page-name="Bullet" presentation:presentation-page-layout-name="AL2T1">
        <draw:frame presentation:style-name="pr4" draw:text-style-name="P7" draw:layer="layout" svg:width="20.682cm" svg:height="2.753cm" svg:x="2.932cm" svg:y="0.71cm" presentation:class="title">
          <draw:text-box>
            <text:p text:style-name="P6">Function Incompatibilities</text:p>
          </draw:text-box>
        </draw:frame>
        <draw:frame presentation:style-name="pr20" draw:text-style-name="P14" draw:layer="layout" svg:width="20.995cm" svg:height="16.198cm" svg:x="2.921cm" svg:y="4.166cm" presentation:class="outline" presentation:user-transformed="true">
          <draw:text-box>
            <text:list text:style-name="L3">
              <text:list-item>
                <text:p text:style-name="P8">Name Conflicts</text:p>
              </text:list-item>
            </text:list>
            <text:list text:style-name="L3">
              <text:list-item>
                <text:list>
                  <text:list-item>
                    <text:p text:style-name="P9">LOG vs LOG10</text:p>
                  </text:list-item>
                </text:list>
              </text:list-item>
            </text:list>
            <text:list text:style-name="L3">
              <text:list-item>
                <text:p text:style-name="P6">Parameter Conflicts</text:p>
              </text:list-item>
            </text:list>
            <text:list text:style-name="L3">
              <text:list-item>
                <text:list>
                  <text:list-item>
                    <text:p text:style-name="P9">Different signatures</text:p>
                  </text:list-item>
                </text:list>
              </text:list-item>
            </text:list>
            <text:list text:style-name="L3">
              <text:list-item>
                <text:list>
                  <text:list-item>
                    <text:list>
                      <text:list-item>
                        <text:p text:style-name="P10">Adding R1C1 support to ADDRESS and INDIRECT</text:p>
                      </text:list-item>
                    </text:list>
                  </text:list-item>
                </text:list>
              </text:list-item>
            </text:list>
            <text:list text:style-name="L3">
              <text:list-item>
                <text:list>
                  <text:list-item>
                    <text:list>
                      <text:list-item>
                        <text:list>
                          <text:list-item>
                            <text:p text:style-name="P21">Current xls importer strips the unsupported arguments</text:p>
                          </text:list-item>
                        </text:list>
                      </text:list-item>
                    </text:list>
                  </text:list-item>
                </text:list>
              </text:list-item>
            </text:list>
            <text:list text:style-name="L3">
              <text:list-item>
                <text:list>
                  <text:list-item>
                    <text:list>
                      <text:list-item>
                        <text:list>
                          <text:list-item>
                            <text:p text:style-name="P21">and restores them on export</text:p>
                          </text:list-item>
                        </text:list>
                      </text:list-item>
                    </text:list>
                  </text:list-item>
                </text:list>
              </text:list-item>
            </text:list>
            <text:list text:style-name="L3">
              <text:list-item>
                <text:list>
                  <text:list-item>
                    <text:p text:style-name="P9">Extending a function</text:p>
                  </text:list-item>
                </text:list>
              </text:list-item>
            </text:list>
            <text:list text:style-name="L3">
              <text:list-item>
                <text:list>
                  <text:list-item>
                    <text:list>
                      <text:list-item>
                        <text:p text:style-name="P10">Adding a parameter</text:p>
                      </text:list-item>
                    </text:list>
                  </text:list-item>
                </text:list>
              </text:list-item>
            </text:list>
            <text:list text:style-name="L3">
              <text:list-item>
                <text:list>
                  <text:list-item>
                    <text:list>
                      <text:list-item>
                        <text:p text:style-name="P10">Extending the allowable value for a parameter</text:p>
                      </text:list-item>
                    </text:list>
                  </text:list-item>
                </text:list>
              </text:list-item>
            </text:list>
            <text:list text:style-name="L3">
              <text:list-item>
                <text:p text:style-name="P6">Behavior differences</text:p>
              </text:list-item>
            </text:list>
            <text:list text:style-name="L3">
              <text:list-item>
                <text:list>
                  <text:list-item>
                    <text:p text:style-name="P9">Improving Accuracy</text:p>
                  </text:list-item>
                </text:list>
              </text:list-item>
            </text:list>
            <text:list text:style-name="L3">
              <text:list-item>
                <text:list>
                  <text:list-item>
                    <text:p text:style-name="P9">Type Conversion</text:p>
                  </text:list-item>
                </text:list>
              </text:list-item>
            </text:list>
            <text:list text:style-name="L3">
              <text:list-item>
                <text:p text:style-name="P6"/>
              </text:list-item>
            </text:list>
            <text:list text:style-name="L5">
              <text:list-item>
                <text:list>
                  <text:list-item>
                    <text:p text:style-name="P13"/>
                  </text:list-item>
                </text:list>
              </text:list-item>
            </text:list>
            <text:list text:style-name="L5">
              <text:list-item>
                <text:list>
                  <text:list-item>
                    <text:p text:style-name="P13"/>
                  </text:list-item>
                </text:list>
              </text:list-item>
            </text:list>
          </draw:text-box>
        </draw:frame>
        <presentation:notes draw:style-name="dp2">
          <draw:page-thumbnail draw:style-name="gr1" draw:layer="layout" svg:width="12.982cm" svg:height="9.737cm" svg:x="3.14cm" svg:y="1.905cm" draw:page-number="15" presentation:class="page"/>
          <draw:frame presentation:style-name="pr6" draw:text-style-name="P15" draw:layer="layout" svg:width="14.182cm" svg:height="11.642cm" svg:x="2.54cm" svg:y="12.277cm" presentation:class="notes" presentation:placeholder="true">
            <draw:text-box/>
          </draw:frame>
        </presentation:notes>
      </draw:page>
      <draw:page draw:name="page16" draw:style-name="dp3" draw:master-page-name="Bullet" presentation:presentation-page-layout-name="AL2T1">
        <office:forms form:automatic-focus="false" form:apply-design-mode="false"/>
        <draw:frame presentation:style-name="pr4" draw:text-style-name="P7" draw:layer="layout" svg:width="20.682cm" svg:height="2.753cm" svg:x="2.932cm" svg:y="0.71cm" presentation:class="title">
          <draw:text-box>
            <text:p text:style-name="P6">Why is this difficult ?</text:p>
          </draw:text-box>
        </draw:frame>
        <draw:frame presentation:style-name="pr21" draw:text-style-name="P14" draw:layer="layout" svg:width="20.995cm" svg:height="12.375cm" svg:x="2.921cm" svg:y="4.166cm" presentation:class="outline" presentation:user-transformed="true">
          <draw:text-box>
            <text:list text:style-name="L3">
              <text:list-item>
                <text:p text:style-name="P8">Just create a new function for everything</text:p>
              </text:list-item>
            </text:list>
            <text:list text:style-name="L3">
              <text:list-item>
                <text:list>
                  <text:list-item>
                    <text:p text:style-name="P9">FOO_v2</text:p>
                  </text:list-item>
                </text:list>
              </text:list-item>
            </text:list>
            <text:list text:style-name="L3">
              <text:list-item>
                <text:list>
                  <text:list-item>
                    <text:p text:style-name="P9">What could be simpler ?</text:p>
                  </text:list-item>
                </text:list>
              </text:list-item>
            </text:list>
            <text:list text:style-name="L3">
              <text:list-item>
                <text:list>
                  <text:list-item>
                    <text:p text:style-name="P9">Backwards becomes simple</text:p>
                  </text:list-item>
                </text:list>
              </text:list-item>
            </text:list>
            <text:list text:style-name="L4">
              <text:list-item>
                <text:list>
                  <text:list-item>
                    <text:list>
                      <text:list-item>
                        <text:p text:style-name="P10">Ignoring cost of maintaing multiple copies of functions in-perpetuity</text:p>
                      </text:list-item>
                    </text:list>
                  </text:list-item>
                </text:list>
              </text:list-item>
            </text:list>
            <text:list text:style-name="L4">
              <text:list-item>
                <text:p text:style-name="P6">Forward Compatibility</text:p>
              </text:list-item>
            </text:list>
            <text:list text:style-name="L4">
              <text:list-item>
                <text:list>
                  <text:list-item>
                    <text:p text:style-name="P11">Need fallback mechanism old version does not know about new name.</text:p>
                  </text:list-item>
                </text:list>
              </text:list-item>
            </text:list>
            <text:list text:style-name="L4">
              <text:list-item>
                <text:p text:style-name="P6">Isn't it all being Standardized</text:p>
              </text:list-item>
            </text:list>
            <text:list text:style-name="L4">
              <text:list-item>
                <text:list>
                  <text:list-item>
                    <text:p text:style-name="P11">ODF formula subcommittee (previously OpenFormula)</text:p>
                  </text:list-item>
                </text:list>
              </text:list-item>
            </text:list>
            <text:list text:style-name="L4">
              <text:list-item>
                <text:list>
                  <text:list-item>
                    <text:p text:style-name="P11">OfficeOpen includes partial spec</text:p>
                  </text:list-item>
                </text:list>
              </text:list-item>
            </text:list>
          </draw:text-box>
        </draw:frame>
        <presentation:notes draw:style-name="dp2">
          <office:forms form:automatic-focus="false" form:apply-design-mode="false"/>
          <draw:page-thumbnail draw:style-name="gr1" draw:layer="layout" svg:width="12.982cm" svg:height="9.737cm" svg:x="3.14cm" svg:y="1.905cm" draw:page-number="16" presentation:class="page"/>
          <draw:frame presentation:style-name="pr6" draw:text-style-name="P15" draw:layer="layout" svg:width="14.182cm" svg:height="11.642cm" svg:x="2.54cm" svg:y="12.277cm" presentation:class="notes" presentation:placeholder="true">
            <draw:text-box/>
          </draw:frame>
        </presentation:notes>
      </draw:page>
      <draw:page draw:name="page17" draw:style-name="dp3" draw:master-page-name="Bullet" presentation:presentation-page-layout-name="AL2T1">
        <office:forms form:automatic-focus="false" form:apply-design-mode="false"/>
        <draw:frame presentation:style-name="pr4" draw:text-style-name="P7" draw:layer="layout" svg:width="20.682cm" svg:height="2.753cm" svg:x="2.932cm" svg:y="0.71cm" presentation:class="title">
          <draw:text-box>
            <text:p text:style-name="P6">Don't Forget Sideways</text:p>
          </draw:text-box>
        </draw:frame>
        <draw:frame presentation:style-name="pr22" draw:text-style-name="P14" draw:layer="layout" svg:width="20.995cm" svg:height="12.375cm" svg:x="2.921cm" svg:y="4.166cm" presentation:class="outline" presentation:user-transformed="true">
          <draw:text-box>
            <text:list text:style-name="L3">
              <text:list-item>
                <text:p text:style-name="P8">Can we use file format as a flag ?</text:p>
              </text:list-item>
            </text:list>
            <text:list text:style-name="L3">
              <text:list-item>
                <text:list>
                  <text:list-item>
                    <text:p text:style-name="P9">When loading an xls use XL_FOO</text:p>
                  </text:list-item>
                </text:list>
              </text:list-item>
            </text:list>
            <text:list text:style-name="L3">
              <text:list-item>
                <text:list>
                  <text:list-item>
                    <text:p text:style-name="P9">No :-(</text:p>
                  </text:list-item>
                </text:list>
              </text:list-item>
            </text:list>
            <text:list text:style-name="L3">
              <text:list-item>
                <text:p text:style-name="P6"/>
              </text:list-item>
            </text:list>
            <text:list text:style-name="L4">
              <text:list-item>
                <text:p text:style-name="P6">Trans-format Roundtripping</text:p>
              </text:list-item>
            </text:list>
            <text:list text:style-name="L4">
              <text:list-item>
                <text:list>
                  <text:list-item>
                    <text:p text:style-name="P11">OOo(xls)</text:p>
                  </text:list-item>
                </text:list>
              </text:list-item>
            </text:list>
            <text:list text:style-name="L4">
              <text:list-item>
                <text:list>
                  <text:list-item>
                    <text:p text:style-name="P11">XL(xls) -&gt; OOo(xls) -&gt; XL(xls)</text:p>
                  </text:list-item>
                </text:list>
              </text:list-item>
            </text:list>
            <text:list text:style-name="L4">
              <text:list-item>
                <text:list>
                  <text:list-item>
                    <text:p text:style-name="P11">OOo(xls) -&gt; XL(xls) -&gt; OOo(xls)</text:p>
                  </text:list-item>
                </text:list>
              </text:list-item>
            </text:list>
          </draw:text-box>
        </draw:frame>
        <presentation:notes draw:style-name="dp2">
          <office:forms form:automatic-focus="false" form:apply-design-mode="false"/>
          <draw:page-thumbnail draw:style-name="gr1" draw:layer="layout" svg:width="12.982cm" svg:height="9.737cm" svg:x="3.14cm" svg:y="1.905cm" draw:page-number="17" presentation:class="page"/>
          <draw:frame presentation:style-name="pr6" draw:text-style-name="P15" draw:layer="layout" svg:width="14.182cm" svg:height="11.642cm" svg:x="2.54cm" svg:y="12.277cm" presentation:class="notes" presentation:placeholder="true">
            <draw:text-box/>
          </draw:frame>
        </presentation:notes>
      </draw:page>
      <draw:page draw:name="page18" draw:style-name="dp3" draw:master-page-name="Bullet" presentation:presentation-page-layout-name="AL2T1">
        <office:forms form:automatic-focus="false" form:apply-design-mode="false"/>
        <draw:frame presentation:style-name="pr4" draw:text-style-name="P7" draw:layer="layout" svg:width="20.682cm" svg:height="2.753cm" svg:x="2.932cm" svg:y="0.71cm" presentation:class="title">
          <draw:text-box>
            <text:p text:style-name="P6">Available Tools</text:p>
          </draw:text-box>
        </draw:frame>
        <draw:frame presentation:style-name="pr23" draw:text-style-name="P14" draw:layer="layout" svg:width="20.995cm" svg:height="12.375cm" svg:x="2.921cm" svg:y="4.166cm" presentation:class="outline" presentation:user-transformed="true">
          <draw:text-box>
            <text:list text:style-name="L3">
              <text:list-item>
                <text:p text:style-name="P8">ODF</text:p>
              </text:list-item>
            </text:list>
            <text:list text:style-name="L3">
              <text:list-item>
                <text:list>
                  <text:list-item>
                    <text:p text:style-name="P9">Generator version</text:p>
                  </text:list-item>
                </text:list>
              </text:list-item>
            </text:list>
            <text:list text:style-name="L3">
              <text:list-item>
                <text:list>
                  <text:list-item>
                    <text:p text:style-name="P9">A namespace for each expression</text:p>
                  </text:list-item>
                </text:list>
              </text:list-item>
            </text:list>
            <text:list text:style-name="L3">
              <text:list-item>
                <text:list>
                  <text:list-item>
                    <text:list>
                      <text:list-item>
                        <text:p text:style-name="P10">“oooc:” The existing name space for 2.0 -&gt; 2.0.3</text:p>
                      </text:list-item>
                    </text:list>
                  </text:list-item>
                </text:list>
              </text:list-item>
            </text:list>
            <text:list text:style-name="L3">
              <text:list-item>
                <text:list>
                  <text:list-item>
                    <text:list>
                      <text:list-item>
                        <text:p text:style-name="P10">“of:” 'OpenFormula' namespace now supported in 2.0.4</text:p>
                      </text:list-item>
                    </text:list>
                  </text:list-item>
                </text:list>
              </text:list-item>
            </text:list>
            <text:list text:style-name="L3">
              <text:list-item>
                <text:p text:style-name="P6"/>
              </text:list-item>
            </text:list>
            <text:list text:style-name="L3">
              <text:list-item>
                <text:p text:style-name="P6">OfficeOpen (ECMA TC45)</text:p>
              </text:list-item>
            </text:list>
            <text:list text:style-name="L3">
              <text:list-item>
                <text:list>
                  <text:list-item>
                    <text:p text:style-name="P9">Version of appliction</text:p>
                  </text:list-item>
                </text:list>
              </text:list-item>
            </text:list>
            <text:list text:style-name="L3">
              <text:list-item>
                <text:list>
                  <text:list-item>
                    <text:p text:style-name="P9">'Platform' of application</text:p>
                  </text:list-item>
                </text:list>
              </text:list-item>
            </text:list>
            <text:list text:style-name="L3">
              <text:list-item>
                <text:list>
                  <text:list-item>
                    <text:p text:style-name="P9">A plethora of random backwards compatibility flags</text:p>
                  </text:list-item>
                </text:list>
              </text:list-item>
            </text:list>
          </draw:text-box>
        </draw:frame>
        <presentation:notes draw:style-name="dp2">
          <office:forms form:automatic-focus="false" form:apply-design-mode="false"/>
          <draw:page-thumbnail draw:style-name="gr1" draw:layer="layout" svg:width="12.982cm" svg:height="9.737cm" svg:x="3.14cm" svg:y="1.905cm" draw:page-number="18" presentation:class="page"/>
          <draw:frame presentation:style-name="pr6" draw:text-style-name="P15" draw:layer="layout" svg:width="14.182cm" svg:height="11.642cm" svg:x="2.54cm" svg:y="12.277cm" presentation:class="notes" presentation:placeholder="true">
            <draw:text-box/>
          </draw:frame>
        </presentation:notes>
      </draw:page>
      <draw:page draw:name="page19" draw:style-name="dp3" draw:master-page-name="Bullet" presentation:presentation-page-layout-name="AL2T1">
        <office:forms form:automatic-focus="false" form:apply-design-mode="false"/>
        <draw:frame presentation:style-name="pr4" draw:text-style-name="P7" draw:layer="layout" svg:width="20.682cm" svg:height="2.753cm" svg:x="2.932cm" svg:y="0.71cm" presentation:class="title">
          <draw:text-box>
            <text:p text:style-name="P6">Proposed Solution</text:p>
          </draw:text-box>
        </draw:frame>
        <draw:frame presentation:style-name="pr24" draw:text-style-name="P14" draw:layer="layout" svg:width="20.995cm" svg:height="12.375cm" svg:x="2.921cm" svg:y="4.166cm" presentation:class="outline" presentation:user-transformed="true">
          <draw:text-box>
            <text:list text:style-name="L4">
              <text:list-item>
                <text:p text:style-name="P5">Add a function Map for behavior changes</text:p>
              </text:list-item>
            </text:list>
            <text:list text:style-name="L4">
              <text:list-item>
                <text:list>
                  <text:list-item>
                    <text:p text:style-name="P19">Use 'default' names in exported formulas</text:p>
                  </text:list-item>
                </text:list>
              </text:list-item>
            </text:list>
            <text:list text:style-name="L4">
              <text:list-item>
                <text:list>
                  <text:list-item>
                    <text:list>
                      <text:list-item>
                        <text:p text:style-name="P20">Ensures backwards and forwards compat</text:p>
                      </text:list-item>
                    </text:list>
                  </text:list-item>
                </text:list>
              </text:list-item>
            </text:list>
            <text:list text:style-name="L4">
              <text:list-item>
                <text:list>
                  <text:list-item>
                    <text:list>
                      <text:list-item>
                        <text:p text:style-name="P20">Newer versions can lookup expected version</text:p>
                      </text:list-item>
                    </text:list>
                  </text:list-item>
                </text:list>
              </text:list-item>
            </text:list>
            <text:list text:style-name="L4">
              <text:list-item>
                <text:list>
                  <text:list-item>
                    <text:list>
                      <text:list-item>
                        <text:p text:style-name="P20">Older apps can warn of mismatches in impacted cells</text:p>
                      </text:list-item>
                    </text:list>
                  </text:list-item>
                </text:list>
              </text:list-item>
            </text:list>
            <text:list text:style-name="L4">
              <text:list-item>
                <text:list>
                  <text:list-item>
                    <text:p text:style-name="P19">Use versioned names for signature changes</text:p>
                  </text:list-item>
                </text:list>
              </text:list-item>
            </text:list>
            <text:list text:style-name="L4">
              <text:list-item>
                <text:list>
                  <text:list-item>
                    <text:list>
                      <text:list-item>
                        <text:p text:style-name="P20">Too large a change to allow old apps without forcing old apps to know about the map</text:p>
                      </text:list-item>
                    </text:list>
                  </text:list-item>
                </text:list>
              </text:list-item>
            </text:list>
          </draw:text-box>
        </draw:frame>
        <presentation:notes draw:style-name="dp2">
          <office:forms form:automatic-focus="false" form:apply-design-mode="false"/>
          <draw:page-thumbnail draw:style-name="gr1" draw:layer="layout" svg:width="12.982cm" svg:height="9.737cm" svg:x="3.14cm" svg:y="1.905cm" draw:page-number="19" presentation:class="page"/>
          <draw:frame presentation:style-name="pr6" draw:text-style-name="P15" draw:layer="layout" svg:width="14.182cm" svg:height="11.642cm" svg:x="2.54cm" svg:y="12.277cm" presentation:class="notes" presentation:placeholder="true">
            <draw:text-box/>
          </draw:frame>
        </presentation:notes>
      </draw:page>
      <draw:page draw:name="page20" draw:style-name="dp3" draw:master-page-name="Bullet" presentation:presentation-page-layout-name="AL2T1">
        <office:forms form:automatic-focus="false" form:apply-design-mode="false"/>
        <draw:frame presentation:style-name="pr4" draw:text-style-name="P7" draw:layer="layout" svg:width="20.682cm" svg:height="2.753cm" svg:x="2.932cm" svg:y="0.71cm" presentation:class="title">
          <draw:text-box>
            <text:p text:style-name="P6">Summary</text:p>
          </draw:text-box>
        </draw:frame>
        <draw:frame presentation:style-name="pr25" draw:text-style-name="P14" draw:layer="layout" svg:width="20.995cm" svg:height="12.375cm" svg:x="2.921cm" svg:y="4.166cm" presentation:class="outline" presentation:user-transformed="true">
          <draw:text-box>
            <text:list text:style-name="L4">
              <text:list-item>
                <text:p text:style-name="P5">ODF Extensions</text:p>
              </text:list-item>
            </text:list>
            <text:list text:style-name="L4">
              <text:list-item>
                <text:list>
                  <text:list-item>
                    <text:p text:style-name="P19">Function map to completement the baseline versions</text:p>
                  </text:list-item>
                </text:list>
              </text:list-item>
            </text:list>
            <text:list text:style-name="L4">
              <text:list-item>
                <text:list>
                  <text:list-item>
                    <text:p text:style-name="P19">Minor additional characteristics tree with details</text:p>
                  </text:list-item>
                </text:list>
              </text:list-item>
            </text:list>
            <text:list text:style-name="L4">
              <text:list-item>
                <text:list>
                  <text:list-item>
                    <text:p text:style-name="P12"/>
                  </text:list-item>
                </text:list>
              </text:list-item>
            </text:list>
            <text:list text:style-name="L4">
              <text:list-item>
                <text:p text:style-name="P5">XLS Extensions</text:p>
              </text:list-item>
            </text:list>
            <text:list text:style-name="L4">
              <text:list-item>
                <text:list>
                  <text:list-item>
                    <text:p text:style-name="P19">Add 2 new records for characteristics</text:p>
                  </text:list-item>
                </text:list>
              </text:list-item>
            </text:list>
          </draw:text-box>
        </draw:frame>
        <presentation:notes draw:style-name="dp2">
          <office:forms form:automatic-focus="false" form:apply-design-mode="false"/>
          <draw:page-thumbnail draw:style-name="gr1" draw:layer="layout" svg:width="12.982cm" svg:height="9.737cm" svg:x="3.14cm" svg:y="1.905cm" draw:page-number="20" presentation:class="page"/>
          <draw:frame presentation:style-name="pr6" draw:text-style-name="P15" draw:layer="layout" svg:width="14.182cm" svg:height="11.642cm" svg:x="2.54cm" svg:y="12.277cm" presentation:class="notes" presentation:placeholder="true">
            <draw:text-box/>
          </draw:frame>
        </presentation:notes>
      </draw:page>
      <draw:page draw:name="Logo Slide" draw:style-name="dp3" draw:master-page-name="Logo" presentation:presentation-page-layout-name="AL2T1">
        <presentation:notes draw:style-name="dp2">
          <draw:page-thumbnail draw:style-name="gr1" draw:layer="layout" svg:width="12.982cm" svg:height="9.737cm" svg:x="3.14cm" svg:y="1.905cm" draw:page-number="21" presentation:class="page"/>
          <draw:frame presentation:style-name="pr26" draw:text-style-name="P5" draw:layer="layout" svg:width="14.182cm" svg:height="11.642cm" svg:x="2.54cm" svg:y="12.277cm" presentation:class="notes" presentation:placeholder="true">
            <draw:text-box/>
          </draw:frame>
        </presentation:notes>
      </draw:page>
      <draw:page draw:name="Disclaimer Slide" draw:style-name="dp3" draw:master-page-name="Disclaimer" presentation:presentation-page-layout-name="AL2T1">
        <draw:frame presentation:style-name="pr27" draw:text-style-name="P24" draw:layer="layout" svg:width="22.86cm" svg:height="9.009cm" svg:x="0.711cm" svg:y="1.373cm" presentation:class="outline" presentation:user-transformed="true">
          <draw:text-box>
            <text:list text:style-name="L7">
              <text:list-item>
                <text:p text:style-name="P23"><text:span text:style-name="T9">Unpublished Work of Novell, Inc. All Rights Reserved.</text:span></text:p>
              </text:list-item>
            </text:list>
            <text:list text:style-name="L7">
              <text:list-item>
                <text:p text:style-name="P23"><text:span text:style-name="T10">This work is an unpublished work <text:s/>of Novell, Inc. </text:span></text:p>
              </text:list-item>
            </text:list>
            <text:list text:style-name="L7">
              <text:list-item>
                <text:p text:style-name="P23"><text:span text:style-name="T9"/></text:p>
              </text:list-item>
            </text:list>
            <text:list text:style-name="L7">
              <text:list-item>
                <text:p text:style-name="P23"><text:span text:style-name="T9">General Disclaimer</text:span></text:p>
              </text:list-item>
            </text:list>
            <text:list text:style-name="L7">
              <text:list-item>
                <text:p text:style-name="P23"><text:span text:style-name="T10">This document is not to be construed as a promise by any participating company to develop, deliver, or market a product. <text:s/>Novell, Inc., makes no representations or warranties with respect to the contents of this document, and specifically disclaims any express or implied warranties of merchantability or fitness for any particular purpose. <text:s/>Further, Novell, Inc., reserves the right to revise this document and to make changes to its content, at any time, without obligation to notify any person or entity of such revisions or changes. All Novell marks referenced in this presentation are trademarks or registered trademarks of Novell, Inc. in the United States and other countries. <text:s/>All third-party trademarks are the property of their respective owners.</text:span></text:p>
              </text:list-item>
            </text:list>
          </draw:text-box>
        </draw:frame>
        <presentation:notes draw:style-name="dp2">
          <draw:page-thumbnail draw:style-name="gr1" draw:layer="layout" svg:width="12.982cm" svg:height="9.737cm" svg:x="3.14cm" svg:y="1.905cm" draw:page-number="22" presentation:class="page"/>
          <draw:frame presentation:style-name="pr28" draw:text-style-name="P5" draw:layer="layout" svg:width="14.182cm" svg:height="11.642cm" svg:x="2.54cm" svg:y="12.27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203cm" draw:marker-start-center="false" draw:marker-end-width="0.203cm" draw:marker-end-center="false" draw:fill="solid" draw:fill-color="#cccccd" draw:fill-gradient-name="Gradient_20_7" draw:fill-hatch-name="Hatch_20_1" draw:fill-image-name="Bitmape_20_1" draw:fill-image-width="0cm" draw:fill-image-height="0cm" draw:shadow="hidden" draw:shadow-offset-x="0.305cm" draw:shadow-offset-y="0.305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style-name="Regular" style:font-family-generic="swiss"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20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fo:font-weight="bold"/>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32pt" fo:font-weight="bold"/>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fo:font-weight="normal"/>
    </style:style>
    <style:style style:name="headline" style:family="graphic" style:parent-style-name="standard">
      <style:graphic-properties draw:stroke="none" draw:fill="none"/>
      <style:paragraph-properties fo:margin-top="0cm" fo:margin-bottom="0cm"/>
      <style:text-properties fo:font-size="32pt" fo:font-weight="bold"/>
    </style:style>
    <style:style style:name="headline1" style:family="graphic" style:parent-style-name="standard">
      <style:graphic-properties draw:stroke="none" draw:fill="none"/>
      <style:paragraph-properties fo:margin-top="0cm" fo:margin-bottom="0cm"/>
      <style:text-properties fo:font-size="18pt" fo:font-weight="bold"/>
    </style:style>
    <style:style style:name="headline2" style:family="graphic" style:parent-style-name="standard">
      <style:graphic-properties draw:stroke="none" draw:fill="none"/>
      <style:paragraph-properties fo:margin-top="0cm" fo:margin-bottom="0cm"/>
      <style:text-properties fo:font-size="14pt" fo:font-style="normal"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ullet-title" style:family="presentation">
      <style:graphic-properties draw:stroke="none" draw:fill="none" draw:textarea-vertical-align="middle">
        <text:list-style>
          <text:list-level-style-bullet text:level="1" text:bullet-char="•">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00000" style:text-outline="false" style:text-line-through-style="none" style:text-position="0% 100%" fo:font-family="Arial" style:font-pitch="variable" fo:font-size="32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Bullet-subtitle" style:family="presentation">
      <style:graphic-properties draw:stroke="none" draw:fill="none" draw:textarea-vertical-align="middle">
        <text:list-style>
          <text:list-level-style-bullet text:level="1" text:bullet-char="•">
            <style:text-properties fo:font-family="Arial" style:font-family-generic="swiss" style:font-pitch="variable" fo:color="#5a5a5f" fo:font-size="100%"/>
          </text:list-level-style-bullet>
          <text:list-level-style-bullet text:level="2" text:bullet-char="•">
            <style:list-level-properties text:space-before="0.33cm"/>
            <style:text-properties fo:font-family="Arial" style:font-family-generic="swiss" style:font-pitch="variable" fo:color="#5a5a5f" fo:font-size="80%"/>
          </text:list-level-style-bullet>
          <text:list-level-style-bullet text:level="3" text:bullet-char="–">
            <style:list-level-properties text:space-before="1.106cm"/>
            <style:text-properties fo:font-family="Arial" style:font-family-generic="swiss" style:font-pitch="variable" fo:color="#5a5a5f" fo:font-size="100%"/>
          </text:list-level-style-bullet>
          <text:list-level-style-bullet text:level="4" text:bullet-char="–">
            <style:list-level-properties text:space-before="1.918cm"/>
            <style:text-properties fo:font-family="Arial" style:font-family-generic="swiss" style:font-pitch="variable" fo:color="#5a5a5f" fo:font-size="100%"/>
          </text:list-level-style-bullet>
          <text:list-level-style-bullet text:level="5" text:bullet-char="»">
            <style:list-level-properties text:space-before="2.703cm"/>
            <style:text-properties fo:font-family="Arial" style:font-family-generic="swiss" style:font-pitch="variable" fo:color="#5a5a5f" fo:font-size="100%"/>
          </text:list-level-style-bullet>
          <text:list-level-style-bullet text:level="6" text:bullet-char="»">
            <style:list-level-properties text:space-before="2.703cm"/>
            <style:text-properties fo:font-family="Arial" style:font-family-generic="swiss" style:font-pitch="variable" fo:color="#5a5a5f" fo:font-size="100%"/>
          </text:list-level-style-bullet>
          <text:list-level-style-bullet text:level="7" text:bullet-char="»">
            <style:list-level-properties text:space-before="2.703cm"/>
            <style:text-properties fo:font-family="Arial" style:font-family-generic="swiss" style:font-pitch="variable" fo:color="#5a5a5f" fo:font-size="100%"/>
          </text:list-level-style-bullet>
          <text:list-level-style-bullet text:level="8" text:bullet-char="»">
            <style:list-level-properties text:space-before="2.703cm"/>
            <style:text-properties fo:font-family="Arial" style:font-family-generic="swiss" style:font-pitch="variable" fo:color="#5a5a5f" fo:font-size="100%"/>
          </text:list-level-style-bullet>
          <text:list-level-style-bullet text:level="9" text:bullet-char="»">
            <style:list-level-properties text:space-before="2.703cm"/>
            <style:text-properties fo:font-family="Arial" style:font-family-generic="swiss" style:font-pitch="variable" fo:color="#5a5a5f" fo:font-size="100%"/>
          </text:list-level-style-bullet>
        </text:list-style>
      </style:graphic-properties>
      <style:paragraph-properties fo:margin-left="0cm" fo:margin-right="0cm" fo:margin-top="0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a5a5f" style:text-outline="false"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style-asian="normal" style:font-weight-asian="normal" style:font-family-complex="Tahoma" style:font-pitch-complex="variable" style:font-size-complex="16pt" style:font-style-complex="normal" style:font-weight-complex="normal" style:font-relief="none"/>
    </style:style>
    <style:style style:name="Bullet-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Bullet-backgroundobjects" style:family="presentation">
      <style:graphic-properties draw:shadow="hidden" draw:shadow-offset-x="0.3cm" draw:shadow-offset-y="0.3cm" draw:shadow-color="#808080"/>
    </style:style>
    <style:style style:name="Bulle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ullet-outline1" style:family="presentation">
      <style:graphic-properties draw:stroke="none" svg:stroke-width="0cm" svg:stroke-color="#000000" draw:marker-start-width="0.2cm" draw:marker-start-center="false" draw:marker-end-width="0.2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2.00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Arial" style:font-family-generic="swiss" style:font-pitch="variable" fo:color="#5a5a5f" fo:font-size="100%"/>
          </text:list-level-style-bullet>
          <text:list-level-style-bullet text:level="2" text:bullet-char="•">
            <style:list-level-properties text:space-before="0.635cm" text:min-label-width="0.635cm"/>
            <style:text-properties fo:font-family="Arial" style:font-family-generic="swiss" style:font-pitch="variable" fo:color="#5a5a5f" fo:font-size="80%"/>
          </text:list-level-style-bullet>
          <text:list-level-style-bullet text:level="3" text:bullet-char="–">
            <style:list-level-properties text:space-before="1.106cm" text:min-label-width="0.494cm"/>
            <style:text-properties fo:font-family="Arial" style:font-family-generic="swiss" style:font-pitch="variable" fo:color="#5a5a5f" fo:font-size="100%"/>
          </text:list-level-style-bullet>
          <text:list-level-style-bullet text:level="4" text:bullet-char="–">
            <style:list-level-properties text:space-before="1.918cm" text:min-label-width="0.467cm"/>
            <style:text-properties fo:font-family="Arial" style:font-family-generic="swiss" style:font-pitch="variable" fo:color="#5a5a5f" fo:font-size="100%"/>
          </text:list-level-style-bullet>
          <text:list-level-style-bullet text:level="5" text:bullet-char="»">
            <style:list-level-properties text:space-before="2.703cm" text:min-label-width="0.317cm"/>
            <style:text-properties fo:font-family="Arial" style:font-family-generic="swiss" style:font-pitch="variable" fo:color="#5a5a5f" fo:font-size="100%"/>
          </text:list-level-style-bullet>
          <text:list-level-style-bullet text:level="6" text:bullet-char="»">
            <style:list-level-properties text:space-before="2.703cm" text:min-label-width="0.317cm"/>
            <style:text-properties fo:font-family="Arial" style:font-family-generic="swiss" style:font-pitch="variable" fo:color="#5a5a5f" fo:font-size="100%"/>
          </text:list-level-style-bullet>
          <text:list-level-style-bullet text:level="7" text:bullet-char="»">
            <style:list-level-properties text:space-before="2.703cm" text:min-label-width="0.317cm"/>
            <style:text-properties fo:font-family="Arial" style:font-family-generic="swiss" style:font-pitch="variable" fo:color="#5a5a5f" fo:font-size="100%"/>
          </text:list-level-style-bullet>
          <text:list-level-style-bullet text:level="8" text:bullet-char="»">
            <style:list-level-properties text:space-before="2.703cm" text:min-label-width="0.317cm"/>
            <style:text-properties fo:font-family="Arial" style:font-family-generic="swiss" style:font-pitch="variable" fo:color="#5a5a5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25%" fo:text-align="start" text:enable-numbering="false" fo:text-indent="0cm" style:text-autospace="ideograph-alpha"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Lucida Sans Unicode'" style:font-pitch-asian="variable" style:font-size-asian="28pt" style:language-asian="en" style:country-asian="US" style:font-style-asian="normal" style:font-weight-asian="normal" style:font-family-complex="Tahoma" style:font-pitch-complex="variable" style:font-size-complex="28pt" style:language-complex="en" style:country-complex="US" style:font-style-complex="normal" style:font-weight-complex="normal" style:text-scale="100%" style:font-relief="none" fo:hyphenate="false"/>
    </style:style>
    <style:style style:name="Bullet-outline2" style:family="presentation" style:parent-style-name="Bullet-outline1">
      <style:graphic-properties draw:stroke="none" draw:stroke-dash="Dash_20_2" svg:stroke-width="0cm" svg:stroke-color="#000000" draw:marker-start-width="0.2cm" draw:marker-start-center="false" draw:marker-end-width="0.2cm" draw:marker-end-center="false" svg:stroke-opacity="100%" draw:stroke-linejoin="round" draw:fill="none" draw:fill-color="#ffffff" draw:fill-gradient-name="Gradient_20_8" draw:gradient-step-count="0" draw:fill-hatch-name="Hatch_20_1"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2.00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style:paragraph-properties fo:margin-left="1.27cm" fo:margin-right="0cm" fo:margin-top="0cm" fo:margin-bottom="0cm" fo:line-height="125%" fo:text-align="start" text:enable-numbering="true" fo:text-indent="0cm" style:text-autospace="ideograph-alpha"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 style:position="24.61cm"/>
          <style:tab-stop style:position="27.15cm"/>
        </style:tab-stops>
      </style:paragraph-properties>
      <style:text-properties fo:color="#3c3c41" style:text-outline="false" style:text-line-through-style="none" style:text-position="0% 100%" fo:font-family="Arial" style:font-pitch="variable" fo:font-size="20pt" fo:letter-spacing="normal" fo:language="en" fo:country="US" fo:font-style="normal" fo:text-shadow="none" style:text-underline-style="none" fo:font-weight="normal" style:text-underline-mode="continuous" style:text-line-through-mode="continuous" style:letter-kerning="false" style:font-family-asian="'Lucida Sans Unicode'" style:font-pitch-asian="variable" style:font-size-asian="20pt" style:language-asian="en" style:country-asian="US" style:font-style-asian="normal" style:font-weight-asian="normal" style:font-family-complex="Tahoma" style:font-pitch-complex="variable" style:font-size-complex="20pt" style:language-complex="en" style:country-complex="US" style:font-style-complex="normal" style:font-weight-complex="normal" style:text-scale="100%" style:font-relief="none" fo:hyphenate="false"/>
    </style:style>
    <style:style style:name="Bullet-outline3" style:family="presentation" style:parent-style-name="Bullet-outline2">
      <style:paragraph-properties fo:margin-left="1.905cm" fo:margin-right="0cm" fo:margin-top="0cm" fo:margin-bottom="0cm" fo:line-height="125%" fo:text-align="start" text:enable-numbering="true" fo:text-indent="-0.635cm" style:punctuation-wrap="hanging" style:line-break="strict">
        <style:tab-stops>
          <style:tab-stop style:position="0.939cm"/>
          <style:tab-stop style:position="3.479cm"/>
          <style:tab-stop style:position="6.019cm"/>
          <style:tab-stop style:position="8.559cm"/>
          <style:tab-stop style:position="11.099cm"/>
          <style:tab-stop style:position="13.639cm"/>
          <style:tab-stop style:position="16.179cm"/>
          <style:tab-stop style:position="18.719cm"/>
          <style:tab-stop style:position="21.259cm"/>
          <style:tab-stop style:position="23.799cm"/>
          <style:tab-stop style:position="26.339cm"/>
        </style:tab-stops>
      </style:paragraph-properties>
      <style:text-properties fo:color="#3c3c41" style:text-line-through-style="none" style:text-position="0% 100%" fo:font-family="Arial" style:font-pitch="variable" fo:font-size="16pt" fo:font-style="normal" fo:text-shadow="none" style:text-underline-style="none" fo:font-weight="normal" style:font-size-asian="16pt" style:font-size-complex="16pt" style:font-relief="none"/>
    </style:style>
    <style:style style:name="Bullet-outline4" style:family="presentation" style:parent-style-name="Bullet-outline3">
      <style:paragraph-properties fo:margin-left="3.81cm" fo:margin-right="0cm" fo:margin-top="0cm" fo:margin-bottom="0cm" fo:line-height="125%" fo:text-align="start" text:enable-numbering="true" fo:text-indent="0cm" style:punctuation-wrap="hanging" style:line-break="strict">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3c3c41" style:text-line-through-style="none" style:text-position="0% 100%" fo:font-family="Arial" style:font-pitch="variable" fo:font-size="14pt" fo:font-style="normal" fo:text-shadow="none" style:text-underline-style="none" fo:font-weight="normal" style:font-size-asian="14pt" style:font-size-complex="14pt" style:font-relief="none"/>
    </style:style>
    <style:style style:name="Bullet-outline5" style:family="presentation" style:parent-style-name="Bullet-outline4">
      <style:paragraph-properties fo:margin-left="5.08cm" fo:margin-right="0cm" fo:margin-top="0cm" fo:margin-bottom="0cm" fo:line-height="125%" fo:text-align="start" text:enable-numbering="true"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6" style:family="presentation" style:parent-style-name="Bullet-outline5">
      <style:paragraph-properties fo:margin-left="5.08cm" fo:margin-right="0cm" fo:margin-top="0cm" fo:margin-bottom="0cm" fo:line-height="125%" fo:text-align="start" text:enable-numbering="true"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7" style:family="presentation" style:parent-style-name="Bullet-outline6">
      <style:paragraph-properties fo:margin-left="5.08cm" fo:margin-right="0cm" fo:margin-top="0cm" fo:margin-bottom="0cm" fo:line-height="125%" fo:text-align="start" text:enable-numbering="true"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8" style:family="presentation" style:parent-style-name="Bullet-outline7">
      <style:paragraph-properties fo:margin-left="5.08cm" fo:margin-right="0cm" fo:margin-top="0cm" fo:margin-bottom="0cm" fo:line-height="125%" fo:text-align="start" text:enable-numbering="true"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9" style:family="presentation" style:parent-style-name="Bullet-outline8">
      <style:paragraph-properties fo:margin-left="7.62cm" fo:margin-right="0cm" fo:margin-top="0cm" fo:margin-bottom="0cm" fo:line-height="125%" fo:text-align="start" text:enable-numbering="true"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Title-title" style:family="presentation">
      <style:graphic-properties draw:stroke="none" draw:fill="none" draw:textarea-horizontal-align="left" draw:textarea-vertical-align="bottom">
        <text:list-style>
          <text:list-level-style-bullet text:level="1" text:bullet-char="•">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44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Title-subtitle" style:family="presentation">
      <style:graphic-properties draw:stroke="none" draw:fill="none" draw:textarea-vertical-align="middle">
        <text:list-style>
          <text:list-level-style-bullet text:level="1" text:bullet-char="•">
            <style:text-properties fo:font-family="Arial" style:font-family-generic="swiss" style:font-pitch="variable" fo:color="#5a5a5f" fo:font-size="100%"/>
          </text:list-level-style-bullet>
          <text:list-level-style-bullet text:level="2" text:bullet-char="•">
            <style:list-level-properties text:space-before="0.33cm"/>
            <style:text-properties fo:font-family="Arial" style:font-family-generic="swiss" style:font-pitch="variable" fo:color="#5a5a5f" fo:font-size="80%"/>
          </text:list-level-style-bullet>
          <text:list-level-style-bullet text:level="3" text:bullet-char="–">
            <style:list-level-properties text:space-before="1.106cm"/>
            <style:text-properties fo:font-family="Arial" style:font-family-generic="swiss" style:font-pitch="variable" fo:color="#5a5a5f" fo:font-size="100%"/>
          </text:list-level-style-bullet>
          <text:list-level-style-bullet text:level="4" text:bullet-char="–">
            <style:list-level-properties text:space-before="1.918cm"/>
            <style:text-properties fo:font-family="Arial" style:font-family-generic="swiss" style:font-pitch="variable" fo:color="#5a5a5f" fo:font-size="100%"/>
          </text:list-level-style-bullet>
          <text:list-level-style-bullet text:level="5" text:bullet-char="»">
            <style:list-level-properties text:space-before="2.703cm"/>
            <style:text-properties fo:font-family="Arial" style:font-family-generic="swiss" style:font-pitch="variable" fo:color="#5a5a5f" fo:font-size="100%"/>
          </text:list-level-style-bullet>
          <text:list-level-style-bullet text:level="6" text:bullet-char="»">
            <style:list-level-properties text:space-before="2.703cm"/>
            <style:text-properties fo:font-family="Arial" style:font-family-generic="swiss" style:font-pitch="variable" fo:color="#5a5a5f" fo:font-size="100%"/>
          </text:list-level-style-bullet>
          <text:list-level-style-bullet text:level="7" text:bullet-char="»">
            <style:list-level-properties text:space-before="2.703cm"/>
            <style:text-properties fo:font-family="Arial" style:font-family-generic="swiss" style:font-pitch="variable" fo:color="#5a5a5f" fo:font-size="100%"/>
          </text:list-level-style-bullet>
          <text:list-level-style-bullet text:level="8" text:bullet-char="»">
            <style:list-level-properties text:space-before="2.703cm"/>
            <style:text-properties fo:font-family="Arial" style:font-family-generic="swiss" style:font-pitch="variable" fo:color="#5a5a5f" fo:font-size="100%"/>
          </text:list-level-style-bullet>
          <text:list-level-style-bullet text:level="9" text:bullet-char="»">
            <style:list-level-properties text:space-before="2.703cm"/>
            <style:text-properties fo:font-family="Arial" style:font-family-generic="swiss" style:font-pitch="variable" fo:color="#5a5a5f" fo:font-size="100%"/>
          </text:list-level-style-bullet>
        </text:list-style>
      </style:graphic-properties>
      <style:paragraph-properties fo:margin-left="0cm" fo:margin-right="0cm" fo:margin-top="0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a5a5f" style:text-outline="false"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style-asian="normal" style:font-weight-asian="normal" style:font-family-complex="Tahoma" style:font-pitch-complex="variable" style:font-size-complex="16pt" style:font-style-complex="normal" style:font-weight-complex="normal" style:font-relief="none"/>
    </style:style>
    <style:style style:name="Title-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Title-backgroundobjects" style:family="presentation">
      <style:graphic-properties draw:shadow="hidden" draw:shadow-offset-x="0.3cm" draw:shadow-offset-y="0.3cm" draw:shadow-color="#808080"/>
    </style:style>
    <style:style style:name="Title-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Title-outline1" style:family="presentation">
      <style:graphic-properties draw:stroke="none" draw:fill="none">
        <text:list-style>
          <text:list-level-style-bullet text:level="1" text:bullet-char="•">
            <style:text-properties fo:font-family="Arial" style:font-family-generic="swiss" style:font-pitch="variable" fo:color="#5a5a5f" fo:font-size="100%"/>
          </text:list-level-style-bullet>
          <text:list-level-style-bullet text:level="2" text:bullet-char="•">
            <style:list-level-properties text:space-before="0.33cm" text:min-label-width="0.459cm"/>
            <style:text-properties fo:font-family="Arial" style:font-family-generic="swiss" style:font-pitch="variable" fo:color="#5a5a5f" fo:font-size="80%"/>
          </text:list-level-style-bullet>
          <text:list-level-style-bullet text:level="3" text:bullet-char="–">
            <style:list-level-properties text:space-before="1.106cm" text:min-label-width="0.494cm"/>
            <style:text-properties fo:font-family="Arial" style:font-family-generic="swiss" style:font-pitch="variable" fo:color="#5a5a5f" fo:font-size="100%"/>
          </text:list-level-style-bullet>
          <text:list-level-style-bullet text:level="4" text:bullet-char="–">
            <style:list-level-properties text:space-before="1.918cm" text:min-label-width="0.467cm"/>
            <style:text-properties fo:font-family="Arial" style:font-family-generic="swiss" style:font-pitch="variable" fo:color="#5a5a5f" fo:font-size="100%"/>
          </text:list-level-style-bullet>
          <text:list-level-style-bullet text:level="5" text:bullet-char="»">
            <style:list-level-properties text:space-before="2.703cm" text:min-label-width="0.317cm"/>
            <style:text-properties fo:font-family="Arial" style:font-family-generic="swiss" style:font-pitch="variable" fo:color="#5a5a5f" fo:font-size="100%"/>
          </text:list-level-style-bullet>
          <text:list-level-style-bullet text:level="6" text:bullet-char="»">
            <style:list-level-properties text:space-before="2.703cm" text:min-label-width="0.317cm"/>
            <style:text-properties fo:font-family="Arial" style:font-family-generic="swiss" style:font-pitch="variable" fo:color="#5a5a5f" fo:font-size="100%"/>
          </text:list-level-style-bullet>
          <text:list-level-style-bullet text:level="7" text:bullet-char="»">
            <style:list-level-properties text:space-before="2.703cm" text:min-label-width="0.317cm"/>
            <style:text-properties fo:font-family="Arial" style:font-family-generic="swiss" style:font-pitch="variable" fo:color="#5a5a5f" fo:font-size="100%"/>
          </text:list-level-style-bullet>
          <text:list-level-style-bullet text:level="8" text:bullet-char="»">
            <style:list-level-properties text:space-before="2.703cm" text:min-label-width="0.317cm"/>
            <style:text-properties fo:font-family="Arial" style:font-family-generic="swiss" style:font-pitch="variable" fo:color="#5a5a5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246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pitch="variable" fo:font-size="16pt" fo:font-style="normal" fo:text-shadow="none" style:text-underline-style="none" fo:font-weight="bold" style:font-family-asian="'Lucida Sans Unicode'"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Title-outline2" style:family="presentation" style:parent-style-name="Title-outline1">
      <style:paragraph-properties fo:margin-left="0cm" fo:margin-right="0cm" fo:margin-top="0.176cm" fo:margin-bottom="0cm" fo:line-height="107%" fo:text-align="start" text:enable-numbering="false" fo:text-indent="0cm"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 style:position="24.61cm"/>
          <style:tab-stop style:position="27.15cm"/>
        </style:tab-stops>
      </style:paragraph-properties>
      <style:text-properties fo:color="#3c3c41" style:text-line-through-style="none" style:text-position="0% 100%" fo:font-family="Arial" style:font-pitch="variable" fo:font-size="14pt" fo:font-style="normal" fo:text-shadow="none" style:text-underline-style="none" fo:font-weight="normal" style:font-size-asian="20pt" style:font-size-complex="20pt" style:font-relief="none"/>
    </style:style>
    <style:style style:name="Title-outline3" style:family="presentation" style:parent-style-name="Title-outline2">
      <style:paragraph-properties fo:margin-left="0cm" fo:margin-right="0cm" fo:margin-top="0.141cm" fo:margin-bottom="0cm" fo:line-height="107%" fo:text-align="start" text:enable-numbering="false" fo:text-indent="0cm" style:punctuation-wrap="hanging" style:line-break="strict">
        <style:tab-stops>
          <style:tab-stop style:position="0.939cm"/>
          <style:tab-stop style:position="3.479cm"/>
          <style:tab-stop style:position="6.019cm"/>
          <style:tab-stop style:position="8.559cm"/>
          <style:tab-stop style:position="11.099cm"/>
          <style:tab-stop style:position="13.639cm"/>
          <style:tab-stop style:position="16.179cm"/>
          <style:tab-stop style:position="18.719cm"/>
          <style:tab-stop style:position="21.259cm"/>
          <style:tab-stop style:position="23.799cm"/>
          <style:tab-stop style:position="26.339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16pt" style:font-size-complex="16pt" style:font-relief="none"/>
    </style:style>
    <style:style style:name="Title-outline4" style:family="presentation" style:parent-style-name="Title-outline3">
      <style:paragraph-properties fo:margin-left="0cm" fo:margin-right="0cm" fo:margin-top="0.123cm" fo:margin-bottom="0cm" fo:line-height="107%" fo:text-align="start" text:enable-numbering="false" fo:text-indent="0cm" style:punctuation-wrap="hanging" style:line-break="strict">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14pt" style:font-size-complex="14pt" style:font-relief="none"/>
    </style:style>
    <style:style style:name="Title-outline5" style:family="presentation" style:parent-style-name="Title-outline4">
      <style:paragraph-properties fo:margin-left="0cm" fo:margin-right="0cm" fo:margin-top="0.105cm" fo:margin-bottom="0cm" fo:line-height="107%" fo:text-align="start" text:enable-numbering="false"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12pt" style:font-size-complex="12pt" style:font-relief="none"/>
    </style:style>
    <style:style style:name="Title-outline6" style:family="presentation" style:parent-style-name="Title-outline5">
      <style:paragraph-properties fo:margin-left="3.02cm" fo:margin-right="0cm" fo:margin-top="0.105cm" fo:margin-bottom="0cm" fo:line-height="107%" fo:text-align="start" text:enable-numbering="false"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12pt" style:font-size-complex="12pt" style:font-relief="none"/>
    </style:style>
    <style:style style:name="Title-outline7" style:family="presentation" style:parent-style-name="Title-outline6">
      <style:paragraph-properties fo:margin-left="3.02cm" fo:margin-right="0cm" fo:margin-top="0.105cm" fo:margin-bottom="0cm" fo:line-height="107%" fo:text-align="start" text:enable-numbering="false"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12pt" style:font-size-complex="12pt" style:font-relief="none"/>
    </style:style>
    <style:style style:name="Title-outline8" style:family="presentation" style:parent-style-name="Title-outline7">
      <style:paragraph-properties fo:margin-left="3.02cm" fo:margin-right="0cm" fo:margin-top="0.105cm" fo:margin-bottom="0cm" fo:line-height="107%" fo:text-align="start" text:enable-numbering="false"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12pt" style:font-size-complex="12pt" style:font-relief="none"/>
    </style:style>
    <style:style style:name="Title-outline9" style:family="presentation" style:parent-style-name="Title-outline8">
      <style:paragraph-properties fo:margin-left="0cm" fo:margin-right="0cm" fo:margin-top="0.105cm" fo:margin-bottom="0cm" fo:line-height="107%" fo:text-align="start" text:enable-numbering="false"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12pt" style:font-size-complex="12pt" style:font-relief="none"/>
    </style:style>
    <style:style style:name="Logo-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style style:name="Logo-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Logo-background" style:family="presentation">
      <style:graphic-properties draw:stroke="none" draw:fill="solid" draw:fill-color="#ffffff" draw:textarea-horizontal-align="center" draw:textarea-vertical-align="middle" draw:shadow="hidden"/>
      <style:paragraph-properties fo:text-align="center"/>
    </style:style>
    <style:style style:name="Logo-backgroundobjects" style:family="presentation">
      <style:graphic-properties draw:shadow="hidden" draw:shadow-offset-x="0.3cm" draw:shadow-offset-y="0.3cm" draw:shadow-color="#808080"/>
    </style:style>
    <style:style style:name="Logo-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Logo-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7%" fo:text-align="start" text:enable-numbering="fals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Logo-outline2" style:family="presentation" style:parent-style-name="Logo-outline1">
      <style:paragraph-properties fo:margin-left="2.063cm" fo:margin-right="0cm" fo:margin-top="0.246cm" fo:margin-bottom="0cm" fo:line-height="107%" fo:text-align="start" text:enable-numbering="fals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8pt" style:font-size-complex="28pt" style:font-relief="none"/>
    </style:style>
    <style:style style:name="Logo-outline3" style:family="presentation" style:parent-style-name="Logo-outline2">
      <style:paragraph-properties fo:margin-left="3.175cm" fo:margin-right="0cm" fo:margin-top="0.211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4pt" style:font-size-complex="24pt" style:font-relief="none"/>
    </style:style>
    <style:style style:name="Logo-outline4" style:family="presentation" style:parent-style-name="Logo-outline3">
      <style:paragraph-properties fo:margin-left="4.445cm" fo:margin-right="0cm" fo:margin-top="0.176cm" fo:margin-bottom="0cm" fo:line-height="107%" fo:text-align="start" text:enable-numbering="fals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outline5" style:family="presentation" style:parent-style-name="Logo-outline4">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outline6" style:family="presentation" style:parent-style-name="Logo-outline5">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outline7" style:family="presentation" style:parent-style-name="Logo-outline6">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outline8" style:family="presentation" style:parent-style-name="Logo-outline7">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outline9" style:family="presentation" style:parent-style-name="Logo-outline8">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Section_20_Break-title" style:display-name="Section Break-title" style:family="presentation">
      <style:graphic-properties draw:stroke="none" draw:fill="none" draw:textarea-horizontal-align="right" draw:textarea-vertical-align="middle">
        <text:list-style>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end"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Lucida Sans Unicode'" style:font-pitch-asian="variable" style:font-size-asian="38pt" style:font-style-asian="normal" style:font-weight-asian="normal" style:font-family-complex="Tahoma" style:font-pitch-complex="variable" style:font-size-complex="38pt" style:font-style-complex="normal" style:font-weight-complex="normal" style:font-relief="none"/>
    </style:style>
    <style:style style:name="Section_20_Break-subtitle" style:display-name="Section Break-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Section_20_Break-background" style:display-name="Section Break-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Section_20_Break-backgroundobjects" style:display-name="Section Break-backgroundobjects" style:family="presentation">
      <style:graphic-properties draw:shadow="hidden" draw:shadow-offset-x="0.3cm" draw:shadow-offset-y="0.3cm" draw:shadow-color="#808080"/>
    </style:style>
    <style:style style:name="Section_20_Break-notes" style:display-name="Section Break-notes" style:family="presentation">
      <style:graphic-properties draw:stroke="none" draw:fill="none">
        <text:list-style>
          <text:list-level-style-bullet text:level="1" text:bullet-char="•">
            <style:text-properties fo:font-family="'Times New Roman'" style:font-family-generic="roman" style:font-pitch="variable" fo:color="#16000c" fo:font-size="100%"/>
          </text:list-level-style-bullet>
          <text:list-level-style-bullet text:level="2" text:bullet-char="•">
            <style:list-level-properties text:space-before="1.27cm"/>
            <style:text-properties fo:font-family="'Times New Roman'" style:font-family-generic="roman" style:font-pitch="variable" fo:color="#16000c" fo:font-size="100%"/>
          </text:list-level-style-bullet>
          <text:list-level-style-bullet text:level="3" text:bullet-char="•">
            <style:list-level-properties text:space-before="2.54cm"/>
            <style:text-properties fo:font-family="'Times New Roman'" style:font-family-generic="roman" style:font-pitch="variable" fo:color="#16000c" fo:font-size="100%"/>
          </text:list-level-style-bullet>
          <text:list-level-style-bullet text:level="4" text:bullet-char="•">
            <style:list-level-properties text:space-before="3.81cm"/>
            <style:text-properties fo:font-family="'Times New Roman'" style:font-family-generic="roman" style:font-pitch="variable" fo:color="#16000c" fo:font-size="100%"/>
          </text:list-level-style-bullet>
          <text:list-level-style-bullet text:level="5" text:bullet-char="•">
            <style:list-level-properties text:space-before="5.08cm"/>
            <style:text-properties fo:font-family="'Times New Roman'" style:font-family-generic="roman" style:font-pitch="variable" fo:color="#16000c" fo:font-size="100%"/>
          </text:list-level-style-bullet>
          <text:list-level-style-bullet text:level="6" text:bullet-char="•">
            <style:list-level-properties text:space-before="5.08cm"/>
            <style:text-properties fo:font-family="'Times New Roman'" style:font-family-generic="roman" style:font-pitch="variable" fo:color="#16000c" fo:font-size="100%"/>
          </text:list-level-style-bullet>
          <text:list-level-style-bullet text:level="7" text:bullet-char="•">
            <style:list-level-properties text:space-before="5.08cm"/>
            <style:text-properties fo:font-family="'Times New Roman'" style:font-family-generic="roman" style:font-pitch="variable" fo:color="#16000c" fo:font-size="100%"/>
          </text:list-level-style-bullet>
          <text:list-level-style-bullet text:level="8" text:bullet-char="•">
            <style:list-level-properties text:space-before="5.08cm"/>
            <style:text-properties fo:font-family="'Times New Roman'" style:font-family-generic="roman" style:font-pitch="variable" fo:color="#16000c" fo:font-size="100%"/>
          </text:list-level-style-bullet>
          <text:list-level-style-bullet text:level="9" text:bullet-char="•">
            <style:list-level-properties text:space-before="5.08cm"/>
            <style:text-properties fo:font-family="'Times New Roman'" style:font-family-generic="roman" style:font-pitch="variable" fo:color="#16000c" fo:font-size="100%"/>
          </text:list-level-style-bullet>
          <text:list-level-style-bullet text:level="10" text:bullet-char="•">
            <style:list-level-properties text:space-before="5.08cm"/>
            <style:text-properties fo:font-family="'Times New Roman'" style:font-family-generic="roman" style:font-pitch="variable" fo:color="#16000c" fo:font-size="100%"/>
          </text:list-level-style-bullet>
        </text:list-style>
      </style:graphic-properties>
      <style:paragraph-properties fo:margin-left="0cm" fo:margin-right="0cm" fo:margin-top="0.158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6000c"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Section_20_Break-outline1" style:display-name="Section Break-outline1" style:family="presentation">
      <style:graphic-properties draw:stroke="none" draw:fill="none">
        <text:list-style>
          <text:list-level-style-bullet text:level="1" text:bullet-char="•">
            <style:list-level-properties text:space-before="0.051cm" text:min-label-width="0.88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4cm" fo:margin-right="0cm" fo:margin-top="0.658cm" fo:margin-bottom="0cm" fo:line-height="107%" fo:text-align="end" text:enable-numbering="fals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5a5a5f" style:text-outline="false" style:text-line-through-style="none" style:text-position="0% 100%" fo:font-family="Arial"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Section_20_Break-outline2" style:display-name="Section Break-outline2" style:family="presentation" style:parent-style-name="Section_20_Break-outline1">
      <style:paragraph-properties fo:margin-left="2.063cm" fo:margin-right="0cm" fo:margin-top="0.246cm" fo:margin-bottom="0cm" fo:line-height="107%" fo:text-align="end" text:enable-numbering="fals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5a5a5f" style:text-line-through-style="none" style:text-position="0% 100%" fo:font-family="Arial" style:font-pitch="variable" fo:font-size="20pt" fo:font-style="normal" fo:text-shadow="none" style:text-underline-style="none" fo:font-weight="normal" style:font-size-asian="28pt" style:font-size-complex="28pt" style:font-relief="none"/>
    </style:style>
    <style:style style:name="Section_20_Break-outline3" style:display-name="Section Break-outline3" style:family="presentation" style:parent-style-name="Section_20_Break-outline2">
      <style:paragraph-properties fo:margin-left="3.175cm" fo:margin-right="0cm" fo:margin-top="0.211cm" fo:margin-bottom="0cm" fo:line-height="107%" fo:text-align="end"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5a5a5f" style:text-line-through-style="none" style:text-position="0% 100%" fo:font-family="Arial" style:font-pitch="variable" fo:font-size="16pt" fo:font-style="normal" fo:text-shadow="none" style:text-underline-style="none" fo:font-weight="normal" style:font-size-asian="24pt" style:font-size-complex="24pt" style:font-relief="none"/>
    </style:style>
    <style:style style:name="Section_20_Break-outline4" style:display-name="Section Break-outline4" style:family="presentation" style:parent-style-name="Section_20_Break-outline3">
      <style:paragraph-properties fo:margin-left="4.445cm" fo:margin-right="0cm" fo:margin-top="0.176cm" fo:margin-bottom="0cm" fo:line-height="107%" fo:text-align="end" text:enable-numbering="fals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20pt" style:font-size-complex="20pt" style:font-relief="none"/>
    </style:style>
    <style:style style:name="Section_20_Break-outline5" style:display-name="Section Break-outline5" style:family="presentation" style:parent-style-name="Section_20_Break-outline4">
      <style:paragraph-properties fo:margin-left="5.715cm" fo:margin-right="0cm" fo:margin-top="0.176cm" fo:margin-bottom="0cm" fo:line-height="107%" fo:text-align="end"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a5a5f"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Section_20_Break-outline6" style:display-name="Section Break-outline6" style:family="presentation" style:parent-style-name="Section_20_Break-outline5">
      <style:paragraph-properties fo:margin-left="5.715cm" fo:margin-right="0cm" fo:margin-top="0.176cm" fo:margin-bottom="0cm" fo:line-height="107%" fo:text-align="end"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a5a5f"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Section_20_Break-outline7" style:display-name="Section Break-outline7" style:family="presentation" style:parent-style-name="Section_20_Break-outline6">
      <style:paragraph-properties fo:margin-left="5.715cm" fo:margin-right="0cm" fo:margin-top="0.176cm" fo:margin-bottom="0cm" fo:line-height="107%" fo:text-align="end"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a5a5f"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Section_20_Break-outline8" style:display-name="Section Break-outline8" style:family="presentation" style:parent-style-name="Section_20_Break-outline7">
      <style:paragraph-properties fo:margin-left="5.715cm" fo:margin-right="0cm" fo:margin-top="0.176cm" fo:margin-bottom="0cm" fo:line-height="107%" fo:text-align="end"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Section_20_Break-outline9" style:display-name="Section Break-outline9" style:family="presentation" style:parent-style-name="Section_20_Break-outline8">
      <style:paragraph-properties fo:margin-left="5.715cm" fo:margin-right="0cm" fo:margin-top="0.176cm" fo:margin-bottom="0cm" fo:line-height="107%" fo:text-align="end"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a5a5f"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Disclaimer-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style style:name="Disclaimer-subtitle" style:family="presentation">
      <style:graphic-properties draw:stroke="none" draw:fill="none" draw:textarea-vertical-align="middle">
        <text:list-style>
          <text:list-level-style-bullet text:level="1" text:bullet-char="•">
            <style:text-properties fo:font-family="Arial" style:font-family-generic="swiss" style:font-pitch="variable" fo:color="#5a5864"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05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a5864" style:text-outline="false"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background" style:family="presentation">
      <style:graphic-properties draw:stroke="none" draw:fill="solid" draw:fill-color="#ffffff" draw:textarea-horizontal-align="center" draw:textarea-vertical-align="middle" draw:shadow="hidden"/>
      <style:paragraph-properties fo:text-align="center"/>
    </style:style>
    <style:style style:name="Disclaimer-backgroundobjects" style:family="presentation">
      <style:graphic-properties draw:shadow="hidden" draw:shadow-offset-x="0.3cm" draw:shadow-offset-y="0.3cm" draw:shadow-color="#808080"/>
    </style:style>
    <style:style style:name="Disclaimer-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5a5864"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05cm" fo:margin-bottom="0cm" fo:line-height="107%" fo:text-align="start" text:enable-numbering="false" fo:text-indent="0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outline2" style:family="presentation" style:parent-style-name="Disclaimer-outline1">
      <style:paragraph-properties fo:margin-left="2.063cm" fo:margin-right="0cm" fo:margin-top="0.246cm" fo:margin-bottom="0cm" fo:line-height="107%" fo:text-align="start" text:enable-numbering="fals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12pt" fo:font-style="normal" fo:text-shadow="none" style:text-underline-style="none" fo:font-weight="normal" style:font-size-asian="28pt" style:font-size-complex="28pt" style:font-relief="none"/>
    </style:style>
    <style:style style:name="Disclaimer-outline3" style:family="presentation" style:parent-style-name="Disclaimer-outline2">
      <style:paragraph-properties fo:margin-left="3.175cm" fo:margin-right="0cm" fo:margin-top="0.211cm" fo:margin-bottom="0cm" fo:line-height="107%" fo:text-align="start" text:enable-numbering="false" fo:text-indent="0cm" style:punctuation-wrap="hanging" style:line-break="strict">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12pt" fo:font-style="normal" fo:text-shadow="none" style:text-underline-style="none" fo:font-weight="normal" style:font-size-asian="24pt" style:font-size-complex="24pt" style:font-relief="none"/>
    </style:style>
    <style:style style:name="Disclaimer-outline4" style:family="presentation" style:parent-style-name="Disclaimer-outline3">
      <style:paragraph-properties fo:margin-left="4.445cm" fo:margin-right="0cm" fo:margin-top="0.176cm" fo:margin-bottom="0cm" fo:line-height="107%" fo:text-align="start" text:enable-numbering="fals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Disclaimer-outline5" style:family="presentation" style:parent-style-name="Disclaimer-outline4">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Disclaimer-outline6" style:family="presentation" style:parent-style-name="Disclaimer-outline5">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Disclaimer-outline7" style:family="presentation" style:parent-style-name="Disclaimer-outline6">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Disclaimer-outline8" style:family="presentation" style:parent-style-name="Disclaimer-outline7">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Disclaimer-outline9" style:family="presentation" style:parent-style-name="Disclaimer-outline8">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12pt" fo:font-style="normal" fo:text-shadow="none" style:text-underline-style="none" fo:font-weight="normal" style:font-size-asian="20pt" style:font-size-complex="20pt"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draw:fill-image-width="0cm" draw:fill-image-height="0cm"/>
    </style:style>
    <style:style style:name="dp2" style:family="drawing-page">
      <style:drawing-page-properties draw:background-size="border" draw:fill="solid" draw:fill-color="#ffffff"/>
    </style:style>
    <style:style style:name="dp3"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df0029" draw:textarea-horizontal-align="left" draw:textarea-vertical-align="top" draw:auto-grow-height="true" draw:auto-grow-width="false" fo:min-height="0.398cm" fo:min-width="0cm" fo:padding-top="0.13cm" fo:padding-bottom="0.13cm" fo:padding-left="0.25cm" fo:padding-right="0.25cm" draw:shadow="hidden" draw:shadow-color="#6b6b6b"/>
    </style:style>
    <style:style style:name="gr3" style:family="graphic" style:parent-style-name="standard">
      <style:graphic-properties draw:stroke="none" draw:fill="solid" draw:fill-color="#cccccd" draw:textarea-horizontal-align="center" draw:textarea-vertical-align="middle" draw:shadow="hidden" draw:shadow-color="#6b6b6b"/>
    </style:style>
    <style:style style:name="gr4" style:family="graphic" style:parent-style-name="standard">
      <style:graphic-properties draw:stroke="none" draw:fill="solid" draw:fill-color="#cccccd" draw:textarea-horizontal-align="justify" draw:textarea-vertical-align="middle" draw:auto-grow-height="false" draw:auto-grow-width="false" fo:min-height="0.363cm" fo:min-width="0cm" fo:padding-top="0.13cm" fo:padding-bottom="0.13cm" fo:padding-left="0.25cm" fo:padding-right="0.25cm"/>
    </style:style>
    <style:style style:name="gr5" style:family="graphic" style:parent-style-name="standard">
      <style:graphic-properties draw:stroke="none" draw:fill="none" draw:fill-color="#df0029" draw:textarea-horizontal-align="right" draw:textarea-vertical-align="top" draw:auto-grow-height="true" draw:auto-grow-width="false" fo:min-height="0.61cm" fo:min-width="0cm" fo:padding-top="0.13cm" fo:padding-bottom="0.13cm" fo:padding-left="0.25cm" fo:padding-right="0.25cm" draw:shadow="hidden" draw:shadow-color="#6b6b6b"/>
    </style:style>
    <style:style style:name="gr6" style:family="graphic" style:parent-style-name="standard">
      <style:graphic-properties draw:stroke="none" draw:fill="solid" draw:fill-color="#3c3c41" draw:textarea-horizontal-align="center" draw:textarea-vertical-align="middle" draw:shadow="hidden" draw:shadow-color="#6b6b6b"/>
    </style:style>
    <style:style style:name="gr7" style:family="graphic" style:parent-style-name="standard">
      <style:graphic-properties draw:stroke="none" draw:fill="solid" draw:fill-color="#3c3c41" draw:textarea-horizontal-align="justify" draw:textarea-vertical-align="middle" draw:auto-grow-height="false" draw:auto-grow-width="false" fo:min-height="0.363cm" fo:min-width="0cm" fo:padding-top="0.13cm" fo:padding-bottom="0.13cm" fo:padding-left="0.25cm" fo:padding-right="0.25cm"/>
    </style:style>
    <style:style style:name="gr8" style:family="graphic" style:parent-style-name="standard">
      <style:graphic-properties draw:stroke="none" draw:fill="solid" draw:fill-color="#ffffff" draw:textarea-horizontal-align="center" draw:textarea-vertical-align="middle" draw:shadow="hidden" style:protect="position size"/>
    </style:style>
    <style:style style:name="gr9" style:family="graphic" style:parent-style-name="standard">
      <style:graphic-properties draw:stroke="none" draw:fill="none" draw:fill-color="#00cc99"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gr10" style:family="graphic" style:parent-style-name="standard">
      <style:graphic-properties draw:stroke="none" draw:fill="none" draw:fill-color="#00cc99" draw:textarea-horizontal-align="right" draw:textarea-vertical-align="top" draw:auto-grow-height="true" draw:auto-grow-width="false" fo:min-height="1.01cm" fo:min-width="0cm" fo:padding-top="0.13cm" fo:padding-bottom="0.13cm" fo:padding-left="0.25cm" fo:padding-right="0.25cm" draw:shadow="hidden" draw:shadow-color="#808080"/>
    </style:style>
    <style:style style:name="gr11" style:family="graphic" style:parent-style-name="standard">
      <style:graphic-properties draw:stroke="none" draw:fill="none" draw:fill-color="#00cc99" draw:textarea-horizontal-align="left" draw:textarea-vertical-align="bottom" draw:auto-grow-height="true" draw:auto-grow-width="false" fo:min-height="1.01cm" fo:min-width="0cm" fo:padding-top="0.13cm" fo:padding-bottom="0.13cm" fo:padding-left="0.25cm" fo:padding-right="0.25cm" draw:shadow="hidden" draw:shadow-color="#808080"/>
    </style:style>
    <style:style style:name="gr12" style:family="graphic" style:parent-style-name="standard">
      <style:graphic-properties draw:stroke="none" draw:fill="none" draw:fill-color="#00cc99" draw:textarea-horizontal-align="right" draw:textarea-vertical-align="bottom" draw:auto-grow-height="true" draw:auto-grow-width="false" fo:min-height="1.01cm" fo:min-width="0cm" fo:padding-top="0.13cm" fo:padding-bottom="0.13cm" fo:padding-left="0.25cm" fo:padding-right="0.25cm" draw:shadow="hidden" draw:shadow-color="#808080"/>
    </style:style>
    <style:style style:name="gr13"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draw:fill-color="#df0029" draw:textarea-horizontal-align="left" draw:textarea-vertical-align="top" draw:auto-grow-height="true" draw:auto-grow-width="false" fo:min-height="0.424cm" fo:min-width="0cm" fo:padding-top="0.13cm" fo:padding-bottom="0.13cm" fo:padding-left="0.25cm" fo:padding-right="0.25cm" draw:shadow="hidden" draw:shadow-color="#6b6b6b"/>
    </style:style>
    <style:style style:name="gr15" style:family="graphic" style:parent-style-name="standard">
      <style:graphic-properties draw:stroke="none" draw:fill="solid" draw:fill-color="#3c3c41" draw:textarea-horizontal-align="center" draw:textarea-vertical-align="middle" draw:shadow="hidden" draw:shadow-color="#808080"/>
    </style:style>
    <style:style style:name="gr16" style:family="graphic" style:parent-style-name="standard">
      <style:graphic-properties draw:stroke="none" draw:fill="solid" draw:fill-color="#cccccd" draw:textarea-horizontal-align="center" draw:textarea-vertical-align="middle" draw:shadow="hidden" draw:shadow-color="#808080"/>
    </style:style>
    <style:style style:name="gr17" style:family="graphic" style:parent-style-name="standard">
      <style:graphic-properties draw:stroke="none" draw:fill="solid" draw:fill-color="#5a5a5f" draw:textarea-horizontal-align="center" draw:textarea-vertical-align="middle" draw:shadow="hidden" draw:shadow-color="#808080"/>
    </style:style>
    <style:style style:name="pr1" style:family="presentation" style:parent-style-name="Bullet-title">
      <style:graphic-properties draw:fill-color="#ffffff" draw:auto-grow-height="false" fo:min-height="3.181cm"/>
    </style:style>
    <style:style style:name="pr2" style:family="presentation" style:parent-style-name="Bullet-outline1" style:list-style-name="L2">
      <style:graphic-properties draw:fill-color="#ffffff" draw:auto-grow-height="false" fo:min-height="12.001cm"/>
    </style:style>
    <style:style style:name="pr3" style:family="presentation" style:parent-style-name="Title-title">
      <style:graphic-properties draw:fill-color="#ffffff" draw:auto-grow-height="false" fo:min-height="3.181cm"/>
    </style:style>
    <style:style style:name="pr4" style:family="presentation" style:parent-style-name="Title-outline1">
      <style:graphic-properties draw:fill-color="#ffffff" draw:auto-grow-height="false" fo:min-height="12.001cm"/>
    </style:style>
    <style:style style:name="pr5" style:family="presentation" style:parent-style-name="Title-backgroundobjects">
      <style:graphic-properties svg:stroke-width="0.051cm" svg:stroke-color="#ffffff" draw:marker-start-width="0.276cm" draw:marker-end-width="0.276cm" draw:textarea-horizontal-align="center" draw:textarea-vertical-align="middle" fo:padding-top="0.025cm" fo:padding-bottom="0.025cm" fo:padding-left="0.025cm" fo:padding-right="0.025cm"/>
    </style:style>
    <style:style style:name="pr6" style:family="presentation" style:parent-style-name="Logo-title">
      <style:graphic-properties draw:fill-color="#ffffff" draw:auto-grow-height="false" fo:min-height="3.181cm"/>
    </style:style>
    <style:style style:name="pr7" style:family="presentation" style:parent-style-name="Logo-outline1">
      <style:graphic-properties draw:fill-color="#ffffff" draw:auto-grow-height="false" fo:min-height="12.001cm"/>
    </style:style>
    <style:style style:name="pr8" style:family="presentation" style:parent-style-name="Section_20_Break-outline1">
      <style:graphic-properties draw:fill-color="#ffffff" draw:auto-grow-height="false" fo:min-height="12.001cm"/>
    </style:style>
    <style:style style:name="pr9" style:family="presentation" style:parent-style-name="Section_20_Break-title">
      <style:graphic-properties draw:fill-color="#ffffff" draw:auto-grow-height="false" fo:min-height="3.181cm"/>
    </style:style>
    <style:style style:name="pr10" style:family="presentation" style:parent-style-name="Disclaimer-outline1">
      <style:graphic-properties draw:fill-color="#ffffff" draw:auto-grow-height="false" fo:min-height="12.001cm"/>
    </style:style>
    <style:style style:name="pr11" style:family="presentation" style:parent-style-name="Disclaimer-title">
      <style:graphic-properties draw:fill-color="#ffffff" draw:auto-grow-height="false" fo:min-height="3.181cm"/>
    </style:style>
    <style:style style:name="pr12" style:family="presentation" style:parent-style-name="Disclaimer-outline1" style:list-style-name="L10">
      <style:graphic-properties draw:stroke="none" draw:fill="none" draw:fill-color="#cccccd" draw:textarea-horizontal-align="left" draw:textarea-vertical-align="top" draw:auto-grow-height="true" draw:auto-grow-width="false" fo:min-height="8.755cm" fo:min-width="0cm" fo:padding-top="0.127cm" fo:padding-bottom="0.127cm" fo:padding-left="0.254cm" fo:padding-right="0.254cm" draw:shadow="hidden" draw:shadow-color="#808080"/>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789cm" fo:margin-right="0cm" fo:text-indent="-0.459cm"/>
    </style:style>
    <style:style style:name="P4" style:family="paragraph">
      <style:paragraph-properties fo:margin-left="1.6cm" fo:margin-right="0cm" fo:text-indent="-0.494cm"/>
    </style:style>
    <style:style style:name="P5" style:family="paragraph">
      <style:paragraph-properties fo:margin-left="2.385cm" fo:margin-right="0cm" fo:text-indent="-0.467cm"/>
    </style:style>
    <style:style style:name="P6" style:family="paragraph">
      <style:paragraph-properties fo:margin-left="3.02cm" fo:margin-right="0cm" fo:text-indent="-0.317cm"/>
    </style:style>
    <style:style style:name="P7" style:family="paragraph">
      <style:paragraph-properties fo:margin-left="5.4cm" fo:margin-right="0cm" fo:text-indent="-0.6cm"/>
    </style:style>
    <style:style style:name="P8" style:family="paragraph">
      <style:paragraph-properties fo:margin-left="0cm" fo:margin-right="0cm" fo:line-height="107%" text:enable-numbering="false" fo:text-indent="0cm"/>
    </style:style>
    <style:style style:name="P9" style:family="paragraph">
      <style:paragraph-properties style:writing-mode="lr-tb"/>
    </style:style>
    <style:style style:name="P10" style:family="paragraph">
      <style:paragraph-properties fo:margin-left="0cm" fo:margin-right="0cm" fo:text-align="center" text:enable-numbering="false" fo:text-indent="0cm"/>
    </style:style>
    <style:style style:name="P11" style:family="paragraph">
      <style:paragraph-properties fo:margin-left="0cm" fo:margin-right="0cm" fo:text-align="center" text:enable-numbering="false" fo:text-indent="0cm" style:writing-mode="lr-tb"/>
    </style:style>
    <style:style style:name="P12" style:family="paragraph">
      <style:paragraph-properties fo:margin-left="0cm" fo:margin-right="0cm" fo:line-height="96%" fo:text-align="end" text:enable-numbering="false" fo:text-indent="0cm"/>
    </style:style>
    <style:style style:name="P13" style:family="paragraph">
      <style:paragraph-properties style:writing-mode="lr-tb"/>
      <style:text-properties fo:font-family="Arial" style:font-family-generic="swiss" style:font-pitch="variable"/>
    </style:style>
    <style:style style:name="P14" style:family="paragraph">
      <style:paragraph-properties fo:text-align="center"/>
      <style:text-properties fo:color="#3c3c41"/>
    </style:style>
    <style:style style:name="P15" style:family="paragraph">
      <style:paragraph-properties fo:margin-left="0cm" fo:margin-right="0cm" fo:text-align="center" text:enable-numbering="false" fo:text-indent="0cm" style:writing-mode="lr-tb"/>
      <style:text-properties fo:color="#3c3c41"/>
    </style:style>
    <style:style style:name="P16" style:family="paragraph">
      <style:paragraph-properties fo:margin-left="0cm" fo:margin-right="0cm" fo:text-align="end" text:enable-numbering="false" fo:text-indent="0cm"/>
    </style:style>
    <style:style style:name="P17" style:family="paragraph">
      <style:paragraph-properties fo:text-align="center"/>
      <style:text-properties fo:font-size="24pt"/>
    </style:style>
    <style:style style:name="P18" style:family="paragraph">
      <style:paragraph-properties fo:margin-left="1.2cm" fo:margin-right="0cm" fo:text-indent="-0.9cm"/>
    </style:style>
    <style:style style:name="P19" style:family="paragraph">
      <style:paragraph-properties fo:margin-left="0.952cm" fo:margin-right="0cm" fo:text-indent="-0.952cm"/>
    </style:style>
    <style:style style:name="P20" style:family="paragraph">
      <style:paragraph-properties fo:margin-left="2.063cm" fo:margin-right="0cm" fo:text-indent="-0.793cm"/>
    </style:style>
    <style:style style:name="P21" style:family="paragraph">
      <style:paragraph-properties fo:margin-left="3.175cm" fo:margin-right="0cm" fo:text-indent="-0.635cm"/>
    </style:style>
    <style:style style:name="P22" style:family="paragraph">
      <style:paragraph-properties fo:margin-left="4.445cm" fo:margin-right="0cm" fo:text-indent="-0.635cm"/>
    </style:style>
    <style:style style:name="P23" style:family="paragraph">
      <style:paragraph-properties fo:margin-left="5.715cm" fo:margin-right="0cm" fo:text-indent="-0.635cm"/>
    </style:style>
    <style:style style:name="P24" style:family="paragraph">
      <style:paragraph-properties fo:margin-left="0.94cm" fo:margin-right="0cm" fo:text-indent="-0.889cm"/>
    </style:style>
    <style:style style:name="P25" style:family="paragraph">
      <style:paragraph-properties fo:margin-left="0.952cm" fo:margin-right="0cm" fo:margin-top="0.105cm" fo:margin-bottom="0cm" text:enable-numbering="false" fo:text-indent="0cm"/>
    </style:style>
    <style:style style:name="P26" style:family="paragraph">
      <style:paragraph-properties fo:margin-left="0.952cm" fo:margin-right="0cm" fo:text-indent="-0.952cm" style:writing-mode="lr-tb"/>
    </style:style>
    <style:style style:name="T1" style:family="text">
      <style:text-properties fo:color="#6b6b6b" fo:font-family="Arial" style:font-pitch="variable" fo:font-size="9pt" style:font-size-asian="9pt" style:font-size-complex="9pt"/>
    </style:style>
    <style:style style:name="T2" style:family="text">
      <style:text-properties fo:color="#3d3c3c" style:text-position="1% 58%" fo:font-family="Arial" style:font-family-generic="swiss" style:font-pitch="variable" fo:font-size="13pt" fo:font-weight="bold" style:font-size-asian="13pt" style:font-size-complex="13pt"/>
    </style:style>
    <style:style style:name="T3" style:family="text">
      <style:text-properties fo:color="#3c3c41"/>
    </style:style>
    <style:style style:name="T4" style:family="text">
      <style:text-properties fo:color="#000000" fo:font-size="12pt" fo:language="en" fo:country="US" style:font-size-asian="12pt" style:font-size-complex="12pt"/>
    </style:style>
    <style:style style:name="T5" style:family="text">
      <style:text-properties fo:color="#5a5a5f" fo:font-family="Arial" style:font-pitch="variable" fo:font-size="10pt" style:font-size-asian="10pt" style:font-size-complex="10pt"/>
    </style:style>
    <style:style style:name="T6" style:family="text">
      <style:text-properties fo:color="#ffffff" fo:font-weight="bold"/>
    </style:style>
    <style:style style:name="T7" style:family="text">
      <style:text-properties fo:color="#ffffff"/>
    </style:style>
    <text:list-style style:name="L1">
      <text:list-level-style-bullet text:level="1" text:bullet-char="•">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5a5a5f" fo:font-size="100%"/>
      </text:list-level-style-bullet>
      <text:list-level-style-bullet text:level="2" text:bullet-char="•">
        <style:list-level-properties text:space-before="0.33cm" text:min-label-width="0.459cm"/>
        <style:text-properties fo:font-family="Arial" style:font-family-generic="swiss" style:font-pitch="variable" fo:color="#5a5a5f" fo:font-size="80%"/>
      </text:list-level-style-bullet>
      <text:list-level-style-bullet text:level="3" text:bullet-char="–">
        <style:list-level-properties text:space-before="1.106cm" text:min-label-width="0.494cm"/>
        <style:text-properties fo:font-family="Arial" style:font-family-generic="swiss" style:font-pitch="variable" fo:color="#5a5a5f" fo:font-size="100%"/>
      </text:list-level-style-bullet>
      <text:list-level-style-bullet text:level="4" text:bullet-char="–">
        <style:list-level-properties text:space-before="1.918cm" text:min-label-width="0.467cm"/>
        <style:text-properties fo:font-family="Arial" style:font-family-generic="swiss" style:font-pitch="variable" fo:color="#5a5a5f" fo:font-size="100%"/>
      </text:list-level-style-bullet>
      <text:list-level-style-bullet text:level="5" text:bullet-char="»">
        <style:list-level-properties text:space-before="2.703cm" text:min-label-width="0.317cm"/>
        <style:text-properties fo:font-family="Arial" style:font-family-generic="swiss" style:font-pitch="variable" fo:color="#5a5a5f" fo:font-size="100%"/>
      </text:list-level-style-bullet>
      <text:list-level-style-bullet text:level="6" text:bullet-char="»">
        <style:list-level-properties text:space-before="2.703cm" text:min-label-width="0.317cm"/>
        <style:text-properties fo:font-family="Arial" style:font-family-generic="swiss" style:font-pitch="variable" fo:color="#5a5a5f" fo:font-size="100%"/>
      </text:list-level-style-bullet>
      <text:list-level-style-bullet text:level="7" text:bullet-char="»">
        <style:list-level-properties text:space-before="2.703cm" text:min-label-width="0.317cm"/>
        <style:text-properties fo:font-family="Arial" style:font-family-generic="swiss" style:font-pitch="variable" fo:color="#5a5a5f" fo:font-size="100%"/>
      </text:list-level-style-bullet>
      <text:list-level-style-bullet text:level="8" text:bullet-char="»">
        <style:list-level-properties text:space-before="2.703cm" text:min-label-width="0.317cm"/>
        <style:text-properties fo:font-family="Arial" style:font-family-generic="swiss" style:font-pitch="variable" fo:color="#5a5a5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space-before="0.051cm" text:min-label-width="0.88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Arial" style:font-family-generic="swiss" style:font-pitch="variable" fo:color="#5a5864"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space-before="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3">
      <draw:page-thumbnail draw:layer="backgroundobjects" svg:width="6.789cm" svg:height="5.091cm" svg:x="1.94cm" svg:y="4.535cm" draw:page-number="1"/>
      <draw:page-thumbnail draw:layer="backgroundobjects" svg:width="6.789cm" svg:height="5.091cm" svg:x="10.67cm" svg:y="4.535cm"/>
      <draw:page-thumbnail draw:layer="backgroundobjects" svg:width="6.789cm" svg:height="5.091cm" svg:x="1.94cm" svg:y="16.122cm"/>
      <draw:page-thumbnail draw:layer="backgroundobjects" svg:width="6.789cm" svg:height="5.091cm" svg:x="10.67cm" svg:y="16.122cm"/>
    </style:handout-master>
    <style:master-page style:name="Bullet" style:page-layout-name="PM1" draw:style-name="dp1">
      <office:forms form:automatic-focus="false" form:apply-design-mode="false"/>
      <draw:frame draw:style-name="gr1" draw:text-style-name="P1" draw:layer="backgroundobjects" svg:width="1.223cm" svg:height="1.223cm" svg:x="23.783cm" svg:y="0.553cm">
        <draw:image xlink:href="Pictures/1000000000000053000000538CD250B5.jpg" xlink:type="simple" xlink:show="embed" xlink:actuate="onLoad">
          <text:p text:style-name="P2"/>
        </draw:image>
      </draw:frame>
      <draw:frame presentation:style-name="pr1" draw:text-style-name="P2" draw:layer="backgroundobjects" svg:width="20.682cm" svg:height="2.752cm" svg:x="2.932cm" svg:y="0.71cm" presentation:class="title">
        <draw:text-box>
          <text:p text:style-name="P2">Click to edit the title (32pt)</text:p>
        </draw:text-box>
      </draw:frame>
      <draw:frame presentation:style-name="pr2" draw:text-style-name="P2" draw:layer="backgroundobjects" svg:width="20.995cm" svg:height="12.374cm" svg:x="2.921cm" svg:y="4.166cm" presentation:class="outline">
        <draw:text-box>
          <text:list text:style-name="L2">
            <text:list-item>
              <text:p text:style-name="P2">Click to edit the outline first line (28pt-no bullet)</text:p>
            </text:list-item>
          </text:list>
          <text:list text:style-name="L2">
            <text:list-item>
              <text:list>
                <text:list-item>
                  <text:p text:style-name="P3">Second Outline Level (20pt)</text:p>
                </text:list-item>
              </text:list>
            </text:list-item>
          </text:list>
          <text:list text:style-name="L2">
            <text:list-item>
              <text:list>
                <text:list-item>
                  <text:list>
                    <text:list-item>
                      <text:p text:style-name="P4">Third Outline Level (16pt)</text:p>
                    </text:list-item>
                  </text:list>
                </text:list-item>
              </text:list>
            </text:list-item>
          </text:list>
          <text:list text:style-name="L2">
            <text:list-item>
              <text:list>
                <text:list-item>
                  <text:list>
                    <text:list-item>
                      <text:list>
                        <text:list-item>
                          <text:p text:style-name="P5">Fourth Outline Level (14pt)</text:p>
                        </text:list-item>
                      </text:list>
                    </text:list-item>
                  </text:list>
                </text:list-item>
              </text:list>
            </text:list-item>
          </text:list>
          <text:list text:style-name="L2">
            <text:list-item>
              <text:list>
                <text:list-item>
                  <text:list>
                    <text:list-item>
                      <text:list>
                        <text:list-item>
                          <text:list>
                            <text:list-item>
                              <text:p text:style-name="P6">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6">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6">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6">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7">Ninth Outline Level</text:p>
                                            </text:list-item>
                                          </text:list>
                                        </text:list-item>
                                      </text:list>
                                    </text:list-item>
                                  </text:list>
                                </text:list-item>
                              </text:list>
                            </text:list-item>
                          </text:list>
                        </text:list-item>
                      </text:list>
                    </text:list-item>
                  </text:list>
                </text:list-item>
              </text:list>
            </text:list-item>
          </text:list>
        </draw:text-box>
      </draw:frame>
      <draw:frame draw:style-name="gr2" draw:text-style-name="P9" draw:layer="backgroundobjects" svg:width="16.025cm" svg:height="0.658cm" svg:x="2.677cm" svg:y="17.683cm">
        <draw:text-box>
          <text:p text:style-name="P8"><text:span text:style-name="T1">© <text:s/>Novell Inc</text:span></text:p>
        </draw:text-box>
      </draw:frame>
      <draw:g>
        <draw:rect draw:style-name="gr3" draw:text-style-name="P1" draw:layer="backgroundobjects" svg:width="2.827cm" svg:height="0.622cm" svg:x="0cm" svg:y="0cm">
          <text:p text:style-name="P2"/>
        </draw:rect>
        <draw:rect draw:style-name="gr4" draw:text-style-name="P11" draw:layer="backgroundobjects" svg:width="2.827cm" svg:height="0.622cm" svg:x="0cm" svg:y="0cm">
          <text:p text:style-name="P10"><text:s/></text:p>
        </draw:rect>
      </draw:g>
      <draw:frame draw:style-name="gr5" draw:text-style-name="P13" draw:layer="backgroundobjects" svg:width="1.059cm" svg:height="0.87cm" svg:x="1.08cm" svg:y="17.539cm">
        <draw:text-box>
          <text:p text:style-name="P12"><text:span text:style-name="T2"><text:page-number>&lt;number&gt;</text:page-number></text:span></text:p>
        </draw:text-box>
      </draw:frame>
      <draw:g>
        <draw:rect draw:style-name="gr6" draw:text-style-name="P14" draw:layer="backgroundobjects" svg:width="18.825cm" svg:height="0.622cm" svg:x="2.959cm" svg:y="0cm">
          <text:p text:style-name="P2"/>
        </draw:rect>
        <draw:rect draw:style-name="gr7" draw:text-style-name="P15" draw:layer="backgroundobjects" svg:width="18.825cm" svg:height="0.622cm" svg:x="2.959cm" svg:y="0cm">
          <text:p text:style-name="P10"><text:span text:style-name="T3"><text:s/></text:span></text:p>
        </draw:rect>
      </draw:g>
      <presentation:notes style:page-layout-name="PM2">
        <office:forms form:automatic-focus="false" form:apply-design-mode="false"/>
        <draw:rect draw:style-name="gr8" draw:text-style-name="P1" draw:layer="backgroundobjects" svg:width="19.4cm" svg:height="25.75cm" svg:x="0cm" svg:y="0cm">
          <text:p text:style-name="P2"/>
        </draw:rect>
        <draw:frame draw:style-name="gr9" draw:text-style-name="P9" draw:layer="backgroundobjects" svg:width="8.467cm" svg:height="1.27cm" svg:x="0cm" svg:y="0cm">
          <draw:text-box>
            <text:p text:style-name="P2"/>
          </draw:text-box>
        </draw:frame>
        <draw:frame draw:style-name="gr10" draw:text-style-name="P9" draw:layer="backgroundobjects" svg:width="8.466cm" svg:height="1.27cm" svg:x="11.007cm" svg:y="0cm">
          <draw:text-box>
            <text:p text:style-name="P2"/>
          </draw:text-box>
        </draw:frame>
        <draw:page-thumbnail presentation:style-name="Bullet-title" draw:layer="backgroundobjects" svg:width="12.982cm" svg:height="9.737cm" svg:x="3.14cm" svg:y="1.905cm" presentation:class="page"/>
        <draw:frame presentation:style-name="Bullet-notes" draw:layer="backgroundobjects" svg:width="14.182cm" svg:height="11.641cm" svg:x="2.54cm" svg:y="12.277cm" presentation:class="notes" presentation:placeholder="true">
          <draw:text-box/>
        </draw:frame>
        <draw:frame draw:style-name="gr11" draw:text-style-name="P9" draw:layer="backgroundobjects" svg:width="8.467cm" svg:height="1.27cm" svg:x="0cm" svg:y="24.553cm">
          <draw:text-box>
            <text:p text:style-name="P2"/>
          </draw:text-box>
        </draw:frame>
        <draw:frame draw:style-name="gr12" draw:text-style-name="P9" draw:layer="backgroundobjects" svg:width="8.466cm" svg:height="1.27cm" svg:x="11.007cm" svg:y="24.553cm">
          <draw:text-box>
            <text:p text:style-name="P16"><text:span text:style-name="T4"><text:page-number>&lt;number&gt;</text:page-number></text:span></text:p>
          </draw:text-box>
        </draw:frame>
      </presentation:notes>
    </style:master-page>
    <style:master-page style:name="Title" style:page-layout-name="PM1" draw:style-name="dp1">
      <draw:frame draw:style-name="gr1" draw:text-style-name="P1" draw:layer="backgroundobjects" svg:width="8.96cm" svg:height="4.646cm" svg:x="0.348cm" svg:y="7.788cm">
        <draw:image xlink:href="Pictures/1000000000000358000001BC08027EAE.jpg" xlink:type="simple" xlink:show="embed" xlink:actuate="onLoad">
          <text:p text:style-name="P2"/>
        </draw:image>
      </draw:frame>
      <draw:frame draw:style-name="gr13" draw:text-style-name="P17" draw:layer="backgroundobjects" svg:width="15.555cm" svg:height="4.348cm" svg:x="9.498cm" svg:y="8.089cm">
        <draw:image xlink:href="Pictures/1000000000000649000001BCF7A774ED.jpg" xlink:type="simple" xlink:show="embed" xlink:actuate="onLoad">
          <text:p text:style-name="P2"/>
        </draw:image>
      </draw:frame>
      <draw:frame draw:style-name="gr1" draw:text-style-name="P1" draw:layer="backgroundobjects" svg:width="6.138cm" svg:height="1.603cm" svg:x="18.063cm" svg:y="16.12cm">
        <draw:image xlink:href="Pictures/100000000000017B00000063516DB611.jpg" xlink:type="simple" xlink:show="embed" xlink:actuate="onLoad">
          <text:p text:style-name="P2"/>
        </draw:image>
      </draw:frame>
      <draw:rect draw:style-name="gr6" draw:text-style-name="P1" draw:layer="backgroundobjects" svg:width="24.717cm" svg:height="7.717cm" svg:x="0.348cm" svg:y="0.388cm">
        <text:p text:style-name="P2"/>
      </draw:rect>
      <draw:frame draw:style-name="gr14" draw:text-style-name="P9" draw:layer="backgroundobjects" svg:width="5.671cm" svg:height="0.684cm" svg:x="2.694cm" svg:y="11.545cm">
        <draw:text-box>
          <text:p text:style-name="P8"><text:span text:style-name="T5"><text:date style:data-style-name="D6" text:date-value="2006-09-12">September 12, 2006</text:date></text:span></text:p>
        </draw:text-box>
      </draw:frame>
      <draw:frame presentation:style-name="pr3" draw:text-style-name="P2" draw:layer="backgroundobjects" svg:width="22.231cm" svg:height="4.234cm" svg:x="2.646cm" svg:y="2.791cm" presentation:class="title">
        <draw:text-box>
          <text:p text:style-name="P2">Click to enter the title (44pt)<text:line-break/>Second line or subtitle (22pt)</text:p>
        </draw:text-box>
      </draw:frame>
      <draw:frame presentation:style-name="pr4" draw:text-style-name="P18" draw:layer="backgroundobjects" svg:width="6.037cm" svg:height="2.893cm" svg:x="2.642cm" svg:y="8.484cm" presentation:class="outline">
        <draw:text-box>
          <text:list text:style-name="L2">
            <text:list-item>
              <text:p text:style-name="P2">Presenter Name (16pt)</text:p>
            </text:list-item>
          </text:list>
          <text:list text:style-name="L2">
            <text:list-item>
              <text:list>
                <text:list-item>
                  <text:p text:style-name="P3">Presenter Title (14pt)</text:p>
                </text:list-item>
              </text:list>
            </text:list-item>
          </text:list>
          <text:list text:style-name="L2">
            <text:list-item>
              <text:list>
                <text:list-item>
                  <text:p text:style-name="P3">Company/email (14pt)</text:p>
                </text:list-item>
              </text:list>
            </text:list-item>
          </text:list>
        </draw:text-box>
      </draw:frame>
      <draw:line presentation:style-name="pr5" draw:layer="backgroundobjects" svg:x1="25.067cm" svg:y1="0cm" svg:x2="25.067cm" svg:y2="13.163cm">
        <text:p text:style-name="P2"/>
      </draw:line>
      <presentation:notes style:page-layout-name="PM2">
        <draw:rect draw:style-name="gr8" draw:text-style-name="P1" draw:layer="backgroundobjects" svg:width="19.4cm" svg:height="25.75cm" svg:x="0cm" svg:y="0cm">
          <text:p text:style-name="P2"/>
        </draw:rect>
        <draw:page-thumbnail presentation:style-name="Title-title" draw:layer="backgroundobjects" svg:width="12.982cm" svg:height="9.737cm" svg:x="3.14cm" svg:y="1.905cm" presentation:class="page"/>
        <draw:frame presentation:style-name="Title-notes" draw:layer="backgroundobjects" svg:width="14.182cm" svg:height="11.641cm" svg:x="2.54cm" svg:y="12.277cm" presentation:class="notes" presentation:placeholder="true" presentation:user-transformed="true">
          <draw:text-box/>
        </draw:frame>
      </presentation:notes>
    </style:master-page>
    <style:master-page style:name="Logo" style:page-layout-name="PM1" draw:style-name="dp2">
      <draw:frame draw:style-name="gr1" draw:text-style-name="P1" draw:layer="backgroundobjects" svg:width="13.015cm" svg:height="3.281cm" svg:x="6.301cm" svg:y="7.358cm">
        <draw:image xlink:href="Pictures/10000000000001E40000007ADF675259.jpg" xlink:type="simple" xlink:show="embed" xlink:actuate="onLoad">
          <text:p text:style-name="P2"/>
        </draw:image>
      </draw:frame>
      <draw:frame presentation:style-name="pr6" draw:text-style-name="P2" draw:layer="backgroundobjects" svg:width="21.69cm" svg:height="3.18cm" svg:x="1.866cm" svg:y="1.581cm" presentation:class="title">
        <draw:text-box>
          <text:p text:style-name="P2">Click to edit the title text format</text:p>
        </draw:text-box>
      </draw:frame>
      <draw:frame presentation:style-name="pr7" draw:text-style-name="P18" draw:layer="backgroundobjects" svg:width="8.149cm" svg:height="4.012cm" svg:x="0cm" svg:y="14.711cm" presentation:class="outline">
        <draw:text-box>
          <text:list text:style-name="L5">
            <text:list-item>
              <text:p text:style-name="P19">Click to edit the outline text format</text:p>
            </text:list-item>
          </text:list>
          <text:list text:style-name="L5">
            <text:list-item>
              <text:list>
                <text:list-item>
                  <text:p text:style-name="P20">Second Outline Level</text:p>
                </text:list-item>
              </text:list>
            </text:list-item>
          </text:list>
          <text:list text:style-name="L5">
            <text:list-item>
              <text:list>
                <text:list-item>
                  <text:list>
                    <text:list-item>
                      <text:p text:style-name="P21">Third Outline Level</text:p>
                    </text:list-item>
                  </text:list>
                </text:list-item>
              </text:list>
            </text:list-item>
          </text:list>
          <text:list text:style-name="L5">
            <text:list-item>
              <text:list>
                <text:list-item>
                  <text:list>
                    <text:list-item>
                      <text:list>
                        <text:list-item>
                          <text:p text:style-name="P22">Fourth Outline Level</text:p>
                        </text:list-item>
                      </text:list>
                    </text:list-item>
                  </text:list>
                </text:list-item>
              </text:list>
            </text:list-item>
          </text:list>
          <text:list text:style-name="L5">
            <text:list-item>
              <text:list>
                <text:list-item>
                  <text:list>
                    <text:list-item>
                      <text:list>
                        <text:list-item>
                          <text:list>
                            <text:list-item>
                              <text:p text:style-name="P23">Fifth Outline Level</text:p>
                            </text:list-item>
                          </text:list>
                        </text:list-item>
                      </text:list>
                    </text:list-item>
                  </text:list>
                </text:list-item>
              </text:list>
            </text:list-item>
          </text:list>
          <text:list text:style-name="L5">
            <text:list-item>
              <text:list>
                <text:list-item>
                  <text:list>
                    <text:list-item>
                      <text:list>
                        <text:list-item>
                          <text:list>
                            <text:list-item>
                              <text:list>
                                <text:list-item>
                                  <text:p text:style-name="P23">Sixth Outline Level</text:p>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p text:style-name="P23">Seventh Outline Level</text:p>
                                    </text:list-item>
                                  </text:list>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list>
                                        <text:list-item>
                                          <text:p text:style-name="P23">Eighth Outline Level</text:p>
                                        </text:list-item>
                                      </text:list>
                                    </text:list-item>
                                  </text:list>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list>
                                        <text:list-item>
                                          <text:list>
                                            <text:list-item>
                                              <text:p text:style-name="P7">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rect draw:style-name="gr8" draw:text-style-name="P1" draw:layer="backgroundobjects" svg:width="19.4cm" svg:height="25.75cm" svg:x="0cm" svg:y="0cm">
          <text:p text:style-name="P2"/>
        </draw:rect>
        <draw:page-thumbnail presentation:style-name="Logo-title" draw:layer="backgroundobjects" svg:width="12.982cm" svg:height="9.737cm" svg:x="3.14cm" svg:y="1.905cm" presentation:class="page"/>
        <draw:frame presentation:style-name="Logo-notes" draw:layer="backgroundobjects" svg:width="14.182cm" svg:height="11.641cm" svg:x="2.54cm" svg:y="12.277cm" presentation:class="notes" presentation:placeholder="true" presentation:user-transformed="true">
          <draw:text-box/>
        </draw:frame>
      </presentation:notes>
    </style:master-page>
    <style:master-page style:name="Section_20_Break" style:display-name="Section Break" style:page-layout-name="PM1" draw:style-name="dp1">
      <draw:frame presentation:style-name="pr8" draw:text-style-name="P18" draw:layer="backgroundobjects" svg:width="12.867cm" svg:height="6.033cm" svg:x="11.889cm" svg:y="12.835cm" presentation:class="outline">
        <draw:text-box>
          <text:list text:style-name="L6">
            <text:list-item>
              <text:p text:style-name="P24">There should be no bullets on this slide</text:p>
            </text:list-item>
          </text:list>
          <text:list text:style-name="L6">
            <text:list-item>
              <text:list>
                <text:list-item>
                  <text:p text:style-name="P20">There should be no bullets on this slide</text:p>
                </text:list-item>
              </text:list>
            </text:list-item>
          </text:list>
          <text:list text:style-name="L6">
            <text:list-item>
              <text:list>
                <text:list-item>
                  <text:list>
                    <text:list-item>
                      <text:p text:style-name="P21">There should be no bullets on this slide</text:p>
                    </text:list-item>
                  </text:list>
                </text:list-item>
              </text:list>
            </text:list-item>
          </text:list>
          <text:list text:style-name="L6">
            <text:list-item>
              <text:list>
                <text:list-item>
                  <text:list>
                    <text:list-item>
                      <text:list>
                        <text:list-item>
                          <text:p text:style-name="P22">There should be no bullets on this slide</text:p>
                        </text:list-item>
                      </text:list>
                    </text:list-item>
                  </text:list>
                </text:list-item>
              </text:list>
            </text:list-item>
          </text:list>
          <text:list text:style-name="L6">
            <text:list-item>
              <text:list>
                <text:list-item>
                  <text:list>
                    <text:list-item>
                      <text:list>
                        <text:list-item>
                          <text:list>
                            <text:list-item>
                              <text:p text:style-name="P23">There should be no bullets on this slide</text:p>
                            </text:list-item>
                          </text:list>
                        </text:list-item>
                      </text:list>
                    </text:list-item>
                  </text:list>
                </text:list-item>
              </text:list>
            </text:list-item>
          </text:list>
          <text:list text:style-name="L6">
            <text:list-item>
              <text:list>
                <text:list-item>
                  <text:list>
                    <text:list-item>
                      <text:list>
                        <text:list-item>
                          <text:list>
                            <text:list-item>
                              <text:list>
                                <text:list-item>
                                  <text:p text:style-name="P23">There should be no bullets on this slide</text:p>
                                </text:list-item>
                              </text:list>
                            </text:list-item>
                          </text:list>
                        </text:list-item>
                      </text:list>
                    </text:list-item>
                  </text:list>
                </text:list-item>
              </text:list>
            </text:list-item>
          </text:list>
          <text:list text:style-name="L6">
            <text:list-item>
              <text:list>
                <text:list-item>
                  <text:list>
                    <text:list-item>
                      <text:list>
                        <text:list-item>
                          <text:list>
                            <text:list-item>
                              <text:list>
                                <text:list-item>
                                  <text:list>
                                    <text:list-item>
                                      <text:p text:style-name="P23">There should be no bullets on this slide</text:p>
                                    </text:list-item>
                                  </text:list>
                                </text:list-item>
                              </text:list>
                            </text:list-item>
                          </text:list>
                        </text:list-item>
                      </text:list>
                    </text:list-item>
                  </text:list>
                </text:list-item>
              </text:list>
            </text:list-item>
          </text:list>
          <text:list text:style-name="L6">
            <text:list-item>
              <text:list>
                <text:list-item>
                  <text:list>
                    <text:list-item>
                      <text:list>
                        <text:list-item>
                          <text:list>
                            <text:list-item>
                              <text:list>
                                <text:list-item>
                                  <text:list>
                                    <text:list-item>
                                      <text:list>
                                        <text:list-item>
                                          <text:list>
                                            <text:list-item>
                                              <text:p text:style-name="P7">There should be no bullets on this slide</text:p>
                                            </text:list-item>
                                          </text:list>
                                        </text:list-item>
                                      </text:list>
                                    </text:list-item>
                                  </text:list>
                                </text:list-item>
                              </text:list>
                            </text:list-item>
                          </text:list>
                        </text:list-item>
                      </text:list>
                    </text:list-item>
                  </text:list>
                </text:list-item>
              </text:list>
            </text:list-item>
          </text:list>
        </draw:text-box>
      </draw:frame>
      <draw:rect draw:style-name="gr15" draw:text-style-name="P1" draw:layer="backgroundobjects" svg:width="24.558cm" svg:height="18.243cm" svg:x="0.45cm" svg:y="0.366cm">
        <text:p text:style-name="P2"/>
      </draw:rect>
      <draw:frame presentation:style-name="pr9" draw:text-style-name="P2" draw:layer="backgroundobjects" svg:width="22.86cm" svg:height="3.175cm" svg:x="0.917cm" svg:y="7.929cm" presentation:class="title">
        <draw:text-box>
          <text:p text:style-name="P2">Click to Edit Section Break Text (32pt)<text:line-break/>Right Justified</text:p>
        </draw:text-box>
      </draw:frame>
      <presentation:notes style:page-layout-name="PM2">
        <draw:rect draw:style-name="gr8" draw:text-style-name="P1" draw:layer="backgroundobjects" svg:width="19.4cm" svg:height="25.75cm" svg:x="0cm" svg:y="0cm">
          <text:p text:style-name="P2"/>
        </draw:rect>
        <draw:page-thumbnail presentation:style-name="Section_20_Break-title" draw:layer="backgroundobjects" svg:width="12.982cm" svg:height="9.737cm" svg:x="3.14cm" svg:y="1.905cm" presentation:class="page"/>
        <draw:frame presentation:style-name="Section_20_Break-notes" draw:layer="backgroundobjects" svg:width="14.182cm" svg:height="11.641cm" svg:x="2.54cm" svg:y="12.277cm" presentation:class="notes" presentation:placeholder="true" presentation:user-transformed="true">
          <draw:text-box/>
        </draw:frame>
      </presentation:notes>
    </style:master-page>
    <style:master-page style:name="Disclaimer" style:page-layout-name="PM1" draw:style-name="dp2">
      <draw:frame draw:style-name="gr1" draw:text-style-name="P1" draw:layer="backgroundobjects" svg:width="1.348cm" svg:height="1.348cm" svg:x="23.246cm" svg:y="16.957cm">
        <draw:image xlink:href="Pictures/1000000000000053000000538CD250B5.jpg" xlink:type="simple" xlink:show="embed" xlink:actuate="onLoad">
          <text:p text:style-name="P2"/>
        </draw:image>
      </draw:frame>
      <draw:rect draw:style-name="gr16" draw:text-style-name="P1" draw:layer="backgroundobjects" svg:width="4.736cm" svg:height="0.427cm" svg:x="20.254cm" svg:y="11.987cm">
        <text:p text:style-name="P2"/>
      </draw:rect>
      <draw:rect draw:style-name="gr17" draw:text-style-name="P1" draw:layer="backgroundobjects" svg:width="19.667cm" svg:height="0.427cm" svg:x="0.41cm" svg:y="12.009cm">
        <text:p text:style-name="P2"/>
      </draw:rect>
      <draw:rect draw:style-name="gr15" draw:text-style-name="P1" draw:layer="backgroundobjects" svg:width="24.584cm" svg:height="11.673cm" svg:x="0.406cm" svg:y="0.367cm">
        <text:p text:style-name="P2"/>
      </draw:rect>
      <draw:frame presentation:style-name="pr10" draw:text-style-name="P18" draw:layer="backgroundobjects" svg:width="13.388cm" svg:height="6.561cm" svg:x="7.798cm" svg:y="12.489cm" presentation:class="outline">
        <draw:text-box>
          <text:list text:style-name="L8">
            <text:list-item>
              <text:p text:style-name="P19">Click to edit the outline text format</text:p>
            </text:list-item>
          </text:list>
          <text:list text:style-name="L8">
            <text:list-item>
              <text:list>
                <text:list-item>
                  <text:p text:style-name="P20">Second Outline Level</text:p>
                </text:list-item>
              </text:list>
            </text:list-item>
          </text:list>
          <text:list text:style-name="L8">
            <text:list-item>
              <text:list>
                <text:list-item>
                  <text:list>
                    <text:list-item>
                      <text:p text:style-name="P21">Third Outline Level</text:p>
                    </text:list-item>
                  </text:list>
                </text:list-item>
              </text:list>
            </text:list-item>
          </text:list>
          <text:list text:style-name="L8">
            <text:list-item>
              <text:list>
                <text:list-item>
                  <text:list>
                    <text:list-item>
                      <text:list>
                        <text:list-item>
                          <text:p text:style-name="P22">Fourth Outline Level</text:p>
                        </text:list-item>
                      </text:list>
                    </text:list-item>
                  </text:list>
                </text:list-item>
              </text:list>
            </text:list-item>
          </text:list>
          <text:list text:style-name="L8">
            <text:list-item>
              <text:list>
                <text:list-item>
                  <text:list>
                    <text:list-item>
                      <text:list>
                        <text:list-item>
                          <text:list>
                            <text:list-item>
                              <text:p text:style-name="P23">Fifth Outline Level</text:p>
                            </text:list-item>
                          </text:list>
                        </text:list-item>
                      </text:list>
                    </text:list-item>
                  </text:list>
                </text:list-item>
              </text:list>
            </text:list-item>
          </text:list>
          <text:list text:style-name="L8">
            <text:list-item>
              <text:list>
                <text:list-item>
                  <text:list>
                    <text:list-item>
                      <text:list>
                        <text:list-item>
                          <text:list>
                            <text:list-item>
                              <text:list>
                                <text:list-item>
                                  <text:p text:style-name="P23">Sixth Outline Level</text:p>
                                </text:list-item>
                              </text:list>
                            </text:list-item>
                          </text:list>
                        </text:list-item>
                      </text:list>
                    </text:list-item>
                  </text:list>
                </text:list-item>
              </text:list>
            </text:list-item>
          </text:list>
          <text:list text:style-name="L8">
            <text:list-item>
              <text:list>
                <text:list-item>
                  <text:list>
                    <text:list-item>
                      <text:list>
                        <text:list-item>
                          <text:list>
                            <text:list-item>
                              <text:list>
                                <text:list-item>
                                  <text:list>
                                    <text:list-item>
                                      <text:p text:style-name="P23">Seventh Outline Level</text:p>
                                    </text:list-item>
                                  </text:list>
                                </text:list-item>
                              </text:list>
                            </text:list-item>
                          </text:list>
                        </text:list-item>
                      </text:list>
                    </text:list-item>
                  </text:list>
                </text:list-item>
              </text:list>
            </text:list-item>
          </text:list>
          <text:list text:style-name="L8">
            <text:list-item>
              <text:list>
                <text:list-item>
                  <text:list>
                    <text:list-item>
                      <text:list>
                        <text:list-item>
                          <text:list>
                            <text:list-item>
                              <text:list>
                                <text:list-item>
                                  <text:list>
                                    <text:list-item>
                                      <text:list>
                                        <text:list-item>
                                          <text:p text:style-name="P23">Eighth Outline Level</text:p>
                                        </text:list-item>
                                      </text:list>
                                    </text:list-item>
                                  </text:list>
                                </text:list-item>
                              </text:list>
                            </text:list-item>
                          </text:list>
                        </text:list-item>
                      </text:list>
                    </text:list-item>
                  </text:list>
                </text:list-item>
              </text:list>
            </text:list-item>
          </text:list>
          <text:list text:style-name="L8">
            <text:list-item>
              <text:list>
                <text:list-item>
                  <text:list>
                    <text:list-item>
                      <text:list>
                        <text:list-item>
                          <text:list>
                            <text:list-item>
                              <text:list>
                                <text:list-item>
                                  <text:list>
                                    <text:list-item>
                                      <text:list>
                                        <text:list-item>
                                          <text:list>
                                            <text:list-item>
                                              <text:p text:style-name="P7">Ninth Outline Level</text:p>
                                            </text:list-item>
                                          </text:list>
                                        </text:list-item>
                                      </text:list>
                                    </text:list-item>
                                  </text:list>
                                </text:list-item>
                              </text:list>
                            </text:list-item>
                          </text:list>
                        </text:list-item>
                      </text:list>
                    </text:list-item>
                  </text:list>
                </text:list-item>
              </text:list>
            </text:list-item>
          </text:list>
        </draw:text-box>
      </draw:frame>
      <draw:frame presentation:style-name="pr11" draw:text-style-name="P2" draw:layer="backgroundobjects" svg:width="7.356cm" svg:height="1.429cm" svg:x="0.371cm" svg:y="12.808cm" presentation:class="title">
        <draw:text-box>
          <text:p text:style-name="P2">Click to edit the title text format</text:p>
        </draw:text-box>
      </draw:frame>
      <draw:frame presentation:style-name="pr12" draw:text-style-name="P26" draw:layer="backgroundobjects" svg:width="22.86cm" svg:height="9.009cm" svg:x="0.711cm" svg:y="1.372cm" presentation:class="outline" presentation:user-transformed="true">
        <draw:text-box>
          <text:list text:style-name="L9">
            <text:list-item>
              <text:p text:style-name="P25"><text:span text:style-name="T6">Unpublished Work of Novell, Inc. All Rights Reserved.</text:span></text:p>
            </text:list-item>
          </text:list>
          <text:list text:style-name="L9">
            <text:list-item>
              <text:p text:style-name="P25"><text:span text:style-name="T7">This work is an unpublished work and contains confidential, proprietary, and trade secret information of Novell, Inc. <text:s/>Access to this work is restricted to Novell employees who have a need to know to perform tasks within the scope of their assignments. <text:s/>No part of this work may be practiced, performed, copied, distributed, revised, modified, translated, abridged, condensed, expanded, collected, or adapted without the prior written consent of Novell, Inc. <text:s/>Any use or exploitation of this work without authorization could subject the perpetrator to criminal and civil liability.</text:span></text:p>
            </text:list-item>
          </text:list>
          <text:list text:style-name="L9">
            <text:list-item>
              <text:p text:style-name="P25"><text:span text:style-name="T6"/></text:p>
            </text:list-item>
          </text:list>
          <text:list text:style-name="L9">
            <text:list-item>
              <text:p text:style-name="P25"><text:span text:style-name="T6">General Disclaimer</text:span></text:p>
            </text:list-item>
          </text:list>
          <text:list text:style-name="L9">
            <text:list-item>
              <text:p text:style-name="P25"><text:span text:style-name="T7">This document is not to be construed as a promise by any participating company to develop, deliver, or market a product. <text:s/>Novell, Inc., makes no representations or warranties with respect to the contents of this document, and specifically disclaims any express or implied warranties of merchantability or fitness for any particular purpose. <text:s/>Further, Novell, Inc., reserves the right to revise this document and to make changes to its content, at any time, without obligation to notify any person or entity of such revisions or changes. All Novell marks referenced in this presentation are trademarks or registered trademarks of Novell, Inc. in the United States and other countries. <text:s/>All third-party trademarks are the property of their respective owners.</text:span></text:p>
            </text:list-item>
          </text:list>
        </draw:text-box>
      </draw:frame>
      <presentation:notes style:page-layout-name="PM2">
        <draw:rect draw:style-name="gr8" draw:text-style-name="P1" draw:layer="backgroundobjects" svg:width="19.4cm" svg:height="25.75cm" svg:x="0cm" svg:y="0cm">
          <text:p text:style-name="P2"/>
        </draw:rect>
        <draw:page-thumbnail presentation:style-name="Disclaimer-title" draw:layer="backgroundobjects" svg:width="12.982cm" svg:height="9.737cm" svg:x="3.14cm" svg:y="1.905cm" presentation:class="page"/>
        <draw:frame presentation:style-name="Disclaimer-notes" draw:layer="backgroundobjects" svg:width="14.182cm" svg:height="11.641cm" svg:x="2.54cm" svg:y="12.27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3$Build-9066</meta:generator>
    <meta:initial-creator>McKay Brown</meta:initial-creator>
    <meta:creation-date>2001-02-08T15:55:25</meta:creation-date>
    <dc:date>2006-09-12T11:19:06</dc:date>
    <meta:print-date>2001-08-09T12:43:55</meta:print-date>
    <dc:language>en-US</dc:language>
    <meta:editing-cycles>180</meta:editing-cycles>
    <meta:editing-duration>P1DT20H58M47S</meta:editing-duration>
    <meta:user-defined meta:name="Info 1"/>
    <meta:user-defined meta:name="Info 2"/>
    <meta:user-defined meta:name="Info 3"/>
    <meta:user-defined meta:name="Info 4"/>
    <meta:document-statistic meta:object-count="139"/>
  </office:meta>
</office:document-meta>
</file>